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52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6" style:family="table-cell" style:parent-style-name="Default" style:data-style-name="N52">
      <style:text-properties fo:font-size="8pt" style:font-size-asian="8pt" style:font-size-complex="8pt" style:font-family-generic="swiss"/>
    </style:style>
    <style:style style:name="ce7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top" fo:wrap-option="wrap" fo:background-color="transparent"/>
      <style:text-properties style:font-name="Arial Narrow" style:font-name-asian="Arial Narrow" style:font-name-complex="Arial Narrow" style:font-family-generic="swiss"/>
    </style:style>
    <style:style style:name="ce9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0" style:family="table-cell" style:parent-style-name="Default" style:data-style-name="N1"/>
    <style:style style:name="ce11" style:family="table-cell" style:parent-style-name="Default" style:data-style-name="N0">
      <style:table-cell-properties fo:background-color="#CCFFC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automatic" fo:background-color="#CCFF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3" style:family="table-cell" style:parent-style-name="Default" style:data-style-name="N1">
      <style:table-cell-properties fo:background-color="#CCFFC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4" style:family="table-cell" style:parent-style-name="Default" style:data-style-name="N52">
      <style:table-cell-properties fo:background-color="#CCFFC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5" style:family="table-cell" style:parent-style-name="Normal_Pares" style:data-style-name="N0">
      <style:table-cell-properties fo:border="thin solid #C0C0C0" style:vertical-align="top" fo:background-color="transparent" style:cell-protect="protected"/>
      <style:text-properties fo:color="#000000" fo:font-size="8pt" style:font-size-asian="8pt" style:font-size-complex="8pt" style:font-family-generic="swiss"/>
    </style:style>
    <style:style style:name="ce16" style:family="table-cell" style:parent-style-name="Normal_Pares" style:data-style-name="N0">
      <style:table-cell-properties fo:border="thin solid #C0C0C0" style:vertical-align="top" fo:background-color="transparent" style:cell-protect="protected" style:repeat-content="false"/>
      <style:paragraph-properties fo:text-align="end" fo:margin-right="0cm"/>
      <style:text-properties fo:color="#000000" fo:font-size="8pt" style:font-size-asian="8pt" style:font-size-complex="8pt" style:font-family-generic="swiss"/>
    </style:style>
    <style:style style:name="ce17" style:family="table-cell" style:parent-style-name="Normal_Pares" style:data-style-name="N52">
      <style:table-cell-properties fo:border="thin solid #C0C0C0" style:vertical-align="top" fo:background-color="transparent" style:cell-protect="protected" style:repeat-content="false"/>
      <style:paragraph-properties fo:text-align="end" fo:margin-right="0cm"/>
      <style:text-properties fo:color="#000000" fo:font-size="8pt" style:font-size-asian="8pt" style:font-size-complex="8pt" style:font-family-generic="swiss"/>
    </style:style>
    <style:style style:name="ce18" style:family="table-cell" style:parent-style-name="Normal_Pares" style:data-style-name="N52">
      <style:table-cell-properties style:vertical-align="top" fo:background-color="transparent" style:cell-protect="protected"/>
      <style:text-properties fo:color="#000000" style:font-family-generic="swiss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CCFFCC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CCFFCC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o1" style:family="table-column">
      <style:table-column-properties fo:break-before="auto" style:column-width="0.0529166666666667cm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1.031875cm"/>
    </style:style>
    <style:style style:name="co4" style:family="table-column">
      <style:table-column-properties fo:break-before="auto" style:column-width="5.92666666666667cm"/>
    </style:style>
    <style:style style:name="co5" style:family="table-column">
      <style:table-column-properties fo:break-before="auto" style:column-width="6.85270833333333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1.084791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53458333333333cm"/>
    </style:style>
    <style:style style:name="co10" style:family="table-column">
      <style:table-column-properties fo:break-before="auto" style:column-width="1.45520833333333cm"/>
    </style:style>
    <style:style style:name="ro1" style:family="table-row">
      <style:table-row-properties style:row-height="3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1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default-cell-style-name="ce10"/>
        <table:table-column table:style-name="co9" table:default-cell-style-name="ce1"/>
        <table:table-column table:style-name="co10" table:default-cell-style-name="ce1"/>
        <table:table-column table:style-name="co9" table:default-cell-style-name="ce2"/>
        <table:table-column table:style-name="co10" table:default-cell-style-name="ce1"/>
        <table:table-column table:style-name="co8" table:number-columns-repeated="16372" table:default-cell-style-name="ce1"/>
        <table:table-row table:style-name="ro1">
          <table:table-cell/>
          <table:table-cell table:number-columns-repeated="4" table:style-name="ce1"/>
          <table:table-cell table:style-name="ce3"/>
          <table:table-cell table:style-name="ce1"/>
          <table:table-cell table:style-name="ce10"/>
          <table:table-cell table:number-columns-repeated="2" table:style-name="ce1"/>
          <table:table-cell table:style-name="ce2"/>
          <table:table-cell table:number-columns-repeated="16373" table:style-name="ce1"/>
        </table:table-row>
        <table:table-row table:style-name="ro2">
          <table:table-cell table:style-name="ce9"/>
          <table:table-cell office:value-type="string" table:style-name="ce11">
            <text:p>ACESSO AO ENSINO SUPERIOR 2017 - 2ª FASE DO CONCURSO NACIONAL DE ACESSO</text:p>
          </table:table-cell>
          <table:table-cell table:number-columns-repeated="3" table:style-name="ce11"/>
          <table:table-cell table:style-name="ce12"/>
          <table:table-cell table:style-name="ce11"/>
          <table:table-cell table:style-name="ce13"/>
          <table:table-cell table:number-columns-repeated="2" table:style-name="ce11"/>
          <table:table-cell table:style-name="ce14"/>
          <table:table-cell table:style-name="ce11"/>
          <table:table-cell table:number-columns-repeated="16372" table:style-name="ce9"/>
        </table:table-row>
        <table:table-row table:style-name="ro3">
          <table:table-cell/>
          <table:table-cell office:value-type="string" table:style-name="ce7">
            <text:p>Classificações dos últimos colocados</text:p>
          </table:table-cell>
          <table:table-cell table:number-columns-repeated="3" table:style-name="ce1"/>
          <table:table-cell table:style-name="ce3"/>
          <table:table-cell table:style-name="ce1"/>
          <table:table-cell table:style-name="ce10"/>
          <table:table-cell table:number-columns-repeated="2" table:style-name="ce1"/>
          <table:table-cell table:style-name="ce2"/>
          <table:table-cell table:number-columns-repeated="16373" table:style-name="ce1"/>
        </table:table-row>
        <table:table-row table:style-name="ro4">
          <table:table-cell/>
          <table:table-cell table:number-columns-repeated="4" table:style-name="ce1"/>
          <table:table-cell table:style-name="ce3"/>
          <table:table-cell table:style-name="ce1"/>
          <table:table-cell table:style-name="ce10"/>
          <table:table-cell table:number-columns-repeated="2" table:style-name="ce1"/>
          <table:table-cell table:style-name="ce2"/>
          <table:table-cell table:number-columns-repeated="16373" table:style-name="ce1"/>
        </table:table-row>
        <table:table-row table:style-name="ro5">
          <table:table-cell table:style-name="ce8"/>
          <table:table-cell office:value-type="string" table:style-name="ce20">
            <text:p>Código Instit.</text:p>
          </table:table-cell>
          <table:table-cell office:value-type="string" table:style-name="ce20">
            <text:p>Código Curso</text:p>
          </table:table-cell>
          <table:table-cell office:value-type="string" table:style-name="ce20">
            <text:p>Instituição</text:p>
          </table:table-cell>
          <table:table-cell office:value-type="string" table:style-name="ce20">
            <text:p>Curso</text:p>
          </table:table-cell>
          <table:table-cell office:value-type="string" table:style-name="ce20">
            <text:p>Grau</text:p>
          </table:table-cell>
          <table:table-cell office:value-type="string" table:style-name="ce20">
            <text:p>Vagas Iniciais</text:p>
          </table:table-cell>
          <table:table-cell office:value-type="string" table:style-name="ce20">
            <text:p>Vagas de recolocação</text:p>
          </table:table-cell>
          <table:table-cell office:value-type="string" table:style-name="ce20">
            <text:p>Vagas adicionais (desemp + outros)</text:p>
          </table:table-cell>
          <table:table-cell office:value-type="string" table:style-name="ce20">
            <text:p>Colocados</text:p>
          </table:table-cell>
          <table:table-cell office:value-type="string" table:style-name="ce20">
            <text:p>Nota do últ. colocado</text:p>
          </table:table-cell>
          <table:table-cell office:value-type="string" table:style-name="ce20">
            <text:p>Sobras para a 3ª fase</text:p>
          </table:table-cell>
          <table:table-cell table:number-columns-repeated="16372" table:style-name="ce8"/>
        </table:table-row>
        <table:table-row table:style-name="ro6">
          <table:table-cell table:style-name="ce8"/>
          <table:table-cell office:value-type="string" table:style-name="ce19">
            <text:p>(1)</text:p>
          </table:table-cell>
          <table:table-cell office:value-type="string" table:style-name="ce19">
            <text:p>(2)</text:p>
          </table:table-cell>
          <table:table-cell office:value-type="string" table:style-name="ce19">
            <text:p>(3)</text:p>
          </table:table-cell>
          <table:table-cell office:value-type="string" table:style-name="ce19">
            <text:p>(4)</text:p>
          </table:table-cell>
          <table:table-cell office:value-type="string" table:style-name="ce19">
            <text:p>(5)</text:p>
          </table:table-cell>
          <table:table-cell office:value-type="string" table:style-name="ce19">
            <text:p>(6)</text:p>
          </table:table-cell>
          <table:table-cell office:value-type="string" table:style-name="ce19">
            <text:p>(7)</text:p>
          </table:table-cell>
          <table:table-cell office:value-type="string" table:style-name="ce19">
            <text:p>(8)</text:p>
          </table:table-cell>
          <table:table-cell office:value-type="string" table:style-name="ce19">
            <text:p>(9)</text:p>
          </table:table-cell>
          <table:table-cell office:value-type="string" table:style-name="ce19">
            <text:p>(10)</text:p>
          </table:table-cell>
          <table:table-cell office:value-type="string" table:style-name="ce19">
            <text:p>(11)</text:p>
          </table:table-cell>
          <table:table-cell table:number-columns-repeated="16372" table:style-name="ce8"/>
        </table:table-row>
        <table:table-row table:style-name="ro7">
          <table:table-cell table:style-name="ce4"/>
          <table:table-cell office:value-type="string" table:style-name="ce15">
            <text:p>0140</text:p>
          </table:table-cell>
          <table:table-cell office:value-type="string" table:style-name="ce15">
            <text:p>8031</text:p>
          </table:table-cell>
          <table:table-cell office:value-type="string" table:style-name="ce15">
            <text:p>Universidade dos Açores - Faculdade de Ciências Agrárias e do Ambiente</text:p>
          </table:table-cell>
          <table:table-cell office:value-type="string" table:style-name="ce15">
            <text:p>Ciências Farmacêuticas (Preparatórios)</text:p>
          </table:table-cell>
          <table:table-cell office:value-type="string" table:style-name="ce15">
            <text:p>PM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6" table:style-name="ce17">
            <text:p>116,0</text:p>
          </table:table-cell>
          <table:table-cell office:value-type="float" office:value="7" table:style-name="ce16">
            <text:p>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40</text:p>
          </table:table-cell>
          <table:table-cell office:value-type="string" table:style-name="ce15">
            <text:p>8086</text:p>
          </table:table-cell>
          <table:table-cell office:value-type="string" table:style-name="ce15">
            <text:p>Universidade dos Açores - Faculdade de Ciências Agrárias e do Ambiente</text:p>
          </table:table-cell>
          <table:table-cell office:value-type="string" table:style-name="ce15">
            <text:p>Medicina Veterinária (Preparatórios)</text:p>
          </table:table-cell>
          <table:table-cell office:value-type="string" table:style-name="ce15">
            <text:p>PM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6.80000000000001" table:style-name="ce17">
            <text:p>156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40</text:p>
          </table:table-cell>
          <table:table-cell office:value-type="string" table:style-name="ce15">
            <text:p>9022</text:p>
          </table:table-cell>
          <table:table-cell office:value-type="string" table:style-name="ce15">
            <text:p>Universidade dos Açores - Faculdade de Ciências Agrárias e do Ambiente</text:p>
          </table:table-cell>
          <table:table-cell office:value-type="string" table:style-name="ce15">
            <text:p>Ciências Agrárias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3.2" table:style-name="ce17">
            <text:p>123,2</text:p>
          </table:table-cell>
          <table:table-cell office:value-type="float" office:value="9" table:style-name="ce16">
            <text:p>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40</text:p>
          </table:table-cell>
          <table:table-cell office:value-type="string" table:style-name="ce15">
            <text:p>L121</text:p>
          </table:table-cell>
          <table:table-cell office:value-type="string" table:style-name="ce15">
            <text:p>Universidade dos Açores - Faculdade de Ciências Agrárias e do Ambiente</text:p>
          </table:table-cell>
          <table:table-cell office:value-type="string" table:style-name="ce15">
            <text:p>Natureza e Património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09.6" table:style-name="ce17">
            <text:p>109,6</text:p>
          </table:table-cell>
          <table:table-cell office:value-type="float" office:value="17" table:style-name="ce16">
            <text:p>1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8082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Arquitetura (Preparatórios)</text:p>
          </table:table-cell>
          <table:table-cell office:value-type="string" table:style-name="ce15">
            <text:p>PM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14" table:style-name="ce16">
            <text:p>1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13.9" table:style-name="ce17">
            <text:p>113,9</text:p>
          </table:table-cell>
          <table:table-cell office:value-type="float" office:value="5" table:style-name="ce16">
            <text:p>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23.8" table:style-name="ce17">
            <text:p>123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16.9" table:style-name="ce17">
            <text:p>116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9798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Relações Públicas e Comunicaçã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22.9" table:style-name="ce17">
            <text:p>122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39.9" table:style-name="ce17">
            <text:p>139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L041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Estudos Portugueses e Ingleses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07.1" table:style-name="ce17">
            <text:p>107,1</text:p>
          </table:table-cell>
          <table:table-cell office:value-type="float" office:value="4" table:style-name="ce16">
            <text:p>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L086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Estudos Euro-Atlânticos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05.7" table:style-name="ce17">
            <text:p>105,7</text:p>
          </table:table-cell>
          <table:table-cell office:value-type="float" office:value="3" table:style-name="ce16">
            <text:p>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60</text:p>
          </table:table-cell>
          <table:table-cell office:value-type="string" table:style-name="ce15">
            <text:p>8083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Ciclo Básico de Medicina</text:p>
          </table:table-cell>
          <table:table-cell office:value-type="string" table:style-name="ce15">
            <text:p>PM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85.3" table:style-name="ce17">
            <text:p>185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60</text:p>
          </table:table-cell>
          <table:table-cell office:value-type="string" table:style-name="ce15">
            <text:p>8524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Proteção Civil e Gestão de Riscos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06.8" table:style-name="ce17">
            <text:p>106,8</text:p>
          </table:table-cell>
          <table:table-cell office:value-type="float" office:value="2" table:style-name="ce16">
            <text:p>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60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10.6" table:style-name="ce17">
            <text:p>110,6</text:p>
          </table:table-cell>
          <table:table-cell office:value-type="float" office:value="24" table:style-name="ce16">
            <text:p>2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60</text:p>
          </table:table-cell>
          <table:table-cell office:value-type="string" table:style-name="ce15">
            <text:p>9041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Ciências do Mar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3.6" table:style-name="ce17">
            <text:p>113,6</text:p>
          </table:table-cell>
          <table:table-cell office:value-type="float" office:value="18" table:style-name="ce16">
            <text:p>18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60</text:p>
          </table:table-cell>
          <table:table-cell office:value-type="string" table:style-name="ce15">
            <text:p>9384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Informática - Redes e Multimédia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11.3" table:style-name="ce17">
            <text:p>111,3</text:p>
          </table:table-cell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60</text:p>
          </table:table-cell>
          <table:table-cell office:value-type="string" table:style-name="ce15">
            <text:p>9864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Ciênc de Engenharia-Eng Civil; Eng Mecânica; Eng Eletrot e de Comput (Pre)</text:p>
          </table:table-cell>
          <table:table-cell office:value-type="string" table:style-name="ce15">
            <text:p>PM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3" table:style-name="ce17">
            <text:p>123,0</text:p>
          </table:table-cell>
          <table:table-cell office:value-type="float" office:value="5" table:style-name="ce16">
            <text:p>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7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os Açores - Faculdade de Economia e Gestão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10" table:style-name="ce17">
            <text:p>110,0</text:p>
          </table:table-cell>
          <table:table-cell office:value-type="float" office:value="4" table:style-name="ce16">
            <text:p>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7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os Açores - Faculdade de Econom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5.6" table:style-name="ce17">
            <text:p>125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170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os Açores - Faculdade de Economia e Gestão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29.6" table:style-name="ce17">
            <text:p>129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0</text:p>
          </table:table-cell>
          <table:table-cell office:value-type="string" table:style-name="ce15">
            <text:p>9351</text:p>
          </table:table-cell>
          <table:table-cell office:value-type="string" table:style-name="ce15">
            <text:p>Universidade do Algarve</text:p>
          </table:table-cell>
          <table:table-cell office:value-type="string" table:style-name="ce15">
            <text:p>Ciências Biomédica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1.6" table:style-name="ce17">
            <text:p>131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1</text:p>
          </table:table-cell>
          <table:table-cell office:value-type="string" table:style-name="ce15">
            <text:p>8509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Património Cultural e Arqueolog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18.5" table:style-name="ce17">
            <text:p>11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1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20.1" table:style-name="ce17">
            <text:p>120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1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36.1" table:style-name="ce17">
            <text:p>136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1</text:p>
          </table:table-cell>
          <table:table-cell office:value-type="string" table:style-name="ce15">
            <text:p>9817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Artes Visuais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18.9" table:style-name="ce17">
            <text:p>118,9</text:p>
          </table:table-cell>
          <table:table-cell office:value-type="float" office:value="10" table:style-name="ce16">
            <text:p>1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1</text:p>
          </table:table-cell>
          <table:table-cell office:value-type="string" table:style-name="ce15">
            <text:p>9821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Ciências da Educação e da Formaçã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12" table:style-name="ce16">
            <text:p>12</text:p>
          </table:table-cell>
          <table:table-cell office:value-type="float" office:value="122.9" table:style-name="ce17">
            <text:p>122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1</text:p>
          </table:table-cell>
          <table:table-cell office:value-type="string" table:style-name="ce15">
            <text:p>9834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Línguas e Comunicaçã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4.7" table:style-name="ce17">
            <text:p>124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8258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Arquitetura Paisagista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12" table:style-name="ce17">
            <text:p>112,0</text:p>
          </table:table-cell>
          <table:table-cell office:value-type="float" office:value="10" table:style-name="ce16">
            <text:p>1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06" table:style-name="ce17">
            <text:p>106,0</text:p>
          </table:table-cell>
          <table:table-cell office:value-type="float" office:value="13" table:style-name="ce16">
            <text:p>1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04.3" table:style-name="ce17">
            <text:p>104,3</text:p>
          </table:table-cell>
          <table:table-cell office:value-type="float" office:value="9" table:style-name="ce16">
            <text:p>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9013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Biologia Marinh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18.8" table:style-name="ce17">
            <text:p>118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11.3" table:style-name="ce17">
            <text:p>111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12" table:style-name="ce17">
            <text:p>11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29.6" table:style-name="ce17">
            <text:p>129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9210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Matemática Aplicada à Economia e à Gestão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48.4" table:style-name="ce17">
            <text:p>148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9494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Ciências Farmacêuticas</text:p>
          </table:table-cell>
          <table:table-cell office:value-type="string" table:style-name="ce15">
            <text:p>MI</text:p>
          </table:table-cell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4" table:style-name="ce16">
            <text:p>14</text:p>
          </table:table-cell>
          <table:table-cell office:value-type="float" office:value="124.3" table:style-name="ce17">
            <text:p>124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L123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Gestão Marinha e Costeir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06" table:style-name="ce17">
            <text:p>10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4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o Algarve - Faculdade de Economi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6.7" table:style-name="ce17">
            <text:p>126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4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Universidade do Algarve - Faculdade de Economia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27.5" table:style-name="ce17">
            <text:p>127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204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o Algarve - Faculdade de Economia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28.19999999999999" table:style-name="ce17">
            <text:p>128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002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Administração Públic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16" table:style-name="ce16">
            <text:p>16</text:p>
          </table:table-cell>
          <table:table-cell office:value-type="float" office:value="135.19999999999999" table:style-name="ce17">
            <text:p>135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7.80000000000001" table:style-name="ce17">
            <text:p>137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012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Biologia e Geolog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2" table:style-name="ce17">
            <text:p>13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3.80000000000001" table:style-name="ce17">
            <text:p>143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9.19999999999999" table:style-name="ce17">
            <text:p>149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04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Ciências do Mar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22.5" table:style-name="ce17">
            <text:p>12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06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Design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68" table:style-name="ce17">
            <text:p>16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59" table:style-name="ce17">
            <text:p>15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73.5" table:style-name="ce17">
            <text:p>17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14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Fís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5.30000000000001" table:style-name="ce17">
            <text:p>135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2" table:style-name="ce16">
            <text:p>12</text:p>
          </table:table-cell>
          <table:table-cell office:value-type="float" office:value="112.4" table:style-name="ce17">
            <text:p>112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61.19999999999999" table:style-name="ce17">
            <text:p>161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194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Línguas e Estudos Editoriai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2.4" table:style-name="ce17">
            <text:p>142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196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Línguas e Relações Empresariai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2" table:style-name="ce17">
            <text:p>15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9" table:style-name="ce17">
            <text:p>13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5.80000000000001" table:style-name="ce17">
            <text:p>135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212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Meteorologia, Oceanografia e Geofís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15" table:style-name="ce17">
            <text:p>11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214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Música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4" table:style-name="ce16">
            <text:p>24</text:p>
          </table:table-cell>
          <table:table-cell office:value-type="float" office:value="134.30000000000001" table:style-name="ce17">
            <text:p>134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215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Novas Tecnologias da Comunicação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36.4" table:style-name="ce17">
            <text:p>136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9.5" table:style-name="ce17">
            <text:p>139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252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Traduçã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5.19999999999999" table:style-name="ce17">
            <text:p>135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9.19999999999999" table:style-name="ce17">
            <text:p>149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35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Ciências Biomédica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63.80000000000001" table:style-name="ce17">
            <text:p>163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35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73.3" table:style-name="ce17">
            <text:p>173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36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de Computadores e Telemátic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363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de Materiais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2.19999999999999" table:style-name="ce17">
            <text:p>142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365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Eletrónica e Telecomunicações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8.80000000000001" table:style-name="ce17">
            <text:p>138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6" table:style-name="ce17">
            <text:p>15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46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54" table:style-name="ce17">
            <text:p>15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508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7.6" table:style-name="ce17">
            <text:p>127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50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68" table:style-name="ce17">
            <text:p>16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G00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Computacional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7.30000000000001" table:style-name="ce17">
            <text:p>137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L094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Reabilitação do Património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09.6" table:style-name="ce17">
            <text:p>109,6</text:p>
          </table:table-cell>
          <table:table-cell office:value-type="float" office:value="1" table:style-name="ce16">
            <text:p>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8184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Optometria e Ciências da Visão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14.5" table:style-name="ce17">
            <text:p>114,5</text:p>
          </table:table-cell>
          <table:table-cell office:value-type="float" office:value="12" table:style-name="ce16">
            <text:p>1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8470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ngenharia Aeronáutica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67.3" table:style-name="ce17">
            <text:p>167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3.6" table:style-name="ce17">
            <text:p>123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16.8" table:style-name="ce17">
            <text:p>116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20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 Política e Relações Internacionais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58.30000000000001" table:style-name="ce17">
            <text:p>158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13" table:style-name="ce16">
            <text:p>13</text:p>
          </table:table-cell>
          <table:table-cell office:value-type="float" office:value="136.80000000000001" table:style-name="ce17">
            <text:p>136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2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s da Cultur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22.2" table:style-name="ce17">
            <text:p>122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48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nema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25.2" table:style-name="ce17">
            <text:p>125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71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Design de Moda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8" table:style-name="ce16">
            <text:p>18</text:p>
          </table:table-cell>
          <table:table-cell office:value-type="float" office:value="125.6" table:style-name="ce17">
            <text:p>125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74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Design Industria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8" table:style-name="ce16">
            <text:p>8</text:p>
          </table:table-cell>
          <table:table-cell office:value-type="float" office:value="125.6" table:style-name="ce17">
            <text:p>125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7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Design Multimédi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5.9" table:style-name="ce17">
            <text:p>135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29.4" table:style-name="ce17">
            <text:p>129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10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ngenharia Eletromecân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19.2" table:style-name="ce17">
            <text:p>119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21.7" table:style-name="ce17">
            <text:p>121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4.1" table:style-name="ce17">
            <text:p>144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21" table:style-name="ce16">
            <text:p>21</text:p>
          </table:table-cell>
          <table:table-cell office:value-type="float" office:value="138.9" table:style-name="ce17">
            <text:p>138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6.5" table:style-name="ce17">
            <text:p>126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15" table:style-name="ce16">
            <text:p>15</text:p>
          </table:table-cell>
          <table:table-cell office:value-type="float" office:value="141" table:style-name="ce17">
            <text:p>141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22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Química Industria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09.3" table:style-name="ce17">
            <text:p>109,3</text:p>
          </table:table-cell>
          <table:table-cell office:value-type="float" office:value="3" table:style-name="ce16">
            <text:p>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30.1" table:style-name="ce17">
            <text:p>130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09.2" table:style-name="ce17">
            <text:p>109,2</text:p>
          </table:table-cell>
          <table:table-cell office:value-type="float" office:value="1" table:style-name="ce16">
            <text:p>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351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s Biomédica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28.5" table:style-name="ce17">
            <text:p>12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05.7" table:style-name="ce17">
            <text:p>105,7</text:p>
          </table:table-cell>
          <table:table-cell office:value-type="float" office:value="23" table:style-name="ce16">
            <text:p>2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494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s Farmacêuticas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37.80000000000001" table:style-name="ce17">
            <text:p>137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540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Bioengenhar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2.7" table:style-name="ce17">
            <text:p>112,7</text:p>
          </table:table-cell>
          <table:table-cell office:value-type="float" office:value="7" table:style-name="ce16">
            <text:p>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29.19999999999999" table:style-name="ce17">
            <text:p>129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84.8" table:style-name="ce17">
            <text:p>184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918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studos Portugueses e Espanhóis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00.6" table:style-name="ce17">
            <text:p>100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L042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Informática Web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18.8" table:style-name="ce17">
            <text:p>118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8408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Química Medicinal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11.3" table:style-name="ce17">
            <text:p>111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28.5" table:style-name="ce17">
            <text:p>12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5.5" table:style-name="ce17">
            <text:p>145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61.80000000000001" table:style-name="ce17">
            <text:p>161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53.5" table:style-name="ce17">
            <text:p>15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141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Fís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0" table:style-name="ce17">
            <text:p>13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6" table:style-name="ce16">
            <text:p>16</text:p>
          </table:table-cell>
          <table:table-cell office:value-type="float" office:value="111" table:style-name="ce17">
            <text:p>111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9.5" table:style-name="ce17">
            <text:p>139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223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Químic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13.5" table:style-name="ce17">
            <text:p>11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1" table:style-name="ce17">
            <text:p>151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359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74" table:style-name="ce17">
            <text:p>17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15" table:style-name="ce16">
            <text:p>1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21.8" table:style-name="ce17">
            <text:p>121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367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7" table:style-name="ce17">
            <text:p>147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0" table:style-name="ce17">
            <text:p>13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8.5" table:style-name="ce17">
            <text:p>14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448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Antropolog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6" table:style-name="ce17">
            <text:p>12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461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1.80000000000001" table:style-name="ce17">
            <text:p>131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508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MI</text:p>
          </table:table-cell>
          <table:table-cell office:value-type="float" office:value="13" table:style-name="ce16">
            <text:p>1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12.3" table:style-name="ce17">
            <text:p>112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891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Design e Multiméd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62.5" table:style-name="ce17">
            <text:p>16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2</text:p>
          </table:table-cell>
          <table:table-cell office:value-type="string" table:style-name="ce15">
            <text:p>8067</text:p>
          </table:table-cell>
          <table:table-cell office:value-type="string" table:style-name="ce15">
            <text:p>Universidade de Coimbra - Faculdade de Direito</text:p>
          </table:table-cell>
          <table:table-cell office:value-type="string" table:style-name="ce15">
            <text:p>Administração Público-Privad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52.5" table:style-name="ce17">
            <text:p>15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2</text:p>
          </table:table-cell>
          <table:table-cell office:value-type="string" table:style-name="ce15">
            <text:p>9078</text:p>
          </table:table-cell>
          <table:table-cell office:value-type="string" table:style-name="ce15">
            <text:p>Universidade de Coimbra - Faculdade de Direito</text:p>
          </table:table-cell>
          <table:table-cell office:value-type="string" table:style-name="ce15">
            <text:p>Direit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44" table:style-name="ce16">
            <text:p>44</text:p>
          </table:table-cell>
          <table:table-cell office:value-type="float" office:value="148.30000000000001" table:style-name="ce17">
            <text:p>148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3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e Coimbra - Faculdade de Economi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36" table:style-name="ce16">
            <text:p>36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3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e Coimbra - Faculdade de Economi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58.5" table:style-name="ce17">
            <text:p>15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3</text:p>
          </table:table-cell>
          <table:table-cell office:value-type="string" table:style-name="ce15">
            <text:p>9229</text:p>
          </table:table-cell>
          <table:table-cell office:value-type="string" table:style-name="ce15">
            <text:p>Universidade de Coimbra - Faculdade de Economia</text:p>
          </table:table-cell>
          <table:table-cell office:value-type="string" table:style-name="ce15">
            <text:p>Relações Internacionai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6.5" table:style-name="ce17">
            <text:p>156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3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e Coimbra - Faculdade de Economia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8" table:style-name="ce17">
            <text:p>13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4</text:p>
          </table:table-cell>
          <table:table-cell office:value-type="string" table:style-name="ce15">
            <text:p>9494</text:p>
          </table:table-cell>
          <table:table-cell office:value-type="string" table:style-name="ce15">
            <text:p>Universidade de Coimbra - Faculdade de Farmácia</text:p>
          </table:table-cell>
          <table:table-cell office:value-type="string" table:style-name="ce15">
            <text:p>Ciências Farmacêuticas</text:p>
          </table:table-cell>
          <table:table-cell office:value-type="string" table:style-name="ce15">
            <text:p>MI</text:p>
          </table:table-cell>
          <table:table-cell office:value-type="float" office:value="20" table:style-name="ce16">
            <text:p>20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30" table:style-name="ce16">
            <text:p>30</text:p>
          </table:table-cell>
          <table:table-cell office:value-type="float" office:value="139" table:style-name="ce17">
            <text:p>13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4</text:p>
          </table:table-cell>
          <table:table-cell office:value-type="string" table:style-name="ce15">
            <text:p>9819</text:p>
          </table:table-cell>
          <table:table-cell office:value-type="string" table:style-name="ce15">
            <text:p>Universidade de Coimbra - Faculdade de Farmácia</text:p>
          </table:table-cell>
          <table:table-cell office:value-type="string" table:style-name="ce15">
            <text:p>Ciências Bioanalíticas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13" table:style-name="ce17">
            <text:p>11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4</text:p>
          </table:table-cell>
          <table:table-cell office:value-type="string" table:style-name="ce15">
            <text:p>9832</text:p>
          </table:table-cell>
          <table:table-cell office:value-type="string" table:style-name="ce15">
            <text:p>Universidade de Coimbra - Faculdade de Farmácia</text:p>
          </table:table-cell>
          <table:table-cell office:value-type="string" table:style-name="ce15">
            <text:p>Farmácia Bioméd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4.3" table:style-name="ce17">
            <text:p>124,3</text:p>
          </table:table-cell>
          <table:table-cell office:value-type="float" office:value="13" table:style-name="ce16">
            <text:p>1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8393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Português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3.5" table:style-name="ce17">
            <text:p>12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006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Arqueolog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3" table:style-name="ce16">
            <text:p>13</text:p>
          </table:table-cell>
          <table:table-cell office:value-type="float" office:value="120" table:style-name="ce17">
            <text:p>12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132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Estudos Artísticos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133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Estudos Clássico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5" table:style-name="ce17">
            <text:p>12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135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Estudos Europeu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4" table:style-name="ce17">
            <text:p>14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139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Filosof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2.5" table:style-name="ce17">
            <text:p>13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143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Geograf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0" table:style-name="ce16">
            <text:p>10</text:p>
          </table:table-cell>
          <table:table-cell office:value-type="float" office:value="125.5" table:style-name="ce17">
            <text:p>125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0" table:style-name="ce17">
            <text:p>13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182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História da Arte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7" table:style-name="ce17">
            <text:p>127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694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Ciência da Informaçã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37.80000000000001" table:style-name="ce17">
            <text:p>137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773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Jornalismo e Comunicaçã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9.5" table:style-name="ce17">
            <text:p>149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779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Línguas Moderna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4.5" table:style-name="ce17">
            <text:p>144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L109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Turismo, Território e Patrimónios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2" table:style-name="ce17">
            <text:p>14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6</text:p>
          </table:table-cell>
          <table:table-cell office:value-type="string" table:style-name="ce15">
            <text:p>9548</text:p>
          </table:table-cell>
          <table:table-cell office:value-type="string" table:style-name="ce15">
            <text:p>Universidade de Coimbra - Faculdade de Medicina</text:p>
          </table:table-cell>
          <table:table-cell office:value-type="string" table:style-name="ce15">
            <text:p>Medicina Dentári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81.8" table:style-name="ce17">
            <text:p>181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6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e Coimbra - Faculdade de Medicina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87" table:style-name="ce17">
            <text:p>187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7</text:p>
          </table:table-cell>
          <table:table-cell office:value-type="string" table:style-name="ce15">
            <text:p>9026</text:p>
          </table:table-cell>
          <table:table-cell office:value-type="string" table:style-name="ce15">
            <text:p>Universidade de Coimbra - Faculdade de Psicologia e de Ciências da Educação</text:p>
          </table:table-cell>
          <table:table-cell office:value-type="string" table:style-name="ce15">
            <text:p>Ciências da Educaçã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9" table:style-name="ce16">
            <text:p>9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7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Universidade de Coimbra - Faculdade de Psicologia e de Ciências da Educação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53" table:style-name="ce17">
            <text:p>15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7</text:p>
          </table:table-cell>
          <table:table-cell office:value-type="string" table:style-name="ce15">
            <text:p>9555</text:p>
          </table:table-cell>
          <table:table-cell office:value-type="string" table:style-name="ce15">
            <text:p>Universidade de Coimbra - Faculdade de Psicologia e de Ciências da Educação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MI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53" table:style-name="ce17">
            <text:p>15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8</text:p>
          </table:table-cell>
          <table:table-cell office:value-type="string" table:style-name="ce15">
            <text:p>8368</text:p>
          </table:table-cell>
          <table:table-cell office:value-type="string" table:style-name="ce15">
            <text:p>Universidade de Coimbra - Faculdade de Ciências do Desporto e Educação Física</text:p>
          </table:table-cell>
          <table:table-cell office:value-type="string" table:style-name="ce15">
            <text:p>Ciências do Desporto (regime pós-laboral)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29.69999999999999" table:style-name="ce17">
            <text:p>129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508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e Coimbra - Faculdade de Ciências do Desporto e Educação Física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33.80000000000001" table:style-name="ce17">
            <text:p>133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8258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Arquitetura Paisagista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11.3" table:style-name="ce17">
            <text:p>111,3</text:p>
          </table:table-cell>
          <table:table-cell office:value-type="float" office:value="16" table:style-name="ce16">
            <text:p>16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8262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Biologia Human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8.6" table:style-name="ce17">
            <text:p>128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08.7" table:style-name="ce17">
            <text:p>108,7</text:p>
          </table:table-cell>
          <table:table-cell office:value-type="float" office:value="8" table:style-name="ce16">
            <text:p>8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5.4" table:style-name="ce17">
            <text:p>125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15.3" table:style-name="ce17">
            <text:p>115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18.4" table:style-name="ce17">
            <text:p>118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143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Geograf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13.4" table:style-name="ce17">
            <text:p>113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10.2" table:style-name="ce17">
            <text:p>110,2</text:p>
          </table:table-cell>
          <table:table-cell office:value-type="float" office:value="3" table:style-name="ce16">
            <text:p>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210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Matemática Aplicada à Economia e à Gestã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4.5" table:style-name="ce17">
            <text:p>124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223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Químic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6.8" table:style-name="ce17">
            <text:p>116,8</text:p>
          </table:table-cell>
          <table:table-cell office:value-type="float" office:value="5" table:style-name="ce16">
            <text:p>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27" table:style-name="ce17">
            <text:p>127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751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Engenharia Mecatrónic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11" table:style-name="ce17">
            <text:p>111,0</text:p>
          </table:table-cell>
          <table:table-cell office:value-type="float" office:value="1" table:style-name="ce16">
            <text:p>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818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Ciência e Tecnologia Animal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06.7" table:style-name="ce17">
            <text:p>106,7</text:p>
          </table:table-cell>
          <table:table-cell office:value-type="float" office:value="14" table:style-name="ce16">
            <text:p>1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841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Reabilitação Psicomotor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10.6" table:style-name="ce17">
            <text:p>110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847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Medicina Veterinária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58.5" table:style-name="ce17">
            <text:p>15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L090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Ecologia e Ambiente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00" table:style-name="ce17">
            <text:p>100,0</text:p>
          </table:table-cell>
          <table:table-cell office:value-type="float" office:value="5" table:style-name="ce16">
            <text:p>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3</text:p>
          </table:table-cell>
          <table:table-cell office:value-type="string" table:style-name="ce15">
            <text:p>9069</text:p>
          </table:table-cell>
          <table:table-cell office:value-type="string" table:style-name="ce15">
            <text:p>Universidade de Évora - Escola de Artes</text:p>
          </table:table-cell>
          <table:table-cell office:value-type="string" table:style-name="ce15">
            <text:p>Design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4.19999999999999" table:style-name="ce17">
            <text:p>134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3</text:p>
          </table:table-cell>
          <table:table-cell office:value-type="string" table:style-name="ce15">
            <text:p>9243</text:p>
          </table:table-cell>
          <table:table-cell office:value-type="string" table:style-name="ce15">
            <text:p>Universidade de Évora - Escola de Artes</text:p>
          </table:table-cell>
          <table:table-cell office:value-type="string" table:style-name="ce15">
            <text:p>Teatr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25.2" table:style-name="ce17">
            <text:p>125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3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e Évora - Escola de Artes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28" table:style-name="ce16">
            <text:p>2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12.3" table:style-name="ce17">
            <text:p>112,3</text:p>
          </table:table-cell>
          <table:table-cell office:value-type="float" office:value="16" table:style-name="ce16">
            <text:p>16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3</text:p>
          </table:table-cell>
          <table:table-cell office:value-type="string" table:style-name="ce15">
            <text:p>9684</text:p>
          </table:table-cell>
          <table:table-cell office:value-type="string" table:style-name="ce15">
            <text:p>Universidade de Évora - Escola de Artes</text:p>
          </table:table-cell>
          <table:table-cell office:value-type="string" table:style-name="ce15">
            <text:p>Artes Visuais - Multiméd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8251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História e Arqueologi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55.80000000000001" table:style-name="ce17">
            <text:p>155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026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Ciências da Educaçã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2.80000000000001" table:style-name="ce17">
            <text:p>132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23.9" table:style-name="ce17">
            <text:p>123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38" table:style-name="ce17">
            <text:p>13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41.69999999999999" table:style-name="ce17">
            <text:p>141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229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Relações Internacionai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9.30000000000001" table:style-name="ce17">
            <text:p>139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29.4" table:style-name="ce17">
            <text:p>129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4.30000000000001" table:style-name="ce17">
            <text:p>134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787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Património Cultural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3.8" table:style-name="ce17">
            <text:p>123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1.6" table:style-name="ce17">
            <text:p>121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L047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Línguas e Literatura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29" table:style-name="ce17">
            <text:p>12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1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Nova de Lisboa - Faculdade de Ciências Médicas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90.5" table:style-name="ce17">
            <text:p>19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8109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Sociologia (regime pós-laboral)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3.5" table:style-name="ce17">
            <text:p>13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006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Arqueologi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3.5" table:style-name="ce17">
            <text:p>13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020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Ciência Política e Relações Internacionais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68" table:style-name="ce17">
            <text:p>16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69.5" table:style-name="ce17">
            <text:p>169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040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Ciências da Linguagem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1.5" table:style-name="ce17">
            <text:p>141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046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Ciências Musicais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139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Filosof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6" table:style-name="ce17">
            <text:p>14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145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Geografia e Planeamento Regional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7" table:style-name="ce17">
            <text:p>137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0.5" table:style-name="ce17">
            <text:p>14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182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História da Arte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1" table:style-name="ce16">
            <text:p>11</text:p>
          </table:table-cell>
          <table:table-cell office:value-type="float" office:value="123" table:style-name="ce17">
            <text:p>12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8" table:style-name="ce16">
            <text:p>8</text:p>
          </table:table-cell>
          <table:table-cell office:value-type="float" office:value="148.5" table:style-name="ce17">
            <text:p>14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35.5" table:style-name="ce17">
            <text:p>135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252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Traduçã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5" table:style-name="ce17">
            <text:p>15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448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Antropolog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28" table:style-name="ce17">
            <text:p>12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917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Estudos Portuguese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2.5" table:style-name="ce17">
            <text:p>13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8036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Conservação - Restaur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0" table:style-name="ce17">
            <text:p>13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8334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de Micro e Nanotecnologias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9.4" table:style-name="ce17">
            <text:p>149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46" table:style-name="ce17">
            <text:p>14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116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Geológ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3.2" table:style-name="ce17">
            <text:p>123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64.2" table:style-name="ce17">
            <text:p>164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224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Química Aplicad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5.4" table:style-name="ce17">
            <text:p>135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348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Biologia Celular e Molecular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65.2" table:style-name="ce17">
            <text:p>165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359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MI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74.6" table:style-name="ce17">
            <text:p>174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5" table:style-name="ce17">
            <text:p>13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363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de Materiais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8.4" table:style-name="ce17">
            <text:p>148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367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46.6" table:style-name="ce17">
            <text:p>146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73.2" table:style-name="ce17">
            <text:p>173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61.4" table:style-name="ce17">
            <text:p>161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370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Química e Bioquímica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40.19999999999999" table:style-name="ce17">
            <text:p>140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508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MI</text:p>
          </table:table-cell>
          <table:table-cell office:value-type="float" office:value="6" table:style-name="ce16">
            <text:p>6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21" table:style-name="ce16">
            <text:p>21</text:p>
          </table:table-cell>
          <table:table-cell office:value-type="float" office:value="127.2" table:style-name="ce17">
            <text:p>127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509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62" table:style-name="ce17">
            <text:p>16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G005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56" table:style-name="ce17">
            <text:p>15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4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Nova de Lisboa - Faculdade de Economi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34" table:style-name="ce16">
            <text:p>34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40" table:style-name="ce16">
            <text:p>40</text:p>
          </table:table-cell>
          <table:table-cell office:value-type="float" office:value="174" table:style-name="ce17">
            <text:p>17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4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Nova de Lisboa - Faculdade de Economi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35" table:style-name="ce16">
            <text:p>35</text:p>
          </table:table-cell>
          <table:table-cell office:value-type="float" office:value="176" table:style-name="ce17">
            <text:p>17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6</text:p>
          </table:table-cell>
          <table:table-cell office:value-type="string" table:style-name="ce15">
            <text:p>8259</text:p>
          </table:table-cell>
          <table:table-cell office:value-type="string" table:style-name="ce15">
            <text:p>Universidade Nova de Lisboa - Instituto Superior de Estatística e Gestão de Informação</text:p>
          </table:table-cell>
          <table:table-cell office:value-type="string" table:style-name="ce15">
            <text:p>Sistemas e Tecnologias de Informaçã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59.9" table:style-name="ce17">
            <text:p>159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06</text:p>
          </table:table-cell>
          <table:table-cell office:value-type="string" table:style-name="ce15">
            <text:p>9155</text:p>
          </table:table-cell>
          <table:table-cell office:value-type="string" table:style-name="ce15">
            <text:p>Universidade Nova de Lisboa - Instituto Superior de Estatística e Gestão de Informação</text:p>
          </table:table-cell>
          <table:table-cell office:value-type="string" table:style-name="ce15">
            <text:p>Gestão de Informação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63" table:style-name="ce17">
            <text:p>16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0911</text:p>
          </table:table-cell>
          <table:table-cell office:value-type="string" table:style-name="ce15">
            <text:p>9078</text:p>
          </table:table-cell>
          <table:table-cell office:value-type="string" table:style-name="ce15">
            <text:p>Universidade Nova de Lisboa - Faculdade de Direito</text:p>
          </table:table-cell>
          <table:table-cell office:value-type="string" table:style-name="ce15">
            <text:p>Direito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54.80000000000001" table:style-name="ce17">
            <text:p>154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8005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Marketing (regime pós-laboral)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9" table:style-name="ce16">
            <text:p>9</text:p>
          </table:table-cell>
          <table:table-cell office:value-type="float" office:value="146.4" table:style-name="ce17">
            <text:p>146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818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Geografia e Planeament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5.8" table:style-name="ce17">
            <text:p>125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8184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Optometria e Ciências da Visão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23" table:style-name="ce16">
            <text:p>23</text:p>
          </table:table-cell>
          <table:table-cell office:value-type="float" office:value="123.2" table:style-name="ce17">
            <text:p>123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835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Direito (regime pós-laboral)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68.6" table:style-name="ce17">
            <text:p>168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842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ducação (regime pós-laboral)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29.6" table:style-name="ce17">
            <text:p>129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843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Negócios Internacionais (regime pós-laboral)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5" table:style-name="ce17">
            <text:p>14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8494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Design de Produt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2" table:style-name="ce17">
            <text:p>15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002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Administração Públ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5.4" table:style-name="ce17">
            <text:p>155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006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Arqueologi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6.2" table:style-name="ce17">
            <text:p>126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012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Biologia e Geolog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4.80000000000001" table:style-name="ce17">
            <text:p>134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9.4" table:style-name="ce17">
            <text:p>149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01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iência Polít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54.4" table:style-name="ce17">
            <text:p>154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57" table:style-name="ce17">
            <text:p>157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07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Direit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70" table:style-name="ce17">
            <text:p>17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21" table:style-name="ce16">
            <text:p>21</text:p>
          </table:table-cell>
          <table:table-cell office:value-type="float" office:value="162.4" table:style-name="ce17">
            <text:p>162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34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studos Culturai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2.80000000000001" table:style-name="ce17">
            <text:p>142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3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studos Portugueses e Lusófono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7.8" table:style-name="ce17">
            <text:p>127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3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Filosof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25.8" table:style-name="ce17">
            <text:p>125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4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Fís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2.19999999999999" table:style-name="ce17">
            <text:p>132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16.8" table:style-name="ce17">
            <text:p>116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65.4" table:style-name="ce17">
            <text:p>165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1.6" table:style-name="ce17">
            <text:p>131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92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Línguas Aplicada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61.4" table:style-name="ce17">
            <text:p>161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95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Línguas e Literaturas Europeias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9.6" table:style-name="ce17">
            <text:p>149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4" table:style-name="ce17">
            <text:p>13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22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Quím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5.6" table:style-name="ce17">
            <text:p>135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22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Relações Internacionai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55.80000000000001" table:style-name="ce17">
            <text:p>155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40.4" table:style-name="ce17">
            <text:p>140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24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Teatr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29.80000000000001" table:style-name="ce17">
            <text:p>129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70" table:style-name="ce17">
            <text:p>17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5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ducação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29.6" table:style-name="ce17">
            <text:p>129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5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Biológic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9.80000000000001" table:style-name="ce17">
            <text:p>139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5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78" table:style-name="ce17">
            <text:p>17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9.6" table:style-name="ce17">
            <text:p>139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6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de Materiais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9.4" table:style-name="ce17">
            <text:p>149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64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de Polímeros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54" table:style-name="ce17">
            <text:p>15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66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Eletrónica Industrial e Computadores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0.4" table:style-name="ce17">
            <text:p>140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63.19999999999999" table:style-name="ce17">
            <text:p>163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62" table:style-name="ce17">
            <text:p>16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7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Têxtil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58.19999999999999" table:style-name="ce17">
            <text:p>158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7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iências do Ambiente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8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statística Aplicad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9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iências da Computaçã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3.80000000000001" table:style-name="ce17">
            <text:p>143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49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Design e Marketing de Mod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50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81.2" table:style-name="ce17">
            <text:p>181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555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MI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38.80000000000001" table:style-name="ce17">
            <text:p>138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68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Biologia Aplicad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5.80000000000001" table:style-name="ce17">
            <text:p>145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2.80000000000001" table:style-name="ce17">
            <text:p>132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86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ontabilidade (regime pós-laboral)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62" table:style-name="ce17">
            <text:p>16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G00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e Gestão de Sistemas de Informação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5.4" table:style-name="ce17">
            <text:p>145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G002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e Gestão de Sistemas de Informação (regime pós-laboral)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7" table:style-name="ce17">
            <text:p>137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G005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72" table:style-name="ce17">
            <text:p>17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G00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de Telecomunicações e Informática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4.4" table:style-name="ce17">
            <text:p>134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L07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riminologia e Justiça Crimina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9.6" table:style-name="ce17">
            <text:p>159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L14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studos Orientais: Estudos Chineses e Japoneses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56.6" table:style-name="ce17">
            <text:p>156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1</text:p>
          </table:table-cell>
          <table:table-cell office:value-type="string" table:style-name="ce15">
            <text:p>9554</text:p>
          </table:table-cell>
          <table:table-cell office:value-type="string" table:style-name="ce15">
            <text:p>Universidade do Porto - Faculdade de Ciências da Nutrição e da Alimentação</text:p>
          </table:table-cell>
          <table:table-cell office:value-type="string" table:style-name="ce15">
            <text:p>Ciências da Nutrição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54" table:style-name="ce17">
            <text:p>15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2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o Porto - Faculdade de Arquitetura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90" table:style-name="ce17">
            <text:p>19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8258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Arquitetura Paisagist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4" table:style-name="ce17">
            <text:p>13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40" table:style-name="ce17">
            <text:p>14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69.5" table:style-name="ce17">
            <text:p>169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141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Físic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20" table:style-name="ce17">
            <text:p>12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8.5" table:style-name="ce17">
            <text:p>14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223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Quím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42.80000000000001" table:style-name="ce17">
            <text:p>142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696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Ciência de Computadore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3.5" table:style-name="ce17">
            <text:p>14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709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Ciências e Tecnologia do Ambiente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3.5" table:style-name="ce17">
            <text:p>13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812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Engenharia de Redes e Sistemas Informáticos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1.5" table:style-name="ce17">
            <text:p>141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824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Ciências de Engenhari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4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o Porto - Faculdade de Economi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80" table:style-name="ce17">
            <text:p>18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4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o Porto - Faculdade de Economi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83" table:style-name="ce17">
            <text:p>18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4.80000000000001" table:style-name="ce17">
            <text:p>134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367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73" table:style-name="ce17">
            <text:p>17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78.3" table:style-name="ce17">
            <text:p>178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459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Informática e Computação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82.3" table:style-name="ce17">
            <text:p>182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460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Metalúrgica e de Materiais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70.5" table:style-name="ce17">
            <text:p>17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461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73.8" table:style-name="ce17">
            <text:p>173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493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Bioengenharia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85.8" table:style-name="ce17">
            <text:p>185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508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0.30000000000001" table:style-name="ce17">
            <text:p>140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509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85.3" table:style-name="ce17">
            <text:p>185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897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Ciências de Engenharia - Engenharia de Minas e Geoambiente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0" table:style-name="ce17">
            <text:p>13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6</text:p>
          </table:table-cell>
          <table:table-cell office:value-type="string" table:style-name="ce15">
            <text:p>9494</text:p>
          </table:table-cell>
          <table:table-cell office:value-type="string" table:style-name="ce15">
            <text:p>Universidade do Porto - Faculdade de Farmácia</text:p>
          </table:table-cell>
          <table:table-cell office:value-type="string" table:style-name="ce15">
            <text:p>Ciências Farmacêuticas</text:p>
          </table:table-cell>
          <table:table-cell office:value-type="string" table:style-name="ce15">
            <text:p>MI</text:p>
          </table:table-cell>
          <table:table-cell office:value-type="float" office:value="20" table:style-name="ce16">
            <text:p>20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24" table:style-name="ce16">
            <text:p>24</text:p>
          </table:table-cell>
          <table:table-cell office:value-type="float" office:value="154.5" table:style-name="ce17">
            <text:p>154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006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Arqueolog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5.4" table:style-name="ce17">
            <text:p>135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040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Ciências da Linguagem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4" table:style-name="ce17">
            <text:p>13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139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Filosofia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30.4" table:style-name="ce17">
            <text:p>130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143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Geografi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5" table:style-name="ce16">
            <text:p>15</text:p>
          </table:table-cell>
          <table:table-cell office:value-type="float" office:value="126.8" table:style-name="ce17">
            <text:p>126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3.6" table:style-name="ce17">
            <text:p>143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182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História da Arte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5.6" table:style-name="ce17">
            <text:p>135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192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Línguas Aplicada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71" table:style-name="ce17">
            <text:p>171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197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Línguas e Relações Internacionai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79" table:style-name="ce17">
            <text:p>17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8.80000000000001" table:style-name="ce17">
            <text:p>158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43" table:style-name="ce17">
            <text:p>14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694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Ciência da Informaçã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0.80000000000001" table:style-name="ce17">
            <text:p>140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701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Ciências da Comunicação: Jornalismo, Assessoria, Multiméd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64" table:style-name="ce17">
            <text:p>16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917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Estudos Portuguese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2.19999999999999" table:style-name="ce17">
            <text:p>132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8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o Porto - Faculdade de Medicina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9</text:p>
          </table:table-cell>
          <table:table-cell office:value-type="string" table:style-name="ce15">
            <text:p>9026</text:p>
          </table:table-cell>
          <table:table-cell office:value-type="string" table:style-name="ce15">
            <text:p>Universidade do Porto - Faculdade de Psicologia e de Ciências da Educação</text:p>
          </table:table-cell>
          <table:table-cell office:value-type="string" table:style-name="ce15">
            <text:p>Ciências da Educaçã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42.5" table:style-name="ce17">
            <text:p>14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09</text:p>
          </table:table-cell>
          <table:table-cell office:value-type="string" table:style-name="ce15">
            <text:p>9555</text:p>
          </table:table-cell>
          <table:table-cell office:value-type="string" table:style-name="ce15">
            <text:p>Universidade do Porto - Faculdade de Psicologia e de Ciências da Educação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MI</text:p>
          </table:table-cell>
          <table:table-cell office:value-type="float" office:value="13" table:style-name="ce16">
            <text:p>1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62" table:style-name="ce17">
            <text:p>16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10</text:p>
          </table:table-cell>
          <table:table-cell office:value-type="string" table:style-name="ce15">
            <text:p>9708</text:p>
          </table:table-cell>
          <table:table-cell office:value-type="string" table:style-name="ce15">
            <text:p>Universidade do Porto - Instituto de Ciências Biomédicas Abel Salazar</text:p>
          </table:table-cell>
          <table:table-cell office:value-type="string" table:style-name="ce15">
            <text:p>Ciências do Meio Aquátic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1" table:style-name="ce17">
            <text:p>141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10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o Porto - Instituto de Ciências Biomédicas Abel Salazar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90.7" table:style-name="ce17">
            <text:p>190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10</text:p>
          </table:table-cell>
          <table:table-cell office:value-type="string" table:style-name="ce15">
            <text:p>9847</text:p>
          </table:table-cell>
          <table:table-cell office:value-type="string" table:style-name="ce15">
            <text:p>Universidade do Porto - Instituto de Ciências Biomédicas Abel Salazar</text:p>
          </table:table-cell>
          <table:table-cell office:value-type="string" table:style-name="ce15">
            <text:p>Medicina Veterinária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77" table:style-name="ce17">
            <text:p>177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11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o Porto - Faculdade de Desporto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1" table:style-name="ce17">
            <text:p>151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13</text:p>
          </table:table-cell>
          <table:table-cell office:value-type="string" table:style-name="ce15">
            <text:p>9548</text:p>
          </table:table-cell>
          <table:table-cell office:value-type="string" table:style-name="ce15">
            <text:p>Universidade do Porto - Faculdade de Medicina Dentária</text:p>
          </table:table-cell>
          <table:table-cell office:value-type="string" table:style-name="ce15">
            <text:p>Medicina Dentária</text:p>
          </table:table-cell>
          <table:table-cell office:value-type="string" table:style-name="ce15">
            <text:p>MI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79" table:style-name="ce17">
            <text:p>17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14</text:p>
          </table:table-cell>
          <table:table-cell office:value-type="string" table:style-name="ce15">
            <text:p>9066</text:p>
          </table:table-cell>
          <table:table-cell office:value-type="string" table:style-name="ce15">
            <text:p>Universidade do Porto - Faculdade de Direito</text:p>
          </table:table-cell>
          <table:table-cell office:value-type="string" table:style-name="ce15">
            <text:p>Criminolog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65" table:style-name="ce17">
            <text:p>16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114</text:p>
          </table:table-cell>
          <table:table-cell office:value-type="string" table:style-name="ce15">
            <text:p>9078</text:p>
          </table:table-cell>
          <table:table-cell office:value-type="string" table:style-name="ce15">
            <text:p>Universidade do Porto - Faculdade de Direito</text:p>
          </table:table-cell>
          <table:table-cell office:value-type="string" table:style-name="ce15">
            <text:p>Direito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72" table:style-name="ce17">
            <text:p>17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1</text:p>
          </table:table-cell>
          <table:table-cell office:value-type="string" table:style-name="ce15">
            <text:p>8258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Arquitetura Paisagist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13" table:style-name="ce17">
            <text:p>113,0</text:p>
          </table:table-cell>
          <table:table-cell office:value-type="float" office:value="8" table:style-name="ce16">
            <text:p>8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1</text:p>
          </table:table-cell>
          <table:table-cell office:value-type="string" table:style-name="ce15">
            <text:p>9086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Engenharia Agronómica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13.7" table:style-name="ce17">
            <text:p>113,7</text:p>
          </table:table-cell>
          <table:table-cell office:value-type="float" office:value="9" table:style-name="ce16">
            <text:p>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1</text:p>
          </table:table-cell>
          <table:table-cell office:value-type="string" table:style-name="ce15">
            <text:p>9114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Engenharia Florestal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8.4" table:style-name="ce17">
            <text:p>118,4</text:p>
          </table:table-cell>
          <table:table-cell office:value-type="float" office:value="5" table:style-name="ce16">
            <text:p>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1</text:p>
          </table:table-cell>
          <table:table-cell office:value-type="string" table:style-name="ce15">
            <text:p>9129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Engenharia Zootécn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0.9" table:style-name="ce17">
            <text:p>140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1</text:p>
          </table:table-cell>
          <table:table-cell office:value-type="string" table:style-name="ce15">
            <text:p>9752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Enologi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13.2" table:style-name="ce17">
            <text:p>113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1</text:p>
          </table:table-cell>
          <table:table-cell office:value-type="string" table:style-name="ce15">
            <text:p>9847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Medicina Veterinária</text:p>
          </table:table-cell>
          <table:table-cell office:value-type="string" table:style-name="ce15">
            <text:p>MI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64.1" table:style-name="ce17">
            <text:p>164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36.9" table:style-name="ce17">
            <text:p>136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43.80000000000001" table:style-name="ce17">
            <text:p>143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57.1" table:style-name="ce17">
            <text:p>157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196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Línguas e Relações Empresariai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2.1" table:style-name="ce17">
            <text:p>142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27.3" table:style-name="ce17">
            <text:p>127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3" table:style-name="ce16">
            <text:p>13</text:p>
          </table:table-cell>
          <table:table-cell office:value-type="float" office:value="143.30000000000001" table:style-name="ce17">
            <text:p>143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5" table:style-name="ce17">
            <text:p>13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29.80000000000001" table:style-name="ce17">
            <text:p>129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803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Teatro e Artes Performativa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1.5" table:style-name="ce17">
            <text:p>121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8.19999999999999" table:style-name="ce17">
            <text:p>128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L092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Animação Cultural e Comunitár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20.1" table:style-name="ce17">
            <text:p>120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3</text:p>
          </table:table-cell>
          <table:table-cell office:value-type="string" table:style-name="ce15">
            <text:p>8088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e Gestão Industrial (Preparatórios)</text:p>
          </table:table-cell>
          <table:table-cell office:value-type="string" table:style-name="ce15">
            <text:p>PM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3.4" table:style-name="ce17">
            <text:p>133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3</text:p>
          </table:table-cell>
          <table:table-cell office:value-type="string" table:style-name="ce15">
            <text:p>9052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Comunicação e Multiméd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5.69999999999999" table:style-name="ce17">
            <text:p>135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3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11.3" table:style-name="ce17">
            <text:p>111,3</text:p>
          </table:table-cell>
          <table:table-cell office:value-type="float" office:value="13" table:style-name="ce16">
            <text:p>1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3.69999999999999" table:style-name="ce17">
            <text:p>133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3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9.30000000000001" table:style-name="ce17">
            <text:p>139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3</text:p>
          </table:table-cell>
          <table:table-cell office:value-type="string" table:style-name="ce15">
            <text:p>9250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Tecnologias de Informação e Comunicação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22.8" table:style-name="ce17">
            <text:p>122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3</text:p>
          </table:table-cell>
          <table:table-cell office:value-type="string" table:style-name="ce15">
            <text:p>9367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MI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26.7" table:style-name="ce17">
            <text:p>126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3</text:p>
          </table:table-cell>
          <table:table-cell office:value-type="string" table:style-name="ce15">
            <text:p>9455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0.5" table:style-name="ce17">
            <text:p>12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18.4" table:style-name="ce17">
            <text:p>118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012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Biologia e Geologia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00.2" table:style-name="ce17">
            <text:p>100,2</text:p>
          </table:table-cell>
          <table:table-cell office:value-type="float" office:value="11" table:style-name="ce16">
            <text:p>1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379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Ciências do Ambiente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95" table:style-name="ce17">
            <text:p>9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540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Bioengenhar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16.6" table:style-name="ce17">
            <text:p>116,6</text:p>
          </table:table-cell>
          <table:table-cell office:value-type="float" office:value="1" table:style-name="ce16">
            <text:p>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693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Ciência Alimentar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99.9" table:style-name="ce17">
            <text:p>99,9</text:p>
          </table:table-cell>
          <table:table-cell office:value-type="float" office:value="10" table:style-name="ce16">
            <text:p>1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30.69999999999999" table:style-name="ce17">
            <text:p>130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761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Genética e Biotecnolog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29" table:style-name="ce17">
            <text:p>12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841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Reabilitação Psicomotora</text:p>
          </table:table-cell>
          <table:table-cell office:value-type="string" table:style-name="ce15">
            <text:p>L1</text:p>
          </table:table-cell>
          <table:table-cell office:value-type="float" office:value="31" table:style-name="ce16">
            <text:p>3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7" table:style-name="ce16">
            <text:p>27</text:p>
          </table:table-cell>
          <table:table-cell office:value-type="float" office:value="98.5" table:style-name="ce17">
            <text:p>98,5</text:p>
          </table:table-cell>
          <table:table-cell office:value-type="float" office:value="4" table:style-name="ce16">
            <text:p>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8083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Ciclo Básico de Medicina</text:p>
          </table:table-cell>
          <table:table-cell office:value-type="string" table:style-name="ce15">
            <text:p>PM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19.9" table:style-name="ce17">
            <text:p>119,9</text:p>
          </table:table-cell>
          <table:table-cell office:value-type="float" office:value="13" table:style-name="ce16">
            <text:p>1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95" table:style-name="ce17">
            <text:p>95,0</text:p>
          </table:table-cell>
          <table:table-cell office:value-type="float" office:value="2" table:style-name="ce16">
            <text:p>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9026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Ciências da Educaçã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2.30000000000001" table:style-name="ce17">
            <text:p>132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9069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Design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67" table:style-name="ce17">
            <text:p>167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03.3" table:style-name="ce17">
            <text:p>103,3</text:p>
          </table:table-cell>
          <table:table-cell office:value-type="float" office:value="16" table:style-name="ce16">
            <text:p>16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43.69999999999999" table:style-name="ce17">
            <text:p>143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5.6" table:style-name="ce17">
            <text:p>135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9196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Línguas e Relações Empresariai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42" table:style-name="ce17">
            <text:p>14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9.30000000000001" table:style-name="ce17">
            <text:p>139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9720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Comunicação, Cultura e Organizaçõe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0.5" table:style-name="ce17">
            <text:p>13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9736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Educação Física e Desport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7.69999999999999" table:style-name="ce17">
            <text:p>137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9817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Artes Visuais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08.7" table:style-name="ce17">
            <text:p>108,7</text:p>
          </table:table-cell>
          <table:table-cell office:value-type="float" office:value="15" table:style-name="ce16">
            <text:p>1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1.1" table:style-name="ce17">
            <text:p>131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A010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Engenharia Civil (ensino em inglês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A011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Engenharia Eletrónica e Telecomunicações <text:s/>(ensino em inglês)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7.4" table:style-name="ce17">
            <text:p>117,4</text:p>
          </table:table-cell>
          <table:table-cell office:value-type="float" office:value="14" table:style-name="ce16">
            <text:p>1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A012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Matemática (ensino em inglês)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3.1" table:style-name="ce17">
            <text:p>113,1</text:p>
          </table:table-cell>
          <table:table-cell office:value-type="float" office:value="12" table:style-name="ce16">
            <text:p>1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00</text:p>
          </table:table-cell>
          <table:table-cell office:value-type="string" table:style-name="ce15">
            <text:p>L150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Estudos de Cultur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09.5" table:style-name="ce17">
            <text:p>109,5</text:p>
          </table:table-cell>
          <table:table-cell office:value-type="float" office:value="13" table:style-name="ce16">
            <text:p>1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32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a Madeira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1.80000000000001" table:style-name="ce17">
            <text:p>131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0</text:p>
          </table:table-cell>
          <table:table-cell office:value-type="string" table:style-name="ce15">
            <text:p>9822</text:p>
          </table:table-cell>
          <table:table-cell office:value-type="string" table:style-name="ce15">
            <text:p>Universidade de Lisboa</text:p>
          </table:table-cell>
          <table:table-cell office:value-type="string" table:style-name="ce15">
            <text:p>Ciências da Saúde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0.30000000000001" table:style-name="ce17">
            <text:p>140,3</text:p>
          </table:table-cell>
          <table:table-cell office:value-type="float" office:value="11" table:style-name="ce16">
            <text:p>1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1</text:p>
          </table:table-cell>
          <table:table-cell office:value-type="string" table:style-name="ce15">
            <text:p>9069</text:p>
          </table:table-cell>
          <table:table-cell office:value-type="string" table:style-name="ce15">
            <text:p>Universidade de Lisboa - Faculdade de Arquitetura</text:p>
          </table:table-cell>
          <table:table-cell office:value-type="string" table:style-name="ce15">
            <text:p>Design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9.5" table:style-name="ce17">
            <text:p>159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1</text:p>
          </table:table-cell>
          <table:table-cell office:value-type="string" table:style-name="ce15">
            <text:p>9071</text:p>
          </table:table-cell>
          <table:table-cell office:value-type="string" table:style-name="ce15">
            <text:p>Universidade de Lisboa - Faculdade de Arquitetura</text:p>
          </table:table-cell>
          <table:table-cell office:value-type="string" table:style-name="ce15">
            <text:p>Design de Mod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6.5" table:style-name="ce17">
            <text:p>156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1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e Lisboa - Faculdade de Arquitetura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46" table:style-name="ce16">
            <text:p>46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53" table:style-name="ce16">
            <text:p>53</text:p>
          </table:table-cell>
          <table:table-cell office:value-type="float" office:value="121.8" table:style-name="ce17">
            <text:p>121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1</text:p>
          </table:table-cell>
          <table:table-cell office:value-type="string" table:style-name="ce15">
            <text:p>G004</text:p>
          </table:table-cell>
          <table:table-cell office:value-type="string" table:style-name="ce15">
            <text:p>Universidade de Lisboa - Faculdade de Arquitetura</text:p>
          </table:table-cell>
          <table:table-cell office:value-type="string" table:style-name="ce15">
            <text:p>Arquitetura, na área de especialização em Urbanismo</text:p>
          </table:table-cell>
          <table:table-cell office:value-type="string" table:style-name="ce15">
            <text:p>MI</text:p>
          </table:table-cell>
          <table:table-cell office:value-type="float" office:value="61" table:style-name="ce16">
            <text:p>6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14.5" table:style-name="ce17">
            <text:p>114,5</text:p>
          </table:table-cell>
          <table:table-cell office:value-type="float" office:value="43" table:style-name="ce16">
            <text:p>4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1</text:p>
          </table:table-cell>
          <table:table-cell office:value-type="string" table:style-name="ce15">
            <text:p>G008</text:p>
          </table:table-cell>
          <table:table-cell office:value-type="string" table:style-name="ce15">
            <text:p>Universidade de Lisboa - Faculdade de Arquitetura</text:p>
          </table:table-cell>
          <table:table-cell office:value-type="string" table:style-name="ce15">
            <text:p>Arquitectura, área de especializ. em Interiores e Reabilitação do Edificado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5.30000000000001" table:style-name="ce17">
            <text:p>135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2</text:p>
          </table:table-cell>
          <table:table-cell office:value-type="string" table:style-name="ce15">
            <text:p>8399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Desenh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74" table:style-name="ce17">
            <text:p>17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2</text:p>
          </table:table-cell>
          <table:table-cell office:value-type="string" table:style-name="ce15">
            <text:p>9070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Design de Comunicaçã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78" table:style-name="ce17">
            <text:p>17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2</text:p>
          </table:table-cell>
          <table:table-cell office:value-type="string" table:style-name="ce15">
            <text:p>9072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Design de Equipament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60.5" table:style-name="ce17">
            <text:p>16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2</text:p>
          </table:table-cell>
          <table:table-cell office:value-type="string" table:style-name="ce15">
            <text:p>9754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Escultur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54" table:style-name="ce17">
            <text:p>15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2</text:p>
          </table:table-cell>
          <table:table-cell office:value-type="string" table:style-name="ce15">
            <text:p>9790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Pintur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13" table:style-name="ce16">
            <text:p>13</text:p>
          </table:table-cell>
          <table:table-cell office:value-type="float" office:value="160" table:style-name="ce17">
            <text:p>16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2</text:p>
          </table:table-cell>
          <table:table-cell office:value-type="string" table:style-name="ce15">
            <text:p>9904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Arte Multimédi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72" table:style-name="ce17">
            <text:p>17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2</text:p>
          </table:table-cell>
          <table:table-cell office:value-type="string" table:style-name="ce15">
            <text:p>L010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Ciências da Arte e do Patrimóni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8.5" table:style-name="ce17">
            <text:p>14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24" table:style-name="ce16">
            <text:p>24</text:p>
          </table:table-cell>
          <table:table-cell office:value-type="float" office:value="144.5" table:style-name="ce17">
            <text:p>144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46.30000000000001" table:style-name="ce17">
            <text:p>146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56.5" table:style-name="ce17">
            <text:p>156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141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Fís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0.30000000000001" table:style-name="ce17">
            <text:p>150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2.5" table:style-name="ce17">
            <text:p>15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212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Meteorologia, Oceanografia e Geofís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2.5" table:style-name="ce17">
            <text:p>13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223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Químic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0.5" table:style-name="ce17">
            <text:p>13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226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Química Tecnológ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1" table:style-name="ce17">
            <text:p>131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3.30000000000001" table:style-name="ce17">
            <text:p>153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381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statística Aplicad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9.5" table:style-name="ce17">
            <text:p>139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385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Matemática Aplicad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53" table:style-name="ce17">
            <text:p>15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811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ngenharia da Energia e do Ambiente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1.5" table:style-name="ce17">
            <text:p>131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845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ngenharia Biomédica e Biofísica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73.8" table:style-name="ce17">
            <text:p>173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L079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Tecnologias de Informaçã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46.5" table:style-name="ce17">
            <text:p>146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L096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ngenharia Geoespacial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4.5" table:style-name="ce17">
            <text:p>134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4</text:p>
          </table:table-cell>
          <table:table-cell office:value-type="string" table:style-name="ce15">
            <text:p>9078</text:p>
          </table:table-cell>
          <table:table-cell office:value-type="string" table:style-name="ce15">
            <text:p>Universidade de Lisboa - Faculdade de Direito</text:p>
          </table:table-cell>
          <table:table-cell office:value-type="string" table:style-name="ce15">
            <text:p>Direito</text:p>
          </table:table-cell>
          <table:table-cell office:value-type="string" table:style-name="ce15">
            <text:p>L1</text:p>
          </table:table-cell>
          <table:table-cell office:value-type="float" office:value="74" table:style-name="ce16">
            <text:p>74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82" table:style-name="ce16">
            <text:p>82</text:p>
          </table:table-cell>
          <table:table-cell office:value-type="float" office:value="146.5" table:style-name="ce17">
            <text:p>146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5</text:p>
          </table:table-cell>
          <table:table-cell office:value-type="string" table:style-name="ce15">
            <text:p>9494</text:p>
          </table:table-cell>
          <table:table-cell office:value-type="string" table:style-name="ce15">
            <text:p>Universidade de Lisboa - Faculdade de Farmácia</text:p>
          </table:table-cell>
          <table:table-cell office:value-type="string" table:style-name="ce15">
            <text:p>Ciências Farmacêuticas</text:p>
          </table:table-cell>
          <table:table-cell office:value-type="string" table:style-name="ce15">
            <text:p>MI</text:p>
          </table:table-cell>
          <table:table-cell office:value-type="float" office:value="24" table:style-name="ce16">
            <text:p>24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32" table:style-name="ce16">
            <text:p>32</text:p>
          </table:table-cell>
          <table:table-cell office:value-type="float" office:value="140.30000000000001" table:style-name="ce17">
            <text:p>140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8104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Artísticos, variante de Artes do Espetácul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1" table:style-name="ce17">
            <text:p>141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8413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Artes e Humanidade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9" table:style-name="ce17">
            <text:p>13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8458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Gerais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19" table:style-name="ce16">
            <text:p>19</text:p>
          </table:table-cell>
          <table:table-cell office:value-type="float" office:value="140.5" table:style-name="ce17">
            <text:p>14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006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Arqueolog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27" table:style-name="ce17">
            <text:p>127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040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Ciências da Linguagem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2" table:style-name="ce16">
            <text:p>12</text:p>
          </table:table-cell>
          <table:table-cell office:value-type="float" office:value="127.5" table:style-name="ce17">
            <text:p>127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131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Africano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9.5" table:style-name="ce17">
            <text:p>129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133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Clássico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135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Europeu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44" table:style-name="ce17">
            <text:p>14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139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Filosof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0.5" table:style-name="ce17">
            <text:p>13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37" table:style-name="ce17">
            <text:p>137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182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História da Arte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28" table:style-name="ce17">
            <text:p>12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49.5" table:style-name="ce17">
            <text:p>149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252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Traduçã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5.80000000000001" table:style-name="ce17">
            <text:p>145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914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Asiático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917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Portuguese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6.5" table:style-name="ce17">
            <text:p>136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L097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Comparatista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0" table:style-name="ce17">
            <text:p>14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L145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de Cultura e Comunicaçã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42" table:style-name="ce17">
            <text:p>14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7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e Lisboa - Faculdade de Medicina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86.2" table:style-name="ce17">
            <text:p>186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8</text:p>
          </table:table-cell>
          <table:table-cell office:value-type="string" table:style-name="ce15">
            <text:p>9548</text:p>
          </table:table-cell>
          <table:table-cell office:value-type="string" table:style-name="ce15">
            <text:p>Universidade de Lisboa - Faculdade de Medicina Dentária</text:p>
          </table:table-cell>
          <table:table-cell office:value-type="string" table:style-name="ce15">
            <text:p>Medicina Dentária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80" table:style-name="ce17">
            <text:p>18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8</text:p>
          </table:table-cell>
          <table:table-cell office:value-type="string" table:style-name="ce15">
            <text:p>9556</text:p>
          </table:table-cell>
          <table:table-cell office:value-type="string" table:style-name="ce15">
            <text:p>Universidade de Lisboa - Faculdade de Medicina Dentária</text:p>
          </table:table-cell>
          <table:table-cell office:value-type="string" table:style-name="ce15">
            <text:p>Higiene Oral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26.3" table:style-name="ce17">
            <text:p>126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8</text:p>
          </table:table-cell>
          <table:table-cell office:value-type="string" table:style-name="ce15">
            <text:p>9791</text:p>
          </table:table-cell>
          <table:table-cell office:value-type="string" table:style-name="ce15">
            <text:p>Universidade de Lisboa - Faculdade de Medicina Dentária</text:p>
          </table:table-cell>
          <table:table-cell office:value-type="string" table:style-name="ce15">
            <text:p>Prótese Dentár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20.8" table:style-name="ce17">
            <text:p>120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09</text:p>
          </table:table-cell>
          <table:table-cell office:value-type="string" table:style-name="ce15">
            <text:p>9847</text:p>
          </table:table-cell>
          <table:table-cell office:value-type="string" table:style-name="ce15">
            <text:p>Universidade de Lisboa - Faculdade de Medicina Veterinária</text:p>
          </table:table-cell>
          <table:table-cell office:value-type="string" table:style-name="ce15">
            <text:p>Medicina Veterinária</text:p>
          </table:table-cell>
          <table:table-cell office:value-type="string" table:style-name="ce15">
            <text:p>MI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62.80000000000001" table:style-name="ce17">
            <text:p>162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0</text:p>
          </table:table-cell>
          <table:table-cell office:value-type="string" table:style-name="ce15">
            <text:p>9068</text:p>
          </table:table-cell>
          <table:table-cell office:value-type="string" table:style-name="ce15">
            <text:p>Universidade de Lisboa - Faculdade de Motricidade Humana</text:p>
          </table:table-cell>
          <table:table-cell office:value-type="string" table:style-name="ce15">
            <text:p>Danç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19" table:style-name="ce17">
            <text:p>119,0</text:p>
          </table:table-cell>
          <table:table-cell office:value-type="float" office:value="2" table:style-name="ce16">
            <text:p>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0</text:p>
          </table:table-cell>
          <table:table-cell office:value-type="string" table:style-name="ce15">
            <text:p>9162</text:p>
          </table:table-cell>
          <table:table-cell office:value-type="string" table:style-name="ce15">
            <text:p>Universidade de Lisboa - Faculdade de Motricidade Humana</text:p>
          </table:table-cell>
          <table:table-cell office:value-type="string" table:style-name="ce15">
            <text:p>Gestão do Desport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9.5" table:style-name="ce17">
            <text:p>149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0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e Lisboa - Faculdade de Motricidade Humana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0</text:p>
          </table:table-cell>
          <table:table-cell office:value-type="string" table:style-name="ce15">
            <text:p>9753</text:p>
          </table:table-cell>
          <table:table-cell office:value-type="string" table:style-name="ce15">
            <text:p>Universidade de Lisboa - Faculdade de Motricidade Humana</text:p>
          </table:table-cell>
          <table:table-cell office:value-type="string" table:style-name="ce15">
            <text:p>Ergonomi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9" table:style-name="ce17">
            <text:p>12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0</text:p>
          </table:table-cell>
          <table:table-cell office:value-type="string" table:style-name="ce15">
            <text:p>9841</text:p>
          </table:table-cell>
          <table:table-cell office:value-type="string" table:style-name="ce15">
            <text:p>Universidade de Lisboa - Faculdade de Motricidade Humana</text:p>
          </table:table-cell>
          <table:table-cell office:value-type="string" table:style-name="ce15">
            <text:p>Reabilitação Psicomotora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1</text:p>
          </table:table-cell>
          <table:table-cell office:value-type="string" table:style-name="ce15">
            <text:p>9555</text:p>
          </table:table-cell>
          <table:table-cell office:value-type="string" table:style-name="ce15">
            <text:p>Universidade de Lisboa - Faculdade de Psicologia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MI</text:p>
          </table:table-cell>
          <table:table-cell office:value-type="float" office:value="16" table:style-name="ce16">
            <text:p>16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21" table:style-name="ce16">
            <text:p>21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3</text:p>
          </table:table-cell>
          <table:table-cell office:value-type="string" table:style-name="ce15">
            <text:p>L040</text:p>
          </table:table-cell>
          <table:table-cell office:value-type="string" table:style-name="ce15">
            <text:p>Universidade de Lisboa - Instituto de Educação</text:p>
          </table:table-cell>
          <table:table-cell office:value-type="string" table:style-name="ce15">
            <text:p>Educação e Formação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22" table:style-name="ce16">
            <text:p>22</text:p>
          </table:table-cell>
          <table:table-cell office:value-type="float" office:value="121.3" table:style-name="ce17">
            <text:p>121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4</text:p>
          </table:table-cell>
          <table:table-cell office:value-type="string" table:style-name="ce15">
            <text:p>8411</text:p>
          </table:table-cell>
          <table:table-cell office:value-type="string" table:style-name="ce15">
            <text:p>Universidade de Lisboa - Instituto de Geografia e Ordenamento do Território</text:p>
          </table:table-cell>
          <table:table-cell office:value-type="string" table:style-name="ce15">
            <text:p>Planeamento e Gestão do Território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27.4" table:style-name="ce17">
            <text:p>127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4</text:p>
          </table:table-cell>
          <table:table-cell office:value-type="string" table:style-name="ce15">
            <text:p>9143</text:p>
          </table:table-cell>
          <table:table-cell office:value-type="string" table:style-name="ce15">
            <text:p>Universidade de Lisboa - Instituto de Geografia e Ordenamento do Território</text:p>
          </table:table-cell>
          <table:table-cell office:value-type="string" table:style-name="ce15">
            <text:p>Geografia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9" table:style-name="ce16">
            <text:p>19</text:p>
          </table:table-cell>
          <table:table-cell office:value-type="float" office:value="123.4" table:style-name="ce17">
            <text:p>123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5</text:p>
          </table:table-cell>
          <table:table-cell office:value-type="string" table:style-name="ce15">
            <text:p>8258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Arquitetura Paisagist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10.8" table:style-name="ce17">
            <text:p>110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5</text:p>
          </table:table-cell>
          <table:table-cell office:value-type="string" table:style-name="ce15">
            <text:p>8377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Engenharia Florestal e dos Recursos Naturais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31.80000000000001" table:style-name="ce17">
            <text:p>131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5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30.80000000000001" table:style-name="ce17">
            <text:p>130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5</text:p>
          </table:table-cell>
          <table:table-cell office:value-type="string" table:style-name="ce15">
            <text:p>9086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Engenharia Agronóm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0.5" table:style-name="ce17">
            <text:p>13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5</text:p>
          </table:table-cell>
          <table:table-cell office:value-type="string" table:style-name="ce15">
            <text:p>9087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Engenharia Alimentar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15.3" table:style-name="ce17">
            <text:p>115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5</text:p>
          </table:table-cell>
          <table:table-cell office:value-type="string" table:style-name="ce15">
            <text:p>9099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9.80000000000001" table:style-name="ce17">
            <text:p>139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5</text:p>
          </table:table-cell>
          <table:table-cell office:value-type="string" table:style-name="ce15">
            <text:p>9129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Engenharia Zootécnic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27.3" table:style-name="ce17">
            <text:p>127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8014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Serviç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5" table:style-name="ce17">
            <text:p>13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8102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Administração Pública (regime pós-laboral)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2.5" table:style-name="ce17">
            <text:p>13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8109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Sociologia (regime pós-laboral)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30.5" table:style-name="ce17">
            <text:p>13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8111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Gestão de Recursos Humanos (regime pós-laboral)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42.5" table:style-name="ce17">
            <text:p>14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8363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Administração Pública e Políticas do Território (regime pós-laboral)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2" table:style-name="ce16">
            <text:p>12</text:p>
          </table:table-cell>
          <table:table-cell office:value-type="float" office:value="126" table:style-name="ce17">
            <text:p>12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8364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Relações Internacionais (regime pós-laboral)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42" table:style-name="ce17">
            <text:p>14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9002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Administração Públic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42.5" table:style-name="ce17">
            <text:p>14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9019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Ciência Polític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21" table:style-name="ce16">
            <text:p>21</text:p>
          </table:table-cell>
          <table:table-cell office:value-type="float" office:value="142.5" table:style-name="ce17">
            <text:p>14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54" table:style-name="ce17">
            <text:p>15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9157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Gestão de Recursos Humanos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50" table:style-name="ce17">
            <text:p>15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9229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Relações Internacionais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22" table:style-name="ce16">
            <text:p>22</text:p>
          </table:table-cell>
          <table:table-cell office:value-type="float" office:value="155" table:style-name="ce17">
            <text:p>15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3" table:style-name="ce17">
            <text:p>14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32.5" table:style-name="ce17">
            <text:p>13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9448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Antropologi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18" table:style-name="ce16">
            <text:p>18</text:p>
          </table:table-cell>
          <table:table-cell office:value-type="float" office:value="124.5" table:style-name="ce17">
            <text:p>124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7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31" table:style-name="ce16">
            <text:p>31</text:p>
          </table:table-cell>
          <table:table-cell office:value-type="float" office:value="24" table:style-name="ce16">
            <text:p>24</text:p>
          </table:table-cell>
          <table:table-cell office:value-type="float" office:value="1" table:style-name="ce16">
            <text:p>1</text:p>
          </table:table-cell>
          <table:table-cell office:value-type="float" office:value="56" table:style-name="ce16">
            <text:p>56</text:p>
          </table:table-cell>
          <table:table-cell office:value-type="float" office:value="153.5" table:style-name="ce17">
            <text:p>15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7</text:p>
          </table:table-cell>
          <table:table-cell office:value-type="string" table:style-name="ce15">
            <text:p>9140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Finança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52.5" table:style-name="ce17">
            <text:p>15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7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57" table:style-name="ce16">
            <text:p>57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70" table:style-name="ce16">
            <text:p>70</text:p>
          </table:table-cell>
          <table:table-cell office:value-type="float" office:value="156" table:style-name="ce17">
            <text:p>15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7</text:p>
          </table:table-cell>
          <table:table-cell office:value-type="string" table:style-name="ce15">
            <text:p>9210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Matemática Aplicada à Economia e à Gestã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82" table:style-name="ce17">
            <text:p>18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7</text:p>
          </table:table-cell>
          <table:table-cell office:value-type="string" table:style-name="ce15">
            <text:p>A001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Gestão (ensino em Inglês)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55" table:style-name="ce17">
            <text:p>15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7</text:p>
          </table:table-cell>
          <table:table-cell office:value-type="string" table:style-name="ce15">
            <text:p>A006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Economia (ensino em inglês)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53" table:style-name="ce17">
            <text:p>15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121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Informática e de Computadore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81.5" table:style-name="ce17">
            <text:p>181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66.5" table:style-name="ce17">
            <text:p>166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345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Matemática Aplicada e Computaçã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81" table:style-name="ce17">
            <text:p>181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357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Aeroespacial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89" table:style-name="ce17">
            <text:p>18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358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Biológica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71.3" table:style-name="ce17">
            <text:p>171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359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83.8" table:style-name="ce17">
            <text:p>183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6" table:style-name="ce16">
            <text:p>6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41" table:style-name="ce17">
            <text:p>141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363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de Materiais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63.80000000000001" table:style-name="ce17">
            <text:p>163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367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MI</text:p>
          </table:table-cell>
          <table:table-cell office:value-type="float" office:value="7" table:style-name="ce16">
            <text:p>7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68" table:style-name="ce17">
            <text:p>16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74.8" table:style-name="ce17">
            <text:p>174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458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Física Tecnológica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87.8" table:style-name="ce17">
            <text:p>187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461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66.3" table:style-name="ce17">
            <text:p>166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508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3" table:style-name="ce17">
            <text:p>14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913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Geológica e de Minas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1" table:style-name="ce17">
            <text:p>141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L162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Naval e Oceânic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66.8" table:style-name="ce17">
            <text:p>166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9</text:p>
          </table:table-cell>
          <table:table-cell office:value-type="string" table:style-name="ce15">
            <text:p>9098</text:p>
          </table:table-cell>
          <table:table-cell office:value-type="string" table:style-name="ce15">
            <text:p>Universidade de Lisboa - Instituto Superior Técnico (Tagus Park)</text:p>
          </table:table-cell>
          <table:table-cell office:value-type="string" table:style-name="ce15">
            <text:p>Engenharia de Telecomunicações e Informát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3.30000000000001" table:style-name="ce17">
            <text:p>153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9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Universidade de Lisboa - Instituto Superior Técnico (Tagus Park)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67.3" table:style-name="ce17">
            <text:p>167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9</text:p>
          </table:table-cell>
          <table:table-cell office:value-type="string" table:style-name="ce15">
            <text:p>9121</text:p>
          </table:table-cell>
          <table:table-cell office:value-type="string" table:style-name="ce15">
            <text:p>Universidade de Lisboa - Instituto Superior Técnico (Tagus Park)</text:p>
          </table:table-cell>
          <table:table-cell office:value-type="string" table:style-name="ce15">
            <text:p>Engenharia Informática e de Computadores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68" table:style-name="ce17">
            <text:p>16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1519</text:p>
          </table:table-cell>
          <table:table-cell office:value-type="string" table:style-name="ce15">
            <text:p>9912</text:p>
          </table:table-cell>
          <table:table-cell office:value-type="string" table:style-name="ce15">
            <text:p>Universidade de Lisboa - Instituto Superior Técnico (Tagus Park)</text:p>
          </table:table-cell>
          <table:table-cell office:value-type="string" table:style-name="ce15">
            <text:p>Engenharia Eletrón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9.5" table:style-name="ce17">
            <text:p>159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1</text:p>
          </table:table-cell>
          <table:table-cell office:value-type="string" table:style-name="ce15">
            <text:p>8005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Marketing (regime pós-laboral)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1.5" table:style-name="ce17">
            <text:p>131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1</text:p>
          </table:table-cell>
          <table:table-cell office:value-type="string" table:style-name="ce15">
            <text:p>8449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Contabilidade (regime de ensino a distância)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06.7" table:style-name="ce17">
            <text:p>106,7</text:p>
          </table:table-cell>
          <table:table-cell office:value-type="float" office:value="2" table:style-name="ce16">
            <text:p>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1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35.19999999999999" table:style-name="ce17">
            <text:p>135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1</text:p>
          </table:table-cell>
          <table:table-cell office:value-type="string" table:style-name="ce15">
            <text:p>9140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Finança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3.4" table:style-name="ce17">
            <text:p>143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1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0.30000000000001" table:style-name="ce17">
            <text:p>140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1</text:p>
          </table:table-cell>
          <table:table-cell office:value-type="string" table:style-name="ce15">
            <text:p>9869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Contabilidade (regime pós-laboral)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6.1" table:style-name="ce17">
            <text:p>126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1</text:p>
          </table:table-cell>
          <table:table-cell office:value-type="string" table:style-name="ce15">
            <text:p>9888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Finanças (regime pós-laboral)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0.9" table:style-name="ce17">
            <text:p>120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2</text:p>
          </table:table-cell>
          <table:table-cell office:value-type="string" table:style-name="ce15">
            <text:p>8016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Tecnologias da Informaçã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22.9" table:style-name="ce17">
            <text:p>122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2</text:p>
          </table:table-cell>
          <table:table-cell office:value-type="string" table:style-name="ce15">
            <text:p>8405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Gestão da Qualidade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4.2" table:style-name="ce17">
            <text:p>124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2</text:p>
          </table:table-cell>
          <table:table-cell office:value-type="string" table:style-name="ce15">
            <text:p>9109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Engenharia Eletrotécnic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22.8" table:style-name="ce17">
            <text:p>122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2</text:p>
          </table:table-cell>
          <table:table-cell office:value-type="string" table:style-name="ce15">
            <text:p>9235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Secretariado e Comunicação Empresarial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2.4" table:style-name="ce17">
            <text:p>132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2</text:p>
          </table:table-cell>
          <table:table-cell office:value-type="string" table:style-name="ce15">
            <text:p>9769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Gestão Pública e Autárqu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4.5" table:style-name="ce17">
            <text:p>124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2</text:p>
          </table:table-cell>
          <table:table-cell office:value-type="string" table:style-name="ce15">
            <text:p>L021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Gestão Comercial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28.9" table:style-name="ce17">
            <text:p>128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3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e Aveiro - Escola Superior de Saúde de Aveiro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25" table:style-name="ce16">
            <text:p>25</text:p>
          </table:table-cell>
          <table:table-cell office:value-type="float" office:value="139.4" table:style-name="ce17">
            <text:p>139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3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Universidade de Aveiro - Escola Superior de Saúde de Aveiro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0.6" table:style-name="ce17">
            <text:p>150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3</text:p>
          </table:table-cell>
          <table:table-cell office:value-type="string" table:style-name="ce15">
            <text:p>9890</text:p>
          </table:table-cell>
          <table:table-cell office:value-type="string" table:style-name="ce15">
            <text:p>Universidade de Aveiro - Escola Superior de Saúde de Aveiro</text:p>
          </table:table-cell>
          <table:table-cell office:value-type="string" table:style-name="ce15">
            <text:p>Terapia da Fal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2.80000000000001" table:style-name="ce17">
            <text:p>132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3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Universidade de Aveiro - Escola Superior de Saúde de Aveiro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5.4" table:style-name="ce17">
            <text:p>135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4</text:p>
          </table:table-cell>
          <table:table-cell office:value-type="string" table:style-name="ce15">
            <text:p>L135</text:p>
          </table:table-cell>
          <table:table-cell office:value-type="string" table:style-name="ce15">
            <text:p>Universidade de Aveiro - Escola Superior de Design, Gestão e Tecnologia da Produção de Aveiro-Norte</text:p>
          </table:table-cell>
          <table:table-cell office:value-type="string" table:style-name="ce15">
            <text:p>Tecnologia e Sistemas de Produçã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06.1" table:style-name="ce17">
            <text:p>106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14</text:p>
          </table:table-cell>
          <table:table-cell office:value-type="string" table:style-name="ce15">
            <text:p>L138</text:p>
          </table:table-cell>
          <table:table-cell office:value-type="string" table:style-name="ce15">
            <text:p>Universidade de Aveiro - Escola Superior de Design, Gestão e Tecnologia da Produção de Aveiro-Norte</text:p>
          </table:table-cell>
          <table:table-cell office:value-type="string" table:style-name="ce15">
            <text:p>Design de Produto e Tecnolog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5.6" table:style-name="ce17">
            <text:p>135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21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Instituto Politécnico de Beja - Escola Superior Agrária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1.9" table:style-name="ce17">
            <text:p>111,9</text:p>
          </table:table-cell>
          <table:table-cell office:value-type="float" office:value="43" table:style-name="ce16">
            <text:p>4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21</text:p>
          </table:table-cell>
          <table:table-cell office:value-type="string" table:style-name="ce15">
            <text:p>9099</text:p>
          </table:table-cell>
          <table:table-cell office:value-type="string" table:style-name="ce15">
            <text:p>Instituto Politécnico de Beja - Escola Superior Agrári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3" table:style-name="ce16">
            <text:p>2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21</text:p>
          </table:table-cell>
          <table:table-cell office:value-type="string" table:style-name="ce15">
            <text:p>9350</text:p>
          </table:table-cell>
          <table:table-cell office:value-type="string" table:style-name="ce15">
            <text:p>Instituto Politécnico de Beja - Escola Superior Agrária</text:p>
          </table:table-cell>
          <table:table-cell office:value-type="string" table:style-name="ce15">
            <text:p>Ciência e Tecnologia dos Alimentos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2" table:style-name="ce16">
            <text:p>2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21</text:p>
          </table:table-cell>
          <table:table-cell office:value-type="string" table:style-name="ce15">
            <text:p>L157</text:p>
          </table:table-cell>
          <table:table-cell office:value-type="string" table:style-name="ce15">
            <text:p>Instituto Politécnico de Beja - Escola Superior Agrária</text:p>
          </table:table-cell>
          <table:table-cell office:value-type="string" table:style-name="ce15">
            <text:p>Tecnologias Bioanalítica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22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Instituto Politécnico de Beja - Escola Superior de Educação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08.7" table:style-name="ce17">
            <text:p>108,7</text:p>
          </table:table-cell>
          <table:table-cell office:value-type="float" office:value="8" table:style-name="ce16">
            <text:p>8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22</text:p>
          </table:table-cell>
          <table:table-cell office:value-type="string" table:style-name="ce15">
            <text:p>9563</text:p>
          </table:table-cell>
          <table:table-cell office:value-type="string" table:style-name="ce15">
            <text:p>Instituto Politécnico de Beja - Escola Superior de Educação</text:p>
          </table:table-cell>
          <table:table-cell office:value-type="string" table:style-name="ce15">
            <text:p>Desport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0.7" table:style-name="ce17">
            <text:p>120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2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Beja - Escola Superior de Edu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15.8" table:style-name="ce17">
            <text:p>115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23</text:p>
          </table:table-cell>
          <table:table-cell office:value-type="string" table:style-name="ce15">
            <text:p>8437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Solicitadoria (regime de ensino a distância)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10.6" table:style-name="ce17">
            <text:p>110,6</text:p>
          </table:table-cell>
          <table:table-cell office:value-type="float" office:value="7" table:style-name="ce16">
            <text:p>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2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6" table:style-name="ce16">
            <text:p>26</text:p>
          </table:table-cell>
          <table:table-cell office:value-type="float" office:value="105.6" table:style-name="ce17">
            <text:p>105,6</text:p>
          </table:table-cell>
          <table:table-cell office:value-type="float" office:value="4" table:style-name="ce16">
            <text:p>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23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15.2" table:style-name="ce17">
            <text:p>115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23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1" table:style-name="ce16">
            <text:p>11</text:p>
          </table:table-cell>
          <table:table-cell office:value-type="float" office:value="110.4" table:style-name="ce17">
            <text:p>110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23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23" table:style-name="ce17">
            <text:p>12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23</text:p>
          </table:table-cell>
          <table:table-cell office:value-type="string" table:style-name="ce15">
            <text:p>9994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Gestão de Empresas (regime pós-laboral)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01" table:style-name="ce17">
            <text:p>101,0</text:p>
          </table:table-cell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8015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Solicitadoria (regime pós-laboral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5.5" table:style-name="ce17">
            <text:p>135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8402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Gestão Pública (regime de ensino a distância)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04.4" table:style-name="ce17">
            <text:p>104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4.6" table:style-name="ce17">
            <text:p>134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9140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Finança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1.30000000000001" table:style-name="ce17">
            <text:p>131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2.19999999999999" table:style-name="ce17">
            <text:p>142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4.80000000000001" table:style-name="ce17">
            <text:p>144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9759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Fiscalidade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1.4" table:style-name="ce17">
            <text:p>131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9869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Contabilidade (regime pós-laboral)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9.4" table:style-name="ce17">
            <text:p>129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9990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Fiscalidade (regime pós-laboral)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24.1" table:style-name="ce17">
            <text:p>124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9994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Gestão de Empresas (regime pós-laboral)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3.5" table:style-name="ce17">
            <text:p>14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L140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Gestão Públic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33.5" table:style-name="ce17">
            <text:p>13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2</text:p>
          </table:table-cell>
          <table:table-cell office:value-type="string" table:style-name="ce15">
            <text:p>8311</text:p>
          </table:table-cell>
          <table:table-cell office:value-type="string" table:style-name="ce15">
            <text:p>Instituto Politécnico do Cávado e do Ave - Escola Superior de Tecnologia</text:p>
          </table:table-cell>
          <table:table-cell office:value-type="string" table:style-name="ce15">
            <text:p>Engenharia em Desenvolvimento de Jogos Digitai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4.9" table:style-name="ce17">
            <text:p>134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2</text:p>
          </table:table-cell>
          <table:table-cell office:value-type="string" table:style-name="ce15">
            <text:p>8409</text:p>
          </table:table-cell>
          <table:table-cell office:value-type="string" table:style-name="ce15">
            <text:p>Instituto Politécnico do Cávado e do Ave - Escola Superior de Tecnologia</text:p>
          </table:table-cell>
          <table:table-cell office:value-type="string" table:style-name="ce15">
            <text:p>Engenharia de Sistemas Informático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4.19999999999999" table:style-name="ce17">
            <text:p>144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2</text:p>
          </table:table-cell>
          <table:table-cell office:value-type="string" table:style-name="ce15">
            <text:p>8417</text:p>
          </table:table-cell>
          <table:table-cell office:value-type="string" table:style-name="ce15">
            <text:p>Instituto Politécnico do Cávado e do Ave - Escola Superior de Tecnologia</text:p>
          </table:table-cell>
          <table:table-cell office:value-type="string" table:style-name="ce15">
            <text:p>Engenharia de Sistemas Informáticos (regime pós-laboral)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40.19999999999999" table:style-name="ce17">
            <text:p>140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2</text:p>
          </table:table-cell>
          <table:table-cell office:value-type="string" table:style-name="ce15">
            <text:p>8467</text:p>
          </table:table-cell>
          <table:table-cell office:value-type="string" table:style-name="ce15">
            <text:p>Instituto Politécnico do Cávado e do Ave - Escola Superior de Tecnologia</text:p>
          </table:table-cell>
          <table:table-cell office:value-type="string" table:style-name="ce15">
            <text:p>Informática Méd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2.6" table:style-name="ce17">
            <text:p>132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2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o Cávado e do Ave - Escola Superior de Tecnologi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3</text:p>
          </table:table-cell>
          <table:table-cell office:value-type="string" table:style-name="ce15">
            <text:p>9074</text:p>
          </table:table-cell>
          <table:table-cell office:value-type="string" table:style-name="ce15">
            <text:p>Instituto Politécnico do Cávado e do Ave - Escola Superior de Design</text:p>
          </table:table-cell>
          <table:table-cell office:value-type="string" table:style-name="ce15">
            <text:p>Design Industrial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60.69999999999999" table:style-name="ce17">
            <text:p>160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3</text:p>
          </table:table-cell>
          <table:table-cell office:value-type="string" table:style-name="ce15">
            <text:p>9470</text:p>
          </table:table-cell>
          <table:table-cell office:value-type="string" table:style-name="ce15">
            <text:p>Instituto Politécnico do Cávado e do Ave - Escola Superior de Design</text:p>
          </table:table-cell>
          <table:table-cell office:value-type="string" table:style-name="ce15">
            <text:p>Design Gráfic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54.6" table:style-name="ce17">
            <text:p>154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3</text:p>
          </table:table-cell>
          <table:table-cell office:value-type="string" table:style-name="ce15">
            <text:p>9873</text:p>
          </table:table-cell>
          <table:table-cell office:value-type="string" table:style-name="ce15">
            <text:p>Instituto Politécnico do Cávado e do Ave - Escola Superior de Design</text:p>
          </table:table-cell>
          <table:table-cell office:value-type="string" table:style-name="ce15">
            <text:p>Design Gráfico (regime pós-laboral)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0.4" table:style-name="ce17">
            <text:p>150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4</text:p>
          </table:table-cell>
          <table:table-cell office:value-type="string" table:style-name="ce15">
            <text:p>8156</text:p>
          </table:table-cell>
          <table:table-cell office:value-type="string" table:style-name="ce15">
            <text:p>Instituto Politécnico do Cávado e do Ave - Escola Superior de Hotelaria e Turismo</text:p>
          </table:table-cell>
          <table:table-cell office:value-type="string" table:style-name="ce15">
            <text:p>Gestão de Atividades Turísticas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6.30000000000001" table:style-name="ce17">
            <text:p>136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34</text:p>
          </table:table-cell>
          <table:table-cell office:value-type="string" table:style-name="ce15">
            <text:p>8341</text:p>
          </table:table-cell>
          <table:table-cell office:value-type="string" table:style-name="ce15">
            <text:p>Instituto Politécnico do Cávado e do Ave - Escola Superior de Hotelaria e Turismo</text:p>
          </table:table-cell>
          <table:table-cell office:value-type="string" table:style-name="ce15">
            <text:p>Gestão de Atividades Turísticas (regime pós-laboral)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0.5" table:style-name="ce17">
            <text:p>13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1</text:p>
          </table:table-cell>
          <table:table-cell office:value-type="string" table:style-name="ce15">
            <text:p>8401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Fitofarmácia e Plantas Aromáticas e Medicinais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2.4" table:style-name="ce17">
            <text:p>112,4</text:p>
          </table:table-cell>
          <table:table-cell office:value-type="float" office:value="23" table:style-name="ce16">
            <text:p>2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1</text:p>
          </table:table-cell>
          <table:table-cell office:value-type="string" table:style-name="ce15">
            <text:p>9085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Enfermagem Veterinária</text:p>
          </table:table-cell>
          <table:table-cell office:value-type="string" table:style-name="ce15">
            <text:p>L1</text:p>
          </table:table-cell>
          <table:table-cell office:value-type="float" office:value="54" table:style-name="ce16">
            <text:p>5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20.3" table:style-name="ce17">
            <text:p>120,3</text:p>
          </table:table-cell>
          <table:table-cell office:value-type="float" office:value="50" table:style-name="ce16">
            <text:p>5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1</text:p>
          </table:table-cell>
          <table:table-cell office:value-type="string" table:style-name="ce15">
            <text:p>9086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Engenharia Agronómica</text:p>
          </table:table-cell>
          <table:table-cell office:value-type="string" table:style-name="ce15">
            <text:p>L1</text:p>
          </table:table-cell>
          <table:table-cell office:value-type="float" office:value="44" table:style-name="ce16">
            <text:p>4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44" table:style-name="ce16">
            <text:p>4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1</text:p>
          </table:table-cell>
          <table:table-cell office:value-type="string" table:style-name="ce15">
            <text:p>9087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Engenharia Alimentar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1</text:p>
          </table:table-cell>
          <table:table-cell office:value-type="string" table:style-name="ce15">
            <text:p>9099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35" table:style-name="ce16">
            <text:p>3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1</text:p>
          </table:table-cell>
          <table:table-cell office:value-type="string" table:style-name="ce15">
            <text:p>9129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Engenharia Zootécnica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48" table:style-name="ce17">
            <text:p>148,0</text:p>
          </table:table-cell>
          <table:table-cell office:value-type="float" office:value="22" table:style-name="ce16">
            <text:p>2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1</text:p>
          </table:table-cell>
          <table:table-cell office:value-type="string" table:style-name="ce15">
            <text:p>L029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Biologia e Biotecnolog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06.8" table:style-name="ce17">
            <text:p>106,8</text:p>
          </table:table-cell>
          <table:table-cell office:value-type="float" office:value="22" table:style-name="ce16">
            <text:p>2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8323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Línguas Estrangeiras: Inglês e Espanhol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11.9" table:style-name="ce17">
            <text:p>111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8374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Línguas para Relações Internacionais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32.80000000000001" table:style-name="ce17">
            <text:p>132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9082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Educação Ambienta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06.1" table:style-name="ce17">
            <text:p>106,1</text:p>
          </table:table-cell>
          <table:table-cell office:value-type="float" office:value="22" table:style-name="ce16">
            <text:p>2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56" table:style-name="ce16">
            <text:p>5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6" table:style-name="ce16">
            <text:p>36</text:p>
          </table:table-cell>
          <table:table-cell office:value-type="float" office:value="99" table:style-name="ce17">
            <text:p>99,0</text:p>
          </table:table-cell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9214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Música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10.8" table:style-name="ce17">
            <text:p>110,8</text:p>
          </table:table-cell>
          <table:table-cell office:value-type="float" office:value="8" table:style-name="ce16">
            <text:p>8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9563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Desporto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19.8" table:style-name="ce17">
            <text:p>119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39" table:style-name="ce16">
            <text:p>3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0" table:style-name="ce16">
            <text:p>30</text:p>
          </table:table-cell>
          <table:table-cell office:value-type="float" office:value="104.2" table:style-name="ce17">
            <text:p>104,2</text:p>
          </table:table-cell>
          <table:table-cell office:value-type="float" office:value="9" table:style-name="ce16">
            <text:p>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9898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Arte e Design</text:p>
          </table:table-cell>
          <table:table-cell office:value-type="string" table:style-name="ce15">
            <text:p>L1</text:p>
          </table:table-cell>
          <table:table-cell office:value-type="float" office:value="31" table:style-name="ce16">
            <text:p>3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05" table:style-name="ce17">
            <text:p>105,0</text:p>
          </table:table-cell>
          <table:table-cell office:value-type="float" office:value="16" table:style-name="ce16">
            <text:p>16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9933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Animação e Produção Artíst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11.9" table:style-name="ce17">
            <text:p>111,9</text:p>
          </table:table-cell>
          <table:table-cell office:value-type="float" office:value="23" table:style-name="ce16">
            <text:p>2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L088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Relações Lusófonas e Língua Portugues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3" table:style-name="ce17">
            <text:p>113,0</text:p>
          </table:table-cell>
          <table:table-cell office:value-type="float" office:value="29" table:style-name="ce16">
            <text:p>2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6" table:style-name="ce16">
            <text:p>26</text:p>
          </table:table-cell>
          <table:table-cell office:value-type="float" office:value="110.2" table:style-name="ce17">
            <text:p>110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40" table:style-name="ce16">
            <text:p>4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49" table:style-name="ce16">
            <text:p>4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5.9" table:style-name="ce17">
            <text:p>115,9</text:p>
          </table:table-cell>
          <table:table-cell office:value-type="float" office:value="48" table:style-name="ce16">
            <text:p>48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31" table:style-name="ce16">
            <text:p>3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35" table:style-name="ce16">
            <text:p>35</text:p>
          </table:table-cell>
          <table:table-cell office:value-type="float" office:value="120" table:style-name="ce17">
            <text:p>12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19.2" table:style-name="ce17">
            <text:p>119,2</text:p>
          </table:table-cell>
          <table:table-cell office:value-type="float" office:value="41" table:style-name="ce16">
            <text:p>4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125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2.1" table:style-name="ce17">
            <text:p>112,1</text:p>
          </table:table-cell>
          <table:table-cell office:value-type="float" office:value="23" table:style-name="ce16">
            <text:p>2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30.6" table:style-name="ce17">
            <text:p>130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186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Informática de Gestão</text:p>
          </table:table-cell>
          <table:table-cell office:value-type="string" table:style-name="ce15">
            <text:p>L1</text:p>
          </table:table-cell>
          <table:table-cell office:value-type="float" office:value="46" table:style-name="ce16">
            <text:p>4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8.4" table:style-name="ce17">
            <text:p>118,4</text:p>
          </table:table-cell>
          <table:table-cell office:value-type="float" office:value="44" table:style-name="ce16">
            <text:p>4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910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de Energias Renováveis</text:p>
          </table:table-cell>
          <table:table-cell office:value-type="string" table:style-name="ce15">
            <text:p>L1</text:p>
          </table:table-cell>
          <table:table-cell office:value-type="float" office:value="62" table:style-name="ce16">
            <text:p>6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62" table:style-name="ce16">
            <text:p>6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991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Gestão (regime pós-laboral)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07.8" table:style-name="ce17">
            <text:p>107,8</text:p>
          </table:table-cell>
          <table:table-cell office:value-type="float" office:value="8" table:style-name="ce16">
            <text:p>8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A004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Gestão de Negócios Internacionais (Curso Europeu, ensino em Inglês)</text:p>
          </table:table-cell>
          <table:table-cell office:value-type="string" table:style-name="ce15">
            <text:p>L1</text:p>
          </table:table-cell>
          <table:table-cell office:value-type="float" office:value="52" table:style-name="ce16">
            <text:p>5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15.5" table:style-name="ce17">
            <text:p>115,5</text:p>
          </table:table-cell>
          <table:table-cell office:value-type="float" office:value="46" table:style-name="ce16">
            <text:p>46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L058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Tecnologia e Gestão Industrial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7" table:style-name="ce16">
            <text:p>2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L069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Tecnologia Biomédica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06.8" table:style-name="ce17">
            <text:p>106,8</text:p>
          </table:table-cell>
          <table:table-cell office:value-type="float" office:value="21" table:style-name="ce16">
            <text:p>2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5</text:p>
          </table:table-cell>
          <table:table-cell office:value-type="string" table:style-name="ce15">
            <text:p>8309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Design de Jogos Digitais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1" table:style-name="ce16">
            <text:p>21</text:p>
          </table:table-cell>
          <table:table-cell office:value-type="float" office:value="104.1" table:style-name="ce17">
            <text:p>104,1</text:p>
          </table:table-cell>
          <table:table-cell office:value-type="float" office:value="2" table:style-name="ce16">
            <text:p>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5</text:p>
          </table:table-cell>
          <table:table-cell office:value-type="string" table:style-name="ce15">
            <text:p>9165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Gestão e Administração Pública</text:p>
          </table:table-cell>
          <table:table-cell office:value-type="string" table:style-name="ce15">
            <text:p>L1</text:p>
          </table:table-cell>
          <table:table-cell office:value-type="float" office:value="42" table:style-name="ce16">
            <text:p>4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2" table:style-name="ce16">
            <text:p>22</text:p>
          </table:table-cell>
          <table:table-cell office:value-type="float" office:value="100" table:style-name="ce17">
            <text:p>100,0</text:p>
          </table:table-cell>
          <table:table-cell office:value-type="float" office:value="22" table:style-name="ce16">
            <text:p>2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5</text:p>
          </table:table-cell>
          <table:table-cell office:value-type="string" table:style-name="ce15">
            <text:p>9188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Informática e Comunicações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9.3" table:style-name="ce17">
            <text:p>119,3</text:p>
          </table:table-cell>
          <table:table-cell office:value-type="float" office:value="29" table:style-name="ce16">
            <text:p>2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5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18.8" table:style-name="ce17">
            <text:p>118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5</text:p>
          </table:table-cell>
          <table:table-cell office:value-type="string" table:style-name="ce15">
            <text:p>9213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Multimédia</text:p>
          </table:table-cell>
          <table:table-cell office:value-type="string" table:style-name="ce15">
            <text:p>L1</text:p>
          </table:table-cell>
          <table:table-cell office:value-type="float" office:value="47" table:style-name="ce16">
            <text:p>4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1" table:style-name="ce16">
            <text:p>21</text:p>
          </table:table-cell>
          <table:table-cell office:value-type="float" office:value="99.7" table:style-name="ce17">
            <text:p>99,7</text:p>
          </table:table-cell>
          <table:table-cell office:value-type="float" office:value="27" table:style-name="ce16">
            <text:p>2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5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22.9" table:style-name="ce17">
            <text:p>122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5</text:p>
          </table:table-cell>
          <table:table-cell office:value-type="string" table:style-name="ce15">
            <text:p>9247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Tecnologias da Comunicação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07.5" table:style-name="ce17">
            <text:p>107,5</text:p>
          </table:table-cell>
          <table:table-cell office:value-type="float" office:value="18" table:style-name="ce16">
            <text:p>18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45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38" table:style-name="ce16">
            <text:p>3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3" table:style-name="ce16">
            <text:p>33</text:p>
          </table:table-cell>
          <table:table-cell office:value-type="float" office:value="101.9" table:style-name="ce17">
            <text:p>101,9</text:p>
          </table:table-cell>
          <table:table-cell office:value-type="float" office:value="5" table:style-name="ce16">
            <text:p>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1</text:p>
          </table:table-cell>
          <table:table-cell office:value-type="string" table:style-name="ce15">
            <text:p>8397</text:p>
          </table:table-cell>
          <table:table-cell office:value-type="string" table:style-name="ce15">
            <text:p>Instituto Politécnico de Castelo Branco - Escola Superior Agrária de Castelo Branco</text:p>
          </table:table-cell>
          <table:table-cell office:value-type="string" table:style-name="ce15">
            <text:p>Engenharia de Proteção Civi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5.4" table:style-name="ce17">
            <text:p>115,4</text:p>
          </table:table-cell>
          <table:table-cell office:value-type="float" office:value="19" table:style-name="ce16">
            <text:p>1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1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Instituto Politécnico de Castelo Branco - Escola Superior Agrária de Castelo Branco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5.7" table:style-name="ce17">
            <text:p>115,7</text:p>
          </table:table-cell>
          <table:table-cell office:value-type="float" office:value="21" table:style-name="ce16">
            <text:p>2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1</text:p>
          </table:table-cell>
          <table:table-cell office:value-type="string" table:style-name="ce15">
            <text:p>9085</text:p>
          </table:table-cell>
          <table:table-cell office:value-type="string" table:style-name="ce15">
            <text:p>Instituto Politécnico de Castelo Branco - Escola Superior Agrária de Castelo Branco</text:p>
          </table:table-cell>
          <table:table-cell office:value-type="string" table:style-name="ce15">
            <text:p>Enfermagem Veterinári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07.1" table:style-name="ce17">
            <text:p>107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1</text:p>
          </table:table-cell>
          <table:table-cell office:value-type="string" table:style-name="ce15">
            <text:p>L093</text:p>
          </table:table-cell>
          <table:table-cell office:value-type="string" table:style-name="ce15">
            <text:p>Instituto Politécnico de Castelo Branco - Escola Superior Agrária de Castelo Branco</text:p>
          </table:table-cell>
          <table:table-cell office:value-type="string" table:style-name="ce15">
            <text:p>Biotecnologia Alimentar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6.9" table:style-name="ce17">
            <text:p>116,9</text:p>
          </table:table-cell>
          <table:table-cell office:value-type="float" office:value="23" table:style-name="ce16">
            <text:p>2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1</text:p>
          </table:table-cell>
          <table:table-cell office:value-type="string" table:style-name="ce15">
            <text:p>L132</text:p>
          </table:table-cell>
          <table:table-cell office:value-type="string" table:style-name="ce15">
            <text:p>Instituto Politécnico de Castelo Branco - Escola Superior Agrária de Castelo Branco</text:p>
          </table:table-cell>
          <table:table-cell office:value-type="string" table:style-name="ce15">
            <text:p>Produção de Alimentos e Nutrição Human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2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Instituto Politécnico de Castelo Branco - Escola Superior de Educação de Castelo Branco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18.5" table:style-name="ce17">
            <text:p>11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2</text:p>
          </table:table-cell>
          <table:table-cell office:value-type="string" table:style-name="ce15">
            <text:p>9485</text:p>
          </table:table-cell>
          <table:table-cell office:value-type="string" table:style-name="ce15">
            <text:p>Instituto Politécnico de Castelo Branco - Escola Superior de Educação de Castelo Branco</text:p>
          </table:table-cell>
          <table:table-cell office:value-type="string" table:style-name="ce15">
            <text:p>Secretariado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07" table:style-name="ce17">
            <text:p>107,0</text:p>
          </table:table-cell>
          <table:table-cell office:value-type="float" office:value="6" table:style-name="ce16">
            <text:p>6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2</text:p>
          </table:table-cell>
          <table:table-cell office:value-type="string" table:style-name="ce15">
            <text:p>9850</text:p>
          </table:table-cell>
          <table:table-cell office:value-type="string" table:style-name="ce15">
            <text:p>Instituto Politécnico de Castelo Branco - Escola Superior de Educação de Castelo Branco</text:p>
          </table:table-cell>
          <table:table-cell office:value-type="string" table:style-name="ce15">
            <text:p>Desporto e Atividade Físic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2" table:style-name="ce16">
            <text:p>22</text:p>
          </table:table-cell>
          <table:table-cell office:value-type="float" office:value="111.4" table:style-name="ce17">
            <text:p>111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Castelo Branco - Escola Superior de Educação de Castelo Branc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95" table:style-name="ce17">
            <text:p>95,0</text:p>
          </table:table-cell>
          <table:table-cell office:value-type="float" office:value="12" table:style-name="ce16">
            <text:p>1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3</text:p>
          </table:table-cell>
          <table:table-cell office:value-type="string" table:style-name="ce15">
            <text:p>8463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Engenharia das Energias Renovávei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3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3</text:p>
          </table:table-cell>
          <table:table-cell office:value-type="string" table:style-name="ce15">
            <text:p>9111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Engenharia Eletrotécnica e das Telecomunicações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30.69999999999999" table:style-name="ce17">
            <text:p>130,7</text:p>
          </table:table-cell>
          <table:table-cell office:value-type="float" office:value="22" table:style-name="ce16">
            <text:p>2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3</text:p>
          </table:table-cell>
          <table:table-cell office:value-type="string" table:style-name="ce15">
            <text:p>9118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Engenharia Industria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5.4" table:style-name="ce17">
            <text:p>115,4</text:p>
          </table:table-cell>
          <table:table-cell office:value-type="float" office:value="24" table:style-name="ce16">
            <text:p>2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26.7" table:style-name="ce17">
            <text:p>126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3</text:p>
          </table:table-cell>
          <table:table-cell office:value-type="string" table:style-name="ce15">
            <text:p>9248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Tecnologias da Informação e Multiméd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15.5" table:style-name="ce17">
            <text:p>115,5</text:p>
          </table:table-cell>
          <table:table-cell office:value-type="float" office:value="16" table:style-name="ce16">
            <text:p>16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4</text:p>
          </table:table-cell>
          <table:table-cell office:value-type="string" table:style-name="ce15">
            <text:p>9063</text:p>
          </table:table-cell>
          <table:table-cell office:value-type="string" table:style-name="ce15">
            <text:p>Instituto Politécnico de Castelo Branco - Escola Superior de Gestão de Idanha-a-Nova</text:p>
          </table:table-cell>
          <table:table-cell office:value-type="string" table:style-name="ce15">
            <text:p>Contabilidade e Gestão Financeira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10" table:style-name="ce17">
            <text:p>110,0</text:p>
          </table:table-cell>
          <table:table-cell office:value-type="float" office:value="14" table:style-name="ce16">
            <text:p>1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4</text:p>
          </table:table-cell>
          <table:table-cell office:value-type="string" table:style-name="ce15">
            <text:p>9173</text:p>
          </table:table-cell>
          <table:table-cell office:value-type="string" table:style-name="ce15">
            <text:p>Instituto Politécnico de Castelo Branco - Escola Superior de Gestão de Idanha-a-Nova</text:p>
          </table:table-cell>
          <table:table-cell office:value-type="string" table:style-name="ce15">
            <text:p>Gestão Hoteleir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99.7" table:style-name="ce17">
            <text:p>99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4</text:p>
          </table:table-cell>
          <table:table-cell office:value-type="string" table:style-name="ce15">
            <text:p>9177</text:p>
          </table:table-cell>
          <table:table-cell office:value-type="string" table:style-name="ce15">
            <text:p>Instituto Politécnico de Castelo Branco - Escola Superior de Gestão de Idanha-a-Nova</text:p>
          </table:table-cell>
          <table:table-cell office:value-type="string" table:style-name="ce15">
            <text:p>Gestão Turística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02.2" table:style-name="ce17">
            <text:p>102,2</text:p>
          </table:table-cell>
          <table:table-cell office:value-type="float" office:value="17" table:style-name="ce16">
            <text:p>1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4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e Castelo Branco - Escola Superior de Gestão de Idanha-a-Nova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15.8" table:style-name="ce17">
            <text:p>115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4</text:p>
          </table:table-cell>
          <table:table-cell office:value-type="string" table:style-name="ce15">
            <text:p>L021</text:p>
          </table:table-cell>
          <table:table-cell office:value-type="string" table:style-name="ce15">
            <text:p>Instituto Politécnico de Castelo Branco - Escola Superior de Gestão de Idanha-a-Nova</text:p>
          </table:table-cell>
          <table:table-cell office:value-type="string" table:style-name="ce15">
            <text:p>Gestão Comercial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99.3" table:style-name="ce17">
            <text:p>99,3</text:p>
          </table:table-cell>
          <table:table-cell office:value-type="float" office:value="21" table:style-name="ce16">
            <text:p>2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5</text:p>
          </table:table-cell>
          <table:table-cell office:value-type="string" table:style-name="ce15">
            <text:p>9725</text:p>
          </table:table-cell>
          <table:table-cell office:value-type="string" table:style-name="ce15">
            <text:p>Instituto Politécnico de Castelo Branco - Escola Superior de Artes Aplicadas</text:p>
          </table:table-cell>
          <table:table-cell office:value-type="string" table:style-name="ce15">
            <text:p>Design de Interiores e Equipamento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18.8" table:style-name="ce17">
            <text:p>118,8</text:p>
          </table:table-cell>
          <table:table-cell office:value-type="float" office:value="11" table:style-name="ce16">
            <text:p>1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5</text:p>
          </table:table-cell>
          <table:table-cell office:value-type="string" table:style-name="ce15">
            <text:p>9726</text:p>
          </table:table-cell>
          <table:table-cell office:value-type="string" table:style-name="ce15">
            <text:p>Instituto Politécnico de Castelo Branco - Escola Superior de Artes Aplicadas</text:p>
          </table:table-cell>
          <table:table-cell office:value-type="string" table:style-name="ce15">
            <text:p>Design de Moda e Têxtil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12.3" table:style-name="ce17">
            <text:p>112,3</text:p>
          </table:table-cell>
          <table:table-cell office:value-type="float" office:value="3" table:style-name="ce16">
            <text:p>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55</text:p>
          </table:table-cell>
          <table:table-cell office:value-type="string" table:style-name="ce15">
            <text:p>L158</text:p>
          </table:table-cell>
          <table:table-cell office:value-type="string" table:style-name="ce15">
            <text:p>Instituto Politécnico de Castelo Branco - Escola Superior de Artes Aplicadas</text:p>
          </table:table-cell>
          <table:table-cell office:value-type="string" table:style-name="ce15">
            <text:p>Design de Comunicação e Audiovisual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14.9" table:style-name="ce17">
            <text:p>114,9</text:p>
          </table:table-cell>
          <table:table-cell office:value-type="float" office:value="3" table:style-name="ce16">
            <text:p>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1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25.8" table:style-name="ce17">
            <text:p>125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1</text:p>
          </table:table-cell>
          <table:table-cell office:value-type="string" table:style-name="ce15">
            <text:p>9619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Engenharia Agro-Pecuári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1.5" table:style-name="ce17">
            <text:p>111,5</text:p>
          </table:table-cell>
          <table:table-cell office:value-type="float" office:value="28" table:style-name="ce16">
            <text:p>28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1</text:p>
          </table:table-cell>
          <table:table-cell office:value-type="string" table:style-name="ce15">
            <text:p>9673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Agricultura Biológ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1</text:p>
          </table:table-cell>
          <table:table-cell office:value-type="string" table:style-name="ce15">
            <text:p>L009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Ciências Florestais e Recursos Naturais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14.3" table:style-name="ce17">
            <text:p>114,3</text:p>
          </table:table-cell>
          <table:table-cell office:value-type="float" office:value="14" table:style-name="ce16">
            <text:p>1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1</text:p>
          </table:table-cell>
          <table:table-cell office:value-type="string" table:style-name="ce15">
            <text:p>L015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Tecnologia Alimentar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07.1" table:style-name="ce17">
            <text:p>107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1</text:p>
          </table:table-cell>
          <table:table-cell office:value-type="string" table:style-name="ce15">
            <text:p>L024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Tecnologia e Gestão Ambiental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98.3" table:style-name="ce17">
            <text:p>98,3</text:p>
          </table:table-cell>
          <table:table-cell office:value-type="float" office:value="6" table:style-name="ce16">
            <text:p>6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1</text:p>
          </table:table-cell>
          <table:table-cell office:value-type="string" table:style-name="ce15">
            <text:p>L098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Biodiversidade e Conservação da Natureza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0" table:style-name="ce17">
            <text:p>110,0</text:p>
          </table:table-cell>
          <table:table-cell office:value-type="float" office:value="19" table:style-name="ce16">
            <text:p>1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8093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Animação Socioeducativa (regime pós-laboral)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8" table:style-name="ce16">
            <text:p>18</text:p>
          </table:table-cell>
          <table:table-cell office:value-type="float" office:value="109.7" table:style-name="ce17">
            <text:p>109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8114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Turismo (regime pós-laboral)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0.6" table:style-name="ce17">
            <text:p>130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8342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Comunicação Organizacional (regime pós-laboral)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1.9" table:style-name="ce17">
            <text:p>131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054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Comunicação Social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4.30000000000001" table:style-name="ce17">
            <text:p>144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6.6" table:style-name="ce17">
            <text:p>136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668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Gerontologia Social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0.1" table:style-name="ce17">
            <text:p>130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675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Animação Socioeducativ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4.1" table:style-name="ce17">
            <text:p>124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717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Comunicação Organizacional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8.4" table:style-name="ce17">
            <text:p>138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731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Desporto e Lazer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28.69999999999999" table:style-name="ce17">
            <text:p>128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774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Língua Gestual Portugues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21.9" table:style-name="ce17">
            <text:p>121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28" table:style-name="ce17">
            <text:p>12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894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Comunicação e Design Multimédi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4.9" table:style-name="ce17">
            <text:p>144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898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Arte e Design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62.69999999999999" table:style-name="ce17">
            <text:p>162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L095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Gastronom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16.2" table:style-name="ce17">
            <text:p>116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L163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Estudos Musicais Aplicados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3.6" table:style-name="ce17">
            <text:p>113,6</text:p>
          </table:table-cell>
          <table:table-cell office:value-type="float" office:value="14" table:style-name="ce16">
            <text:p>1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3</text:p>
          </table:table-cell>
          <table:table-cell office:value-type="string" table:style-name="ce15">
            <text:p>8519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Secretariado de Direção e Administraçã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4" table:style-name="ce17">
            <text:p>13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3</text:p>
          </table:table-cell>
          <table:table-cell office:value-type="string" table:style-name="ce15">
            <text:p>9061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Contabilidade e Auditor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7.69999999999999" table:style-name="ce17">
            <text:p>137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3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24" table:style-name="ce16">
            <text:p>24</text:p>
          </table:table-cell>
          <table:table-cell office:value-type="float" office:value="143.30000000000001" table:style-name="ce17">
            <text:p>143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3</text:p>
          </table:table-cell>
          <table:table-cell office:value-type="string" table:style-name="ce15">
            <text:p>9186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Informática de Gestã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0.5" table:style-name="ce17">
            <text:p>13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3</text:p>
          </table:table-cell>
          <table:table-cell office:value-type="string" table:style-name="ce15">
            <text:p>9722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Contabilidade e Gestão Públic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3.4" table:style-name="ce17">
            <text:p>133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3</text:p>
          </table:table-cell>
          <table:table-cell office:value-type="string" table:style-name="ce15">
            <text:p>9801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Solicitadoria e Administraçã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8.9" table:style-name="ce17">
            <text:p>138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3</text:p>
          </table:table-cell>
          <table:table-cell office:value-type="string" table:style-name="ce15">
            <text:p>L023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Marketing e Negócios Internacionais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37.1" table:style-name="ce17">
            <text:p>137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3</text:p>
          </table:table-cell>
          <table:table-cell office:value-type="string" table:style-name="ce15">
            <text:p>L056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Comércio e Relações Económicas Internacionais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6.4" table:style-name="ce17">
            <text:p>136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08.5" table:style-name="ce17">
            <text:p>108,5</text:p>
          </table:table-cell>
          <table:table-cell office:value-type="float" office:value="10" table:style-name="ce16">
            <text:p>1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8.1" table:style-name="ce17">
            <text:p>148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105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Eletromecân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7.8" table:style-name="ce17">
            <text:p>127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109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Eletrotécnic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3" table:style-name="ce16">
            <text:p>23</text:p>
          </table:table-cell>
          <table:table-cell office:value-type="float" office:value="123.3" table:style-name="ce17">
            <text:p>123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40.4" table:style-name="ce17">
            <text:p>140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7.5" table:style-name="ce17">
            <text:p>137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540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Bioengenhari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17.5" table:style-name="ce17">
            <text:p>117,5</text:p>
          </table:table-cell>
          <table:table-cell office:value-type="float" office:value="4" table:style-name="ce16">
            <text:p>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770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Informática (Curso Europeu)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884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Eletrotécnica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15" table:style-name="ce17">
            <text:p>115,0</text:p>
          </table:table-cell>
          <table:table-cell office:value-type="float" office:value="15" table:style-name="ce16">
            <text:p>1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885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Informática (regime pós-laboral)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8.1" table:style-name="ce17">
            <text:p>138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L133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Biomédica - Bioeletrónic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09.9" table:style-name="ce17">
            <text:p>109,9</text:p>
          </table:table-cell>
          <table:table-cell office:value-type="float" office:value="3" table:style-name="ce16">
            <text:p>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5</text:p>
          </table:table-cell>
          <table:table-cell office:value-type="string" table:style-name="ce15">
            <text:p>8468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Engenharia de Segurança do Trabalho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10" table:style-name="ce16">
            <text:p>1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5</text:p>
          </table:table-cell>
          <table:table-cell office:value-type="string" table:style-name="ce15">
            <text:p>9058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Contabilidade e Administração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20.6" table:style-name="ce17">
            <text:p>120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5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7.8" table:style-name="ce17">
            <text:p>127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5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5.7" table:style-name="ce17">
            <text:p>125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5</text:p>
          </table:table-cell>
          <table:table-cell office:value-type="string" table:style-name="ce15">
            <text:p>9672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Administração e Marketing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21.9" table:style-name="ce17">
            <text:p>121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5</text:p>
          </table:table-cell>
          <table:table-cell office:value-type="string" table:style-name="ce15">
            <text:p>L018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Desenvolvimento Regional e Ordenamento do Territóri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04.8" table:style-name="ce17">
            <text:p>104,8</text:p>
          </table:table-cell>
          <table:table-cell office:value-type="float" office:value="6" table:style-name="ce16">
            <text:p>6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65</text:p>
          </table:table-cell>
          <table:table-cell office:value-type="string" table:style-name="ce15">
            <text:p>L146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Gestão de Bioindústrias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03.2" table:style-name="ce17">
            <text:p>103,2</text:p>
          </table:table-cell>
          <table:table-cell office:value-type="float" office:value="6" table:style-name="ce16">
            <text:p>6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1</text:p>
          </table:table-cell>
          <table:table-cell office:value-type="string" table:style-name="ce15">
            <text:p>8337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Imagem Animad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12.4" table:style-name="ce17">
            <text:p>112,4</text:p>
          </table:table-cell>
          <table:table-cell office:value-type="float" office:value="1" table:style-name="ce16">
            <text:p>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1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8.9" table:style-name="ce17">
            <text:p>138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1</text:p>
          </table:table-cell>
          <table:table-cell office:value-type="string" table:style-name="ce15">
            <text:p>9070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Design de Comunicaçã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124.7" table:style-name="ce17">
            <text:p>124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1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7.6" table:style-name="ce17">
            <text:p>127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1</text:p>
          </table:table-cell>
          <table:table-cell office:value-type="string" table:style-name="ce15">
            <text:p>9563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Desport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1" table:style-name="ce16">
            <text:p>11</text:p>
          </table:table-cell>
          <table:table-cell office:value-type="float" office:value="126.9" table:style-name="ce17">
            <text:p>126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24.1" table:style-name="ce17">
            <text:p>124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2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o Algarve - Escola Superior de Gestão, Hotelaria e Turism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2</text:p>
          </table:table-cell>
          <table:table-cell office:value-type="string" table:style-name="ce15">
            <text:p>9148</text:p>
          </table:table-cell>
          <table:table-cell office:value-type="string" table:style-name="ce15">
            <text:p>Universidade do Algarve - Escola Superior de Gestão, Hotelaria e Turismo</text:p>
          </table:table-cell>
          <table:table-cell office:value-type="string" table:style-name="ce15">
            <text:p>Gestão (regime noturno)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03.5" table:style-name="ce17">
            <text:p>10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2</text:p>
          </table:table-cell>
          <table:table-cell office:value-type="string" table:style-name="ce15">
            <text:p>9173</text:p>
          </table:table-cell>
          <table:table-cell office:value-type="string" table:style-name="ce15">
            <text:p>Universidade do Algarve - Escola Superior de Gestão, Hotelaria e Turismo</text:p>
          </table:table-cell>
          <table:table-cell office:value-type="string" table:style-name="ce15">
            <text:p>Gestão Hoteleir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1" table:style-name="ce16">
            <text:p>11</text:p>
          </table:table-cell>
          <table:table-cell office:value-type="float" office:value="127.1" table:style-name="ce17">
            <text:p>127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2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Universidade do Algarve - Escola Superior de Gestão, Hotelaria e Turismo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26.4" table:style-name="ce17">
            <text:p>126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2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o Algarve - Escola Superior de Gestão, Hotelaria e Turismo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34.4" table:style-name="ce17">
            <text:p>134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3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Universidade do Algarve - Instituto Superior de Engenhari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35.6" table:style-name="ce17">
            <text:p>135,6</text:p>
          </table:table-cell>
          <table:table-cell office:value-type="float" office:value="27" table:style-name="ce16">
            <text:p>2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3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Universidade do Algarve - Instituto Superior de Engenhari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16.6" table:style-name="ce17">
            <text:p>116,6</text:p>
          </table:table-cell>
          <table:table-cell office:value-type="float" office:value="17" table:style-name="ce16">
            <text:p>1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3</text:p>
          </table:table-cell>
          <table:table-cell office:value-type="string" table:style-name="ce15">
            <text:p>9503</text:p>
          </table:table-cell>
          <table:table-cell office:value-type="string" table:style-name="ce15">
            <text:p>Universidade do Algarve - Instituto Superior de Engenharia</text:p>
          </table:table-cell>
          <table:table-cell office:value-type="string" table:style-name="ce15">
            <text:p>Engenharia Elétrica e Eletrónic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14.9" table:style-name="ce17">
            <text:p>114,9</text:p>
          </table:table-cell>
          <table:table-cell office:value-type="float" office:value="19" table:style-name="ce16">
            <text:p>1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3</text:p>
          </table:table-cell>
          <table:table-cell office:value-type="string" table:style-name="ce15">
            <text:p>L028</text:p>
          </table:table-cell>
          <table:table-cell office:value-type="string" table:style-name="ce15">
            <text:p>Universidade do Algarve - Instituto Superior de Engenharia</text:p>
          </table:table-cell>
          <table:table-cell office:value-type="string" table:style-name="ce15">
            <text:p>Tecnologia e Segurança Alimentar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06.8" table:style-name="ce17">
            <text:p>106,8</text:p>
          </table:table-cell>
          <table:table-cell office:value-type="float" office:value="25" table:style-name="ce16">
            <text:p>2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7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o Algarve - Escola Superior de Gestão, Hotelaria e Turismo (Portimão)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16.7" table:style-name="ce17">
            <text:p>116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7</text:p>
          </table:table-cell>
          <table:table-cell office:value-type="string" table:style-name="ce15">
            <text:p>9148</text:p>
          </table:table-cell>
          <table:table-cell office:value-type="string" table:style-name="ce15">
            <text:p>Universidade do Algarve - Escola Superior de Gestão, Hotelaria e Turismo (Portimão)</text:p>
          </table:table-cell>
          <table:table-cell office:value-type="string" table:style-name="ce15">
            <text:p>Gestão (regime noturno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3.5" table:style-name="ce17">
            <text:p>113,5</text:p>
          </table:table-cell>
          <table:table-cell office:value-type="float" office:value="19" table:style-name="ce16">
            <text:p>1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87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o Algarve - Escola Superior de Gestão, Hotelaria e Turismo (Portimão)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1" table:style-name="ce16">
            <text:p>11</text:p>
          </table:table-cell>
          <table:table-cell office:value-type="float" office:value="119.9" table:style-name="ce17">
            <text:p>119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1</text:p>
          </table:table-cell>
          <table:table-cell office:value-type="string" table:style-name="ce15">
            <text:p>8339</text:p>
          </table:table-cell>
          <table:table-cell office:value-type="string" table:style-name="ce15">
            <text:p>Instituto Politécnico da Guarda - Escola Superior de Educação, Comunicação e Desporto</text:p>
          </table:table-cell>
          <table:table-cell office:value-type="string" table:style-name="ce15">
            <text:p>Comunicação Multimédia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4" table:style-name="ce16">
            <text:p>24</text:p>
          </table:table-cell>
          <table:table-cell office:value-type="float" office:value="95" table:style-name="ce17">
            <text:p>95,0</text:p>
          </table:table-cell>
          <table:table-cell office:value-type="float" office:value="1" table:style-name="ce16">
            <text:p>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1</text:p>
          </table:table-cell>
          <table:table-cell office:value-type="string" table:style-name="ce15">
            <text:p>9005</text:p>
          </table:table-cell>
          <table:table-cell office:value-type="string" table:style-name="ce15">
            <text:p>Instituto Politécnico da Guarda - Escola Superior de Educação, Comunicação e Desporto</text:p>
          </table:table-cell>
          <table:table-cell office:value-type="string" table:style-name="ce15">
            <text:p>Animação Sociocultura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03.7" table:style-name="ce17">
            <text:p>103,7</text:p>
          </table:table-cell>
          <table:table-cell office:value-type="float" office:value="13" table:style-name="ce16">
            <text:p>1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1</text:p>
          </table:table-cell>
          <table:table-cell office:value-type="string" table:style-name="ce15">
            <text:p>9563</text:p>
          </table:table-cell>
          <table:table-cell office:value-type="string" table:style-name="ce15">
            <text:p>Instituto Politécnico da Guarda - Escola Superior de Educação, Comunicação e Desporto</text:p>
          </table:table-cell>
          <table:table-cell office:value-type="string" table:style-name="ce15">
            <text:p>Desporto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0" table:style-name="ce16">
            <text:p>30</text:p>
          </table:table-cell>
          <table:table-cell office:value-type="float" office:value="115.8" table:style-name="ce17">
            <text:p>115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1</text:p>
          </table:table-cell>
          <table:table-cell office:value-type="string" table:style-name="ce15">
            <text:p>9652</text:p>
          </table:table-cell>
          <table:table-cell office:value-type="string" table:style-name="ce15">
            <text:p>Instituto Politécnico da Guarda - Escola Superior de Educação, Comunicação e Desporto</text:p>
          </table:table-cell>
          <table:table-cell office:value-type="string" table:style-name="ce15">
            <text:p>Comunicação e Relações Públicas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7" table:style-name="ce16">
            <text:p>27</text:p>
          </table:table-cell>
          <table:table-cell office:value-type="float" office:value="106.2" table:style-name="ce17">
            <text:p>106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a Guarda - Escola Superior de Educação, Comunicação e Desport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00" table:style-name="ce17">
            <text:p>100,0</text:p>
          </table:table-cell>
          <table:table-cell office:value-type="float" office:value="18" table:style-name="ce16">
            <text:p>18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05.6" table:style-name="ce17">
            <text:p>105,6</text:p>
          </table:table-cell>
          <table:table-cell office:value-type="float" office:value="5" table:style-name="ce16">
            <text:p>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072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Design de Equipamento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03.2" table:style-name="ce17">
            <text:p>103,2</text:p>
          </table:table-cell>
          <table:table-cell office:value-type="float" office:value="17" table:style-name="ce16">
            <text:p>1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4" table:style-name="ce16">
            <text:p>2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0" table:style-name="ce16">
            <text:p>30</text:p>
          </table:table-cell>
          <table:table-cell office:value-type="float" office:value="114.9" table:style-name="ce17">
            <text:p>114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128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Engenharia Topográf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15" table:style-name="ce16">
            <text:p>15</text:p>
          </table:table-cell>
          <table:table-cell office:value-type="float" office:value="122.4" table:style-name="ce17">
            <text:p>122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157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Gestão de Recursos Humanos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12.5" table:style-name="ce17">
            <text:p>11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4" table:style-name="ce16">
            <text:p>14</text:p>
          </table:table-cell>
          <table:table-cell office:value-type="float" office:value="106.5" table:style-name="ce17">
            <text:p>106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855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Energia e Ambiente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2" table:style-name="ce16">
            <text:p>2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5</text:p>
          </table:table-cell>
          <table:table-cell office:value-type="string" table:style-name="ce15">
            <text:p>9173</text:p>
          </table:table-cell>
          <table:table-cell office:value-type="string" table:style-name="ce15">
            <text:p>Instituto Politécnico da Guarda - Escola Superior de Turismo e Hotelaria</text:p>
          </table:table-cell>
          <table:table-cell office:value-type="string" table:style-name="ce15">
            <text:p>Gestão Hoteleir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11.3" table:style-name="ce17">
            <text:p>111,3</text:p>
          </table:table-cell>
          <table:table-cell office:value-type="float" office:value="16" table:style-name="ce16">
            <text:p>16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5</text:p>
          </table:table-cell>
          <table:table-cell office:value-type="string" table:style-name="ce15">
            <text:p>9255</text:p>
          </table:table-cell>
          <table:table-cell office:value-type="string" table:style-name="ce15">
            <text:p>Instituto Politécnico da Guarda - Escola Superior de Turismo e Hotelaria</text:p>
          </table:table-cell>
          <table:table-cell office:value-type="string" table:style-name="ce15">
            <text:p>Turismo e Lazer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19.7" table:style-name="ce17">
            <text:p>119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095</text:p>
          </table:table-cell>
          <table:table-cell office:value-type="string" table:style-name="ce15">
            <text:p>9484</text:p>
          </table:table-cell>
          <table:table-cell office:value-type="string" table:style-name="ce15">
            <text:p>Instituto Politécnico da Guarda - Escola Superior de Turismo e Hotelaria</text:p>
          </table:table-cell>
          <table:table-cell office:value-type="string" table:style-name="ce15">
            <text:p>Restauração e Catering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06.8" table:style-name="ce17">
            <text:p>106,8</text:p>
          </table:table-cell>
          <table:table-cell office:value-type="float" office:value="12" table:style-name="ce16">
            <text:p>1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8014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Serviç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11.3" table:style-name="ce17">
            <text:p>111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8132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Desporto e Bem-Estar (regime pós-laboral)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16.8" table:style-name="ce17">
            <text:p>116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8476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Relações Humanas e Comunicação Organizacional (reg. de ensino a distância)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12.4" table:style-name="ce17">
            <text:p>112,4</text:p>
          </table:table-cell>
          <table:table-cell office:value-type="float" office:value="13" table:style-name="ce16">
            <text:p>1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9" table:style-name="ce16">
            <text:p>9</text:p>
          </table:table-cell>
          <table:table-cell office:value-type="float" office:value="117.4" table:style-name="ce17">
            <text:p>117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1.5" table:style-name="ce17">
            <text:p>131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9492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Tradução e Interpretação: Português/Chinês - Chinês/Portuguê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2.69999999999999" table:style-name="ce17">
            <text:p>142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9797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Relações Humanas e Comunicação Organizaciona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0.4" table:style-name="ce17">
            <text:p>130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9851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Desporto e Bem-Estar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8.4" table:style-name="ce17">
            <text:p>128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18.7" table:style-name="ce17">
            <text:p>118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L099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Comunicação e Med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0.1" table:style-name="ce17">
            <text:p>140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8015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Solicitadoria (regime pós-laboral)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5" table:style-name="ce16">
            <text:p>15</text:p>
          </table:table-cell>
          <table:table-cell office:value-type="float" office:value="115.5" table:style-name="ce17">
            <text:p>115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002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Administração Públ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8.80000000000001" table:style-name="ce17">
            <text:p>128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20.7" table:style-name="ce17">
            <text:p>120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02.9" table:style-name="ce17">
            <text:p>102,9</text:p>
          </table:table-cell>
          <table:table-cell office:value-type="float" office:value="9" table:style-name="ce16">
            <text:p>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2.4" table:style-name="ce17">
            <text:p>142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34" table:style-name="ce17">
            <text:p>13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7.1" table:style-name="ce17">
            <text:p>127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27.2" table:style-name="ce17">
            <text:p>127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627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Contabilidade e Finança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1.80000000000001" table:style-name="ce17">
            <text:p>131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648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da Energia e do Ambiente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1.9" table:style-name="ce17">
            <text:p>111,9</text:p>
          </table:table-cell>
          <table:table-cell office:value-type="float" office:value="16" table:style-name="ce16">
            <text:p>16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690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Biomecânic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15.6" table:style-name="ce17">
            <text:p>115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741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Automóvel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24.3" table:style-name="ce17">
            <text:p>124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871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Contabilidade e Finanças (regime pós-laboral)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5" table:style-name="ce16">
            <text:p>15</text:p>
          </table:table-cell>
          <table:table-cell office:value-type="float" office:value="112.9" table:style-name="ce17">
            <text:p>112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885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Informática (regime pós-laboral)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29.4" table:style-name="ce17">
            <text:p>129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886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Mecânica (regime pós-laboral)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16.6" table:style-name="ce17">
            <text:p>116,6</text:p>
          </table:table-cell>
          <table:table-cell office:value-type="float" office:value="3" table:style-name="ce16">
            <text:p>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991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Gestão (regime pós-laboral)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" table:style-name="ce16">
            <text:p>11</text:p>
          </table:table-cell>
          <table:table-cell office:value-type="float" office:value="127.1" table:style-name="ce17">
            <text:p>127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L055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Jogos Digitais e Multiméd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8.69999999999999" table:style-name="ce17">
            <text:p>138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L104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Eletrotécnica e de Computadores (regime pós-laboral)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15" table:style-name="ce16">
            <text:p>1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8126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Design Gráfico e Multimédia (regime pós-laboral)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0.4" table:style-name="ce17">
            <text:p>140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8525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Design de Produto - Cerâmica e Vidro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4.5" table:style-name="ce17">
            <text:p>134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9007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Artes Plástica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9.19999999999999" table:style-name="ce17">
            <text:p>149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9074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Design Industrial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6.5" table:style-name="ce17">
            <text:p>136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9243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Teatr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4.30000000000001" table:style-name="ce17">
            <text:p>134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9457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Som e Imagem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32.5" table:style-name="ce17">
            <text:p>13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9723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Design de Ambiente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27.4" table:style-name="ce17">
            <text:p>127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9729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Design Gráfico e Multiméd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" table:style-name="ce16">
            <text:p>13</text:p>
          </table:table-cell>
          <table:table-cell office:value-type="float" office:value="145" table:style-name="ce17">
            <text:p>14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L127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Programação e Produção Cultural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08.5" table:style-name="ce17">
            <text:p>10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8514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Gestão de Evento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9.1" table:style-name="ce17">
            <text:p>129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9014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Biologia Marinha e Biotecnolog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6" table:style-name="ce17">
            <text:p>12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08.4" table:style-name="ce17">
            <text:p>108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9087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Engenharia Alimentar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9178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Gestão Turística e Hoteleir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7.2" table:style-name="ce17">
            <text:p>127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9207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Marketing Turístic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1.6" table:style-name="ce17">
            <text:p>131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29" table:style-name="ce17">
            <text:p>12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9848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Animação Turístic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24.6" table:style-name="ce17">
            <text:p>124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L131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Gestão da Restauração e Catering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14.5" table:style-name="ce17">
            <text:p>114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2</text:p>
          </table:table-cell>
          <table:table-cell office:value-type="string" table:style-name="ce15">
            <text:p>8307</text:p>
          </table:table-cell>
          <table:table-cell office:value-type="string" table:style-name="ce15">
            <text:p>Instituto Politécnico de Lisboa - Escola Superior de Educação</text:p>
          </table:table-cell>
          <table:table-cell office:value-type="string" table:style-name="ce15">
            <text:p>Artes Visuais e Tecnologias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42" table:style-name="ce17">
            <text:p>14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2</text:p>
          </table:table-cell>
          <table:table-cell office:value-type="string" table:style-name="ce15">
            <text:p>9005</text:p>
          </table:table-cell>
          <table:table-cell office:value-type="string" table:style-name="ce15">
            <text:p>Instituto Politécnico de Lisboa - Escola Superior de Educação</text:p>
          </table:table-cell>
          <table:table-cell office:value-type="string" table:style-name="ce15">
            <text:p>Animação Sociocultural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5" table:style-name="ce17">
            <text:p>12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Lisboa - Escola Superior de Edu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29" table:style-name="ce17">
            <text:p>12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2</text:p>
          </table:table-cell>
          <table:table-cell office:value-type="string" table:style-name="ce15">
            <text:p>9876</text:p>
          </table:table-cell>
          <table:table-cell office:value-type="string" table:style-name="ce15">
            <text:p>Instituto Politécnico de Lisboa - Escola Superior de Educação</text:p>
          </table:table-cell>
          <table:table-cell office:value-type="string" table:style-name="ce15">
            <text:p>Educação Básica (regime pós-laboral)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4.8" table:style-name="ce17">
            <text:p>124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2</text:p>
          </table:table-cell>
          <table:table-cell office:value-type="string" table:style-name="ce15">
            <text:p>L134</text:p>
          </table:table-cell>
          <table:table-cell office:value-type="string" table:style-name="ce15">
            <text:p>Instituto Politécnico de Lisboa - Escola Superior de Educação</text:p>
          </table:table-cell>
          <table:table-cell office:value-type="string" table:style-name="ce15">
            <text:p>Mediação Artística e Cultural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3</text:p>
          </table:table-cell>
          <table:table-cell office:value-type="string" table:style-name="ce15">
            <text:p>8438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Relações Públicas e Comunicação Empresarial (regime pós-laboral)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5" table:style-name="ce17">
            <text:p>14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3</text:p>
          </table:table-cell>
          <table:table-cell office:value-type="string" table:style-name="ce15">
            <text:p>8439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Publicidade e Marketing (regime pós-laboral)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0.5" table:style-name="ce17">
            <text:p>15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3</text:p>
          </table:table-cell>
          <table:table-cell office:value-type="string" table:style-name="ce15">
            <text:p>9010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Audiovisual e Multimédia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54" table:style-name="ce17">
            <text:p>15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3</text:p>
          </table:table-cell>
          <table:table-cell office:value-type="string" table:style-name="ce15">
            <text:p>9191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Jornalism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3.5" table:style-name="ce17">
            <text:p>15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3</text:p>
          </table:table-cell>
          <table:table-cell office:value-type="string" table:style-name="ce15">
            <text:p>9222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Publicidade e Marketing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60.5" table:style-name="ce17">
            <text:p>16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3</text:p>
          </table:table-cell>
          <table:table-cell office:value-type="string" table:style-name="ce15">
            <text:p>9231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Relações Públicas e Comunicação Empresarial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48.5" table:style-name="ce17">
            <text:p>14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8015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Solicitadoria (regime pós-laboral)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6.69999999999999" table:style-name="ce17">
            <text:p>136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9058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Contabilidade e Administração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22" table:style-name="ce16">
            <text:p>22</text:p>
          </table:table-cell>
          <table:table-cell office:value-type="float" office:value="148.30000000000001" table:style-name="ce17">
            <text:p>148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15" table:style-name="ce16">
            <text:p>15</text:p>
          </table:table-cell>
          <table:table-cell office:value-type="float" office:value="1" table:style-name="ce16">
            <text:p>1</text:p>
          </table:table-cell>
          <table:table-cell office:value-type="float" office:value="29" table:style-name="ce16">
            <text:p>29</text:p>
          </table:table-cell>
          <table:table-cell office:value-type="float" office:value="152.5" table:style-name="ce17">
            <text:p>15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42.80000000000001" table:style-name="ce17">
            <text:p>142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9476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Finanças Empresariai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49.9" table:style-name="ce17">
            <text:p>149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9870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Contabilidade e Administração (regime pós-laboral)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41" table:style-name="ce17">
            <text:p>141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9889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Finanças Empresariais (regime pós-laboral)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9.6" table:style-name="ce17">
            <text:p>139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9991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Gestão (regime pós-laboral)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45.30000000000001" table:style-name="ce17">
            <text:p>145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L035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Comércio e Negócios Internacionais (regime pós-laboral)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33.4" table:style-name="ce17">
            <text:p>133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42" table:style-name="ce16">
            <text:p>4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2" table:style-name="ce16">
            <text:p>42</text:p>
          </table:table-cell>
          <table:table-cell office:value-type="float" office:value="112.3" table:style-name="ce17">
            <text:p>112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9108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Eletrónica e Telecomunicações e de Computadore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7.30000000000001" table:style-name="ce17">
            <text:p>137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9109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Eletrotécn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0" table:style-name="ce16">
            <text:p>30</text:p>
          </table:table-cell>
          <table:table-cell office:value-type="float" office:value="127" table:style-name="ce17">
            <text:p>127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9121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Informática e de Computadore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45" table:style-name="ce17">
            <text:p>14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29.69999999999999" table:style-name="ce17">
            <text:p>129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9126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Química e Biológic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24.7" table:style-name="ce17">
            <text:p>124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L052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Informática e Multiméd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41.5" table:style-name="ce17">
            <text:p>141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L085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Tecnologias e Gestão Municipal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0.5" table:style-name="ce17">
            <text:p>13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L117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Matemática Aplicada à Tecnologia e à Empres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6.80000000000001" table:style-name="ce17">
            <text:p>146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L119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Informática, Redes e Telecomunicações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50.19999999999999" table:style-name="ce17">
            <text:p>150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21</text:p>
          </table:table-cell>
          <table:table-cell office:value-type="string" table:style-name="ce15">
            <text:p>8014</text:p>
          </table:table-cell>
          <table:table-cell office:value-type="string" table:style-name="ce15">
            <text:p>Instituto Politécnico de Portalegre - Escola Superior de Educação e Ciências Sociais</text:p>
          </table:table-cell>
          <table:table-cell office:value-type="string" table:style-name="ce15">
            <text:p>Serviç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21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Instituto Politécnico de Portalegre - Escola Superior de Educação e Ciências Sociais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95" table:style-name="ce17">
            <text:p>9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21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Portalegre - Escola Superior de Educação e Ciências Sociais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15.9" table:style-name="ce17">
            <text:p>115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21</text:p>
          </table:table-cell>
          <table:table-cell office:value-type="string" table:style-name="ce15">
            <text:p>9773</text:p>
          </table:table-cell>
          <table:table-cell office:value-type="string" table:style-name="ce15">
            <text:p>Instituto Politécnico de Portalegre - Escola Superior de Educação e Ciências Sociais</text:p>
          </table:table-cell>
          <table:table-cell office:value-type="string" table:style-name="ce15">
            <text:p>Jornalismo e Comunicação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05" table:style-name="ce17">
            <text:p>105,0</text:p>
          </table:table-cell>
          <table:table-cell office:value-type="float" office:value="1" table:style-name="ce16">
            <text:p>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2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Portalegre - Escola Superior de Educação e Ciências Sociais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08.9" table:style-name="ce17">
            <text:p>108,9</text:p>
          </table:table-cell>
          <table:table-cell office:value-type="float" office:value="15" table:style-name="ce16">
            <text:p>1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22</text:p>
          </table:table-cell>
          <table:table-cell office:value-type="string" table:style-name="ce15">
            <text:p>9070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Design de Comunicação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11.9" table:style-name="ce17">
            <text:p>111,9</text:p>
          </table:table-cell>
          <table:table-cell office:value-type="float" office:value="10" table:style-name="ce16">
            <text:p>1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2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15.2" table:style-name="ce17">
            <text:p>115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22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2" table:style-name="ce16">
            <text:p>22</text:p>
          </table:table-cell>
          <table:table-cell office:value-type="float" office:value="106.7" table:style-name="ce17">
            <text:p>106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22</text:p>
          </table:table-cell>
          <table:table-cell office:value-type="string" table:style-name="ce15">
            <text:p>9469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Design e Animação Multiméd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1.9" table:style-name="ce17">
            <text:p>131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22</text:p>
          </table:table-cell>
          <table:table-cell office:value-type="string" table:style-name="ce15">
            <text:p>9670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Administração de Publicidade e Marketing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11.1" table:style-name="ce17">
            <text:p>111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22</text:p>
          </table:table-cell>
          <table:table-cell office:value-type="string" table:style-name="ce15">
            <text:p>9991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Gestão (regime pós-laboral)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96" table:style-name="ce17">
            <text:p>96,0</text:p>
          </table:table-cell>
          <table:table-cell office:value-type="float" office:value="24" table:style-name="ce16">
            <text:p>2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22</text:p>
          </table:table-cell>
          <table:table-cell office:value-type="string" table:style-name="ce15">
            <text:p>L033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Tecnologias de Produção de Biocombustívei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23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Instituto Politécnico de Portalegre - Escola Superior Agrária de Elvas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34" table:style-name="ce16">
            <text:p>3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34" table:style-name="ce16">
            <text:p>3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23</text:p>
          </table:table-cell>
          <table:table-cell office:value-type="string" table:style-name="ce15">
            <text:p>9085</text:p>
          </table:table-cell>
          <table:table-cell office:value-type="string" table:style-name="ce15">
            <text:p>Instituto Politécnico de Portalegre - Escola Superior Agrária de Elvas</text:p>
          </table:table-cell>
          <table:table-cell office:value-type="string" table:style-name="ce15">
            <text:p>Enfermagem Veterinária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99" table:style-name="ce17">
            <text:p>99,0</text:p>
          </table:table-cell>
          <table:table-cell office:value-type="float" office:value="24" table:style-name="ce16">
            <text:p>2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23</text:p>
          </table:table-cell>
          <table:table-cell office:value-type="string" table:style-name="ce15">
            <text:p>9130</text:p>
          </table:table-cell>
          <table:table-cell office:value-type="string" table:style-name="ce15">
            <text:p>Instituto Politécnico de Portalegre - Escola Superior Agrária de Elvas</text:p>
          </table:table-cell>
          <table:table-cell office:value-type="string" table:style-name="ce15">
            <text:p>Equinicultur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13.5" table:style-name="ce17">
            <text:p>113,5</text:p>
          </table:table-cell>
          <table:table-cell office:value-type="float" office:value="17" table:style-name="ce16">
            <text:p>1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8002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Línguas e Culturas Estrangeira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48.80000000000001" table:style-name="ce17">
            <text:p>148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8096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Gestão do Património (regime pós-laboral)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7.1" table:style-name="ce17">
            <text:p>127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8264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Artes Visuais e Tecnologias Artística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7.80000000000001" table:style-name="ce17">
            <text:p>157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36.6" table:style-name="ce17">
            <text:p>136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4" table:style-name="ce17">
            <text:p>14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9767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Gestão do Patrimóni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32.5" table:style-name="ce17">
            <text:p>13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9807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Tradução e Interpretação em Língua Gestual Portugues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3.4" table:style-name="ce17">
            <text:p>133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54.1" table:style-name="ce17">
            <text:p>154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9878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Educação Musical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9879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Educaçã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0.69999999999999" table:style-name="ce17">
            <text:p>130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8005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Marketing (regime pós-laboral)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3.5" table:style-name="ce17">
            <text:p>14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009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Assessoria e Traduçã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47.69999999999999" table:style-name="ce17">
            <text:p>147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043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iências e Tecnologias da Documentação e Informaçã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8.30000000000001" table:style-name="ce17">
            <text:p>138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053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municação Empresarial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8.5" table:style-name="ce17">
            <text:p>15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058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ntabilidade e Administração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44" table:style-name="ce16">
            <text:p>44</text:p>
          </table:table-cell>
          <table:table-cell office:value-type="float" office:value="143.5" table:style-name="ce17">
            <text:p>14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50.30000000000001" table:style-name="ce17">
            <text:p>150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227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Recursos Humano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1.1" table:style-name="ce17">
            <text:p>151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716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mércio Internaciona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4.30000000000001" table:style-name="ce17">
            <text:p>144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829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Assessoria e Tradução (regime pós-laboral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0.4" table:style-name="ce17">
            <text:p>140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866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mércio Internacional (regime pós-laboral)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9.1" table:style-name="ce17">
            <text:p>139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867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municação Empresarial (regime pós-laboral)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6.1" table:style-name="ce17">
            <text:p>146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870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ntabilidade e Administração (regime pós-laboral)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4.69999999999999" table:style-name="ce17">
            <text:p>134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L070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riatividade e Inovação Empresarial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9" table:style-name="ce16">
            <text:p>9</text:p>
          </table:table-cell>
          <table:table-cell office:value-type="float" office:value="145.19999999999999" table:style-name="ce17">
            <text:p>145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8316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de Sistema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3.9" table:style-name="ce17">
            <text:p>143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7.5" table:style-name="ce17">
            <text:p>137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70.7" table:style-name="ce17">
            <text:p>170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110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Eletrotécnica - Sistemas Elétricos de Energi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8.30000000000001" table:style-name="ce17">
            <text:p>138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41.9" table:style-name="ce17">
            <text:p>141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117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Geotécnica e Geoambiente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6.80000000000001" table:style-name="ce17">
            <text:p>136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53.6" table:style-name="ce17">
            <text:p>153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5.30000000000001" table:style-name="ce17">
            <text:p>145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125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1.1" table:style-name="ce17">
            <text:p>141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455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9.4" table:style-name="ce17">
            <text:p>159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936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Mecânica Automóvel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3.6" table:style-name="ce17">
            <text:p>143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L089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Biorrecurso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5.6" table:style-name="ce17">
            <text:p>135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8015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Solicitadoria (regime pós-laboral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30.19999999999999" table:style-name="ce17">
            <text:p>130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8097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Ciências Empresariais (regime pós-laboral)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1.30000000000001" table:style-name="ce17">
            <text:p>141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8288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Sistemas de Informação para a Gestã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23.7" table:style-name="ce17">
            <text:p>123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8398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Segurança Informática em Redes de Computadore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6" table:style-name="ce17">
            <text:p>12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9045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Ciências Empresariai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4.30000000000001" table:style-name="ce17">
            <text:p>144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37.30000000000001" table:style-name="ce17">
            <text:p>137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L014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Tecnologias da Madeira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09.3" table:style-name="ce17">
            <text:p>109,3</text:p>
          </table:table-cell>
          <table:table-cell office:value-type="float" office:value="15" table:style-name="ce16">
            <text:p>1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L091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Segurança do Trabalho e Ambiente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16.5" table:style-name="ce17">
            <text:p>116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9</text:p>
          </table:table-cell>
          <table:table-cell office:value-type="string" table:style-name="ce15">
            <text:p>8442</text:p>
          </table:table-cell>
          <table:table-cell office:value-type="string" table:style-name="ce15">
            <text:p>Instituto Politécnico do Porto - Escola Superior de Hotelaria e Turismo</text:p>
          </table:table-cell>
          <table:table-cell office:value-type="string" table:style-name="ce15">
            <text:p>Gestão das Atividades Turísticas (regime pós-laboral)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3.1" table:style-name="ce17">
            <text:p>133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9</text:p>
          </table:table-cell>
          <table:table-cell office:value-type="string" table:style-name="ce15">
            <text:p>9164</text:p>
          </table:table-cell>
          <table:table-cell office:value-type="string" table:style-name="ce15">
            <text:p>Instituto Politécnico do Porto - Escola Superior de Hotelaria e Turismo</text:p>
          </table:table-cell>
          <table:table-cell office:value-type="string" table:style-name="ce15">
            <text:p>Gestão e Administração Hoteleir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2.69999999999999" table:style-name="ce17">
            <text:p>152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9</text:p>
          </table:table-cell>
          <table:table-cell office:value-type="string" table:style-name="ce15">
            <text:p>9921</text:p>
          </table:table-cell>
          <table:table-cell office:value-type="string" table:style-name="ce15">
            <text:p>Instituto Politécnico do Porto - Escola Superior de Hotelaria e Turismo</text:p>
          </table:table-cell>
          <table:table-cell office:value-type="string" table:style-name="ce15">
            <text:p>Gestão das Atividades Turística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6.19999999999999" table:style-name="ce17">
            <text:p>146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39</text:p>
          </table:table-cell>
          <table:table-cell office:value-type="string" table:style-name="ce15">
            <text:p>L131</text:p>
          </table:table-cell>
          <table:table-cell office:value-type="string" table:style-name="ce15">
            <text:p>Instituto Politécnico do Porto - Escola Superior de Hotelaria e Turismo</text:p>
          </table:table-cell>
          <table:table-cell office:value-type="string" table:style-name="ce15">
            <text:p>Gestão da Restauração e Catering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6.30000000000001" table:style-name="ce17">
            <text:p>136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1</text:p>
          </table:table-cell>
          <table:table-cell office:value-type="string" table:style-name="ce15">
            <text:p>8419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Agronomia (regime pós-laboral)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33" table:style-name="ce16">
            <text:p>3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1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09.3" table:style-name="ce17">
            <text:p>109,3</text:p>
          </table:table-cell>
          <table:table-cell office:value-type="float" office:value="25" table:style-name="ce16">
            <text:p>2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1</text:p>
          </table:table-cell>
          <table:table-cell office:value-type="string" table:style-name="ce15">
            <text:p>L011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Produção Animal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40" table:style-name="ce16">
            <text:p>4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1</text:p>
          </table:table-cell>
          <table:table-cell office:value-type="string" table:style-name="ce15">
            <text:p>L015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Tecnologia Alimentar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06.8" table:style-name="ce17">
            <text:p>106,8</text:p>
          </table:table-cell>
          <table:table-cell office:value-type="float" office:value="24" table:style-name="ce16">
            <text:p>2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1</text:p>
          </table:table-cell>
          <table:table-cell office:value-type="string" table:style-name="ce15">
            <text:p>L080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Qualidade Alimentar e Nutrição Humana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00.9" table:style-name="ce17">
            <text:p>100,9</text:p>
          </table:table-cell>
          <table:table-cell office:value-type="float" office:value="32" table:style-name="ce16">
            <text:p>3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1</text:p>
          </table:table-cell>
          <table:table-cell office:value-type="string" table:style-name="ce15">
            <text:p>L139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Tecnologia Alimentar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2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Instituto Politécnico de Santarém - Escola Superior de Educação de Santarém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08.8" table:style-name="ce17">
            <text:p>108,8</text:p>
          </table:table-cell>
          <table:table-cell office:value-type="float" office:value="9" table:style-name="ce16">
            <text:p>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Santarém - Escola Superior de Educação de Santarém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18.6" table:style-name="ce17">
            <text:p>118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2</text:p>
          </table:table-cell>
          <table:table-cell office:value-type="string" table:style-name="ce15">
            <text:p>9879</text:p>
          </table:table-cell>
          <table:table-cell office:value-type="string" table:style-name="ce15">
            <text:p>Instituto Politécnico de Santarém - Escola Superior de Educação de Santarém</text:p>
          </table:table-cell>
          <table:table-cell office:value-type="string" table:style-name="ce15">
            <text:p>Educaçã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2</text:p>
          </table:table-cell>
          <table:table-cell office:value-type="string" table:style-name="ce15">
            <text:p>L130</text:p>
          </table:table-cell>
          <table:table-cell office:value-type="string" table:style-name="ce15">
            <text:p>Instituto Politécnico de Santarém - Escola Superior de Educação de Santarém</text:p>
          </table:table-cell>
          <table:table-cell office:value-type="string" table:style-name="ce15">
            <text:p>Educação Ambiental e Turismo de Naturez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12" table:style-name="ce17">
            <text:p>112,0</text:p>
          </table:table-cell>
          <table:table-cell office:value-type="float" office:value="21" table:style-name="ce16">
            <text:p>2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3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22" table:style-name="ce16">
            <text:p>22</text:p>
          </table:table-cell>
          <table:table-cell office:value-type="float" office:value="120.3" table:style-name="ce17">
            <text:p>120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3</text:p>
          </table:table-cell>
          <table:table-cell office:value-type="string" table:style-name="ce15">
            <text:p>9185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Informática</text:p>
          </table:table-cell>
          <table:table-cell office:value-type="string" table:style-name="ce15">
            <text:p>L1</text:p>
          </table:table-cell>
          <table:table-cell office:value-type="float" office:value="37" table:style-name="ce16">
            <text:p>3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01.3" table:style-name="ce17">
            <text:p>101,3</text:p>
          </table:table-cell>
          <table:table-cell office:value-type="float" office:value="19" table:style-name="ce16">
            <text:p>1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3</text:p>
          </table:table-cell>
          <table:table-cell office:value-type="string" table:style-name="ce15">
            <text:p>9206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Marketing e Publicidade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3" table:style-name="ce16">
            <text:p>13</text:p>
          </table:table-cell>
          <table:table-cell office:value-type="float" office:value="123.3" table:style-name="ce17">
            <text:p>123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3</text:p>
          </table:table-cell>
          <table:table-cell office:value-type="string" table:style-name="ce15">
            <text:p>9498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Contabilidade e Fiscalidade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30" table:style-name="ce16">
            <text:p>30</text:p>
          </table:table-cell>
          <table:table-cell office:value-type="float" office:value="103.5" table:style-name="ce17">
            <text:p>10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3</text:p>
          </table:table-cell>
          <table:table-cell office:value-type="string" table:style-name="ce15">
            <text:p>9785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Negócios Internacionais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00.9" table:style-name="ce17">
            <text:p>100,9</text:p>
          </table:table-cell>
          <table:table-cell office:value-type="float" office:value="2" table:style-name="ce16">
            <text:p>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3</text:p>
          </table:table-cell>
          <table:table-cell office:value-type="string" table:style-name="ce15">
            <text:p>9994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Gestão de Empresas (regime pós-laboral)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97" table:style-name="ce17">
            <text:p>97,0</text:p>
          </table:table-cell>
          <table:table-cell office:value-type="float" office:value="23" table:style-name="ce16">
            <text:p>2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5</text:p>
          </table:table-cell>
          <table:table-cell office:value-type="string" table:style-name="ce15">
            <text:p>9730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Desporto de Natureza e Turismo Ativ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14" table:style-name="ce17">
            <text:p>11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5</text:p>
          </table:table-cell>
          <table:table-cell office:value-type="string" table:style-name="ce15">
            <text:p>9763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Gestão das Organizações Desportivas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08" table:style-name="ce17">
            <text:p>10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5</text:p>
          </table:table-cell>
          <table:table-cell office:value-type="string" table:style-name="ce15">
            <text:p>9808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Treino Desportivo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21.6" table:style-name="ce17">
            <text:p>121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5</text:p>
          </table:table-cell>
          <table:table-cell office:value-type="string" table:style-name="ce15">
            <text:p>A007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Atividade Física e Estilos de Vida Saudáveis (ensino em Inglês)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09" table:style-name="ce17">
            <text:p>109,0</text:p>
          </table:table-cell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5</text:p>
          </table:table-cell>
          <table:table-cell office:value-type="string" table:style-name="ce15">
            <text:p>L008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Atividade Física e Estilos de Vida Saudáveis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12.8" table:style-name="ce17">
            <text:p>112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45</text:p>
          </table:table-cell>
          <table:table-cell office:value-type="string" table:style-name="ce15">
            <text:p>L034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Desporto, Condição Física e Saúde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6" table:style-name="ce16">
            <text:p>16</text:p>
          </table:table-cell>
          <table:table-cell office:value-type="float" office:value="127.8" table:style-name="ce17">
            <text:p>127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1</text:p>
          </table:table-cell>
          <table:table-cell office:value-type="string" table:style-name="ce15">
            <text:p>9054</text:p>
          </table:table-cell>
          <table:table-cell office:value-type="string" table:style-name="ce15">
            <text:p>Instituto Politécnico de Setúbal - Escola Superior de Educação</text:p>
          </table:table-cell>
          <table:table-cell office:value-type="string" table:style-name="ce15">
            <text:p>Comunicação Social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2.80000000000001" table:style-name="ce17">
            <text:p>142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1</text:p>
          </table:table-cell>
          <table:table-cell office:value-type="string" table:style-name="ce15">
            <text:p>9563</text:p>
          </table:table-cell>
          <table:table-cell office:value-type="string" table:style-name="ce15">
            <text:p>Instituto Politécnico de Setúbal - Escola Superior de Educação</text:p>
          </table:table-cell>
          <table:table-cell office:value-type="string" table:style-name="ce15">
            <text:p>Desporto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38.80000000000001" table:style-name="ce17">
            <text:p>138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1</text:p>
          </table:table-cell>
          <table:table-cell office:value-type="string" table:style-name="ce15">
            <text:p>9631</text:p>
          </table:table-cell>
          <table:table-cell office:value-type="string" table:style-name="ce15">
            <text:p>Instituto Politécnico de Setúbal - Escola Superior de Educação</text:p>
          </table:table-cell>
          <table:table-cell office:value-type="string" table:style-name="ce15">
            <text:p>Animação e Intervenção Sociocultural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1.8" table:style-name="ce17">
            <text:p>121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1</text:p>
          </table:table-cell>
          <table:table-cell office:value-type="string" table:style-name="ce15">
            <text:p>9633</text:p>
          </table:table-cell>
          <table:table-cell office:value-type="string" table:style-name="ce15">
            <text:p>Instituto Politécnico de Setúbal - Escola Superior de Educação</text:p>
          </table:table-cell>
          <table:table-cell office:value-type="string" table:style-name="ce15">
            <text:p>Tradução e Interpretação de Língua Gestual Portugues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" table:style-name="ce16">
            <text:p>11</text:p>
          </table:table-cell>
          <table:table-cell office:value-type="float" office:value="116" table:style-name="ce17">
            <text:p>11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Setúbal - Escola Superior de Edu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7.2" table:style-name="ce17">
            <text:p>127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2</text:p>
          </table:table-cell>
          <table:table-cell office:value-type="string" table:style-name="ce15">
            <text:p>8515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Tecnologias de Energi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07.9" table:style-name="ce17">
            <text:p>107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2</text:p>
          </table:table-cell>
          <table:table-cell office:value-type="string" table:style-name="ce15">
            <text:p>9092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Engenharia de Automação, Controlo e Instrumentaçã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12" table:style-name="ce17">
            <text:p>112,0</text:p>
          </table:table-cell>
          <table:table-cell office:value-type="float" office:value="37" table:style-name="ce16">
            <text:p>3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2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48" table:style-name="ce16">
            <text:p>4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10.2" table:style-name="ce17">
            <text:p>110,2</text:p>
          </table:table-cell>
          <table:table-cell office:value-type="float" office:value="33" table:style-name="ce16">
            <text:p>3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1" table:style-name="ce17">
            <text:p>141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2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43" table:style-name="ce16">
            <text:p>4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10" table:style-name="ce17">
            <text:p>110,0</text:p>
          </table:table-cell>
          <table:table-cell office:value-type="float" office:value="27" table:style-name="ce16">
            <text:p>2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2</text:p>
          </table:table-cell>
          <table:table-cell office:value-type="string" table:style-name="ce15">
            <text:p>9862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Tecnologia e Gestão Industrial (regime noturno)</text:p>
          </table:table-cell>
          <table:table-cell office:value-type="string" table:style-name="ce15">
            <text:p>L1</text:p>
          </table:table-cell>
          <table:table-cell office:value-type="float" office:value="39" table:style-name="ce16">
            <text:p>3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06.8" table:style-name="ce17">
            <text:p>106,8</text:p>
          </table:table-cell>
          <table:table-cell office:value-type="float" office:value="30" table:style-name="ce16">
            <text:p>3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2</text:p>
          </table:table-cell>
          <table:table-cell office:value-type="string" table:style-name="ce15">
            <text:p>L069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Tecnologia Bioméd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4.3" table:style-name="ce17">
            <text:p>124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2</text:p>
          </table:table-cell>
          <table:table-cell office:value-type="string" table:style-name="ce15">
            <text:p>L124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Tecnologias do Ambiente e do Mar</text:p>
          </table:table-cell>
          <table:table-cell office:value-type="string" table:style-name="ce15">
            <text:p>L1</text:p>
          </table:table-cell>
          <table:table-cell office:value-type="float" office:value="31" table:style-name="ce16">
            <text:p>3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03.6" table:style-name="ce17">
            <text:p>103,6</text:p>
          </table:table-cell>
          <table:table-cell office:value-type="float" office:value="12" table:style-name="ce16">
            <text:p>1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3</text:p>
          </table:table-cell>
          <table:table-cell office:value-type="string" table:style-name="ce15">
            <text:p>8111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Gestão de Recursos Humanos (regime pós-laboral)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25.4" table:style-name="ce17">
            <text:p>125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3</text:p>
          </table:table-cell>
          <table:table-cell office:value-type="string" table:style-name="ce15">
            <text:p>9157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Gestão de Recursos Humanos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36.19999999999999" table:style-name="ce17">
            <text:p>136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3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30" table:style-name="ce17">
            <text:p>13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3</text:p>
          </table:table-cell>
          <table:table-cell office:value-type="string" table:style-name="ce15">
            <text:p>9627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Contabilidade e Finança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8.6" table:style-name="ce17">
            <text:p>138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3</text:p>
          </table:table-cell>
          <table:table-cell office:value-type="string" table:style-name="ce15">
            <text:p>9628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Contabilidade e Finanças (regime noturno)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6" table:style-name="ce16">
            <text:p>26</text:p>
          </table:table-cell>
          <table:table-cell office:value-type="float" office:value="116.1" table:style-name="ce17">
            <text:p>116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3</text:p>
          </table:table-cell>
          <table:table-cell office:value-type="string" table:style-name="ce15">
            <text:p>9629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Gestão da Distribuição e da Logíst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3.80000000000001" table:style-name="ce17">
            <text:p>133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3</text:p>
          </table:table-cell>
          <table:table-cell office:value-type="string" table:style-name="ce15">
            <text:p>9630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Gestão de Sistemas de Informaçã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1.30000000000001" table:style-name="ce17">
            <text:p>131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3</text:p>
          </table:table-cell>
          <table:table-cell office:value-type="string" table:style-name="ce15">
            <text:p>9993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Gestão da Distribuição e da Logística (regime pós-laboral)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9" table:style-name="ce16">
            <text:p>29</text:p>
          </table:table-cell>
          <table:table-cell office:value-type="float" office:value="114.2" table:style-name="ce17">
            <text:p>114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4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Instituto Politécnico de Setúbal - Escola Superior de Tecnologia do Barreiro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14.3" table:style-name="ce17">
            <text:p>114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4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Setúbal - Escola Superior de Tecnologia do Barreir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4</text:p>
          </table:table-cell>
          <table:table-cell office:value-type="string" table:style-name="ce15">
            <text:p>9090</text:p>
          </table:table-cell>
          <table:table-cell office:value-type="string" table:style-name="ce15">
            <text:p>Instituto Politécnico de Setúbal - Escola Superior de Tecnologia do Barreiro</text:p>
          </table:table-cell>
          <table:table-cell office:value-type="string" table:style-name="ce15">
            <text:p>Engenharia Civil (regime noturno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4</text:p>
          </table:table-cell>
          <table:table-cell office:value-type="string" table:style-name="ce15">
            <text:p>9687</text:p>
          </table:table-cell>
          <table:table-cell office:value-type="string" table:style-name="ce15">
            <text:p>Instituto Politécnico de Setúbal - Escola Superior de Tecnologia do Barreiro</text:p>
          </table:table-cell>
          <table:table-cell office:value-type="string" table:style-name="ce15">
            <text:p>Bioinformátic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13.6" table:style-name="ce17">
            <text:p>113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4</text:p>
          </table:table-cell>
          <table:table-cell office:value-type="string" table:style-name="ce15">
            <text:p>L100</text:p>
          </table:table-cell>
          <table:table-cell office:value-type="string" table:style-name="ce15">
            <text:p>Instituto Politécnico de Setúbal - Escola Superior de Tecnologia do Barreiro</text:p>
          </table:table-cell>
          <table:table-cell office:value-type="string" table:style-name="ce15">
            <text:p>Tecnologias do Petróle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03.5" table:style-name="ce17">
            <text:p>103,5</text:p>
          </table:table-cell>
          <table:table-cell office:value-type="float" office:value="27" table:style-name="ce16">
            <text:p>2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Setúbal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5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e Setúbal - Escola Superior de Saúde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38.19999999999999" table:style-name="ce17">
            <text:p>138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5</text:p>
          </table:table-cell>
          <table:table-cell office:value-type="string" table:style-name="ce15">
            <text:p>9890</text:p>
          </table:table-cell>
          <table:table-cell office:value-type="string" table:style-name="ce15">
            <text:p>Instituto Politécnico de Setúbal - Escola Superior de Saúde</text:p>
          </table:table-cell>
          <table:table-cell office:value-type="string" table:style-name="ce15">
            <text:p>Terapia da Fal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21" table:style-name="ce17">
            <text:p>121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55</text:p>
          </table:table-cell>
          <table:table-cell office:value-type="string" table:style-name="ce15">
            <text:p>L160</text:p>
          </table:table-cell>
          <table:table-cell office:value-type="string" table:style-name="ce15">
            <text:p>Instituto Politécnico de Setúbal - Escola Superior de Saúde</text:p>
          </table:table-cell>
          <table:table-cell office:value-type="string" table:style-name="ce15">
            <text:p>Acupuntura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3.4" table:style-name="ce17">
            <text:p>123,4</text:p>
          </table:table-cell>
          <table:table-cell office:value-type="float" office:value="13" table:style-name="ce16">
            <text:p>1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1</text:p>
          </table:table-cell>
          <table:table-cell office:value-type="string" table:style-name="ce15">
            <text:p>8155</text:p>
          </table:table-cell>
          <table:table-cell office:value-type="string" table:style-name="ce15">
            <text:p>Instituto Politécnico de Viana do Castelo - Escola Superior Agrária</text:p>
          </table:table-cell>
          <table:table-cell office:value-type="string" table:style-name="ce15">
            <text:p>Ciências e Tecnologias do Ambiente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4.6" table:style-name="ce17">
            <text:p>114,6</text:p>
          </table:table-cell>
          <table:table-cell office:value-type="float" office:value="19" table:style-name="ce16">
            <text:p>1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1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Instituto Politécnico de Viana do Castelo - Escola Superior Agrária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31" table:style-name="ce16">
            <text:p>3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06.1" table:style-name="ce17">
            <text:p>106,1</text:p>
          </table:table-cell>
          <table:table-cell office:value-type="float" office:value="28" table:style-name="ce16">
            <text:p>28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1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Instituto Politécnico de Viana do Castelo - Escola Superior Agrária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08.1" table:style-name="ce17">
            <text:p>108,1</text:p>
          </table:table-cell>
          <table:table-cell office:value-type="float" office:value="7" table:style-name="ce16">
            <text:p>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1</text:p>
          </table:table-cell>
          <table:table-cell office:value-type="string" table:style-name="ce15">
            <text:p>9085</text:p>
          </table:table-cell>
          <table:table-cell office:value-type="string" table:style-name="ce15">
            <text:p>Instituto Politécnico de Viana do Castelo - Escola Superior Agrária</text:p>
          </table:table-cell>
          <table:table-cell office:value-type="string" table:style-name="ce15">
            <text:p>Enfermagem Veterinári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15.8" table:style-name="ce17">
            <text:p>115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2</text:p>
          </table:table-cell>
          <table:table-cell office:value-type="string" table:style-name="ce15">
            <text:p>9473</text:p>
          </table:table-cell>
          <table:table-cell office:value-type="string" table:style-name="ce15">
            <text:p>Instituto Politécnico de Viana do Castelo - Escola Superior de Educação</text:p>
          </table:table-cell>
          <table:table-cell office:value-type="string" table:style-name="ce15">
            <text:p>Educação Social Gerontológic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11.7" table:style-name="ce17">
            <text:p>111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Viana do Castelo - Escola Superior de Edu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22.9" table:style-name="ce17">
            <text:p>122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2</text:p>
          </table:table-cell>
          <table:table-cell office:value-type="string" table:style-name="ce15">
            <text:p>L122</text:p>
          </table:table-cell>
          <table:table-cell office:value-type="string" table:style-name="ce15">
            <text:p>Instituto Politécnico de Viana do Castelo - Escola Superior de Educação</text:p>
          </table:table-cell>
          <table:table-cell office:value-type="string" table:style-name="ce15">
            <text:p>Artes Plásticas e Tecnologias Artísticas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21.7" table:style-name="ce17">
            <text:p>121,7</text:p>
          </table:table-cell>
          <table:table-cell office:value-type="float" office:value="12" table:style-name="ce16">
            <text:p>1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8114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Turismo (regime pós-laboral)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7" table:style-name="ce17">
            <text:p>127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8407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da Computação Gráfica e Multiméd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18" table:style-name="ce17">
            <text:p>11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087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Alimentar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3.6" table:style-name="ce17">
            <text:p>113,6</text:p>
          </table:table-cell>
          <table:table-cell office:value-type="float" office:value="27" table:style-name="ce16">
            <text:p>2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7.9" table:style-name="ce17">
            <text:p>137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16.8" table:style-name="ce17">
            <text:p>116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3.9" table:style-name="ce17">
            <text:p>143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148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Gestão (regime noturno)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8" table:style-name="ce16">
            <text:p>28</text:p>
          </table:table-cell>
          <table:table-cell office:value-type="float" office:value="109.6" table:style-name="ce17">
            <text:p>109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1" table:style-name="ce16">
            <text:p>11</text:p>
          </table:table-cell>
          <table:table-cell office:value-type="float" office:value="130.5" table:style-name="ce17">
            <text:p>130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723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Design de Ambientes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07.4" table:style-name="ce17">
            <text:p>107,4</text:p>
          </table:table-cell>
          <table:table-cell office:value-type="float" office:value="11" table:style-name="ce16">
            <text:p>1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727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Design do Produto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1" table:style-name="ce16">
            <text:p>11</text:p>
          </table:table-cell>
          <table:table-cell office:value-type="float" office:value="135.80000000000001" table:style-name="ce17">
            <text:p>135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743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Civil e do Ambiente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7.8" table:style-name="ce17">
            <text:p>117,8</text:p>
          </table:table-cell>
          <table:table-cell office:value-type="float" office:value="33" table:style-name="ce16">
            <text:p>3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751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Mecatrónica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09.3" table:style-name="ce17">
            <text:p>109,3</text:p>
          </table:table-cell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857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de Sistemas de Energias Renovávei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L153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de Redes e Sistemas de Computadores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23.6" table:style-name="ce17">
            <text:p>123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4</text:p>
          </table:table-cell>
          <table:table-cell office:value-type="string" table:style-name="ce15">
            <text:p>8464</text:p>
          </table:table-cell>
          <table:table-cell office:value-type="string" table:style-name="ce15">
            <text:p>Instituto Politécnico de Viana do Castelo - Escola Superior de Ciências Empresariais</text:p>
          </table:table-cell>
          <table:table-cell office:value-type="string" table:style-name="ce15">
            <text:p>Gestão da Distribuição e Logística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04.8" table:style-name="ce17">
            <text:p>104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4</text:p>
          </table:table-cell>
          <table:table-cell office:value-type="string" table:style-name="ce15">
            <text:p>8516</text:p>
          </table:table-cell>
          <table:table-cell office:value-type="string" table:style-name="ce15">
            <text:p>Instituto Politécnico de Viana do Castelo - Escola Superior de Ciências Empresariais</text:p>
          </table:table-cell>
          <table:table-cell office:value-type="string" table:style-name="ce15">
            <text:p>Organização e Gestão Empresariai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4.5" table:style-name="ce17">
            <text:p>124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4</text:p>
          </table:table-cell>
          <table:table-cell office:value-type="string" table:style-name="ce15">
            <text:p>9498</text:p>
          </table:table-cell>
          <table:table-cell office:value-type="string" table:style-name="ce15">
            <text:p>Instituto Politécnico de Viana do Castelo - Escola Superior de Ciências Empresariais</text:p>
          </table:table-cell>
          <table:table-cell office:value-type="string" table:style-name="ce15">
            <text:p>Contabilidade e Fiscalidade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21" table:style-name="ce17">
            <text:p>121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4</text:p>
          </table:table-cell>
          <table:table-cell office:value-type="string" table:style-name="ce15">
            <text:p>9664</text:p>
          </table:table-cell>
          <table:table-cell office:value-type="string" table:style-name="ce15">
            <text:p>Instituto Politécnico de Viana do Castelo - Escola Superior de Ciências Empresariais</text:p>
          </table:table-cell>
          <table:table-cell office:value-type="string" table:style-name="ce15">
            <text:p>Marketing e Comunicação Empresarial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25.8" table:style-name="ce17">
            <text:p>125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65</text:p>
          </table:table-cell>
          <table:table-cell office:value-type="string" table:style-name="ce15">
            <text:p>9731</text:p>
          </table:table-cell>
          <table:table-cell office:value-type="string" table:style-name="ce15">
            <text:p>Instituto Politécnico de Viana do Castelo - Escola Superior de Desporto e Lazer</text:p>
          </table:table-cell>
          <table:table-cell office:value-type="string" table:style-name="ce15">
            <text:p>Desporto e Lazer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4" table:style-name="ce16">
            <text:p>24</text:p>
          </table:table-cell>
          <table:table-cell office:value-type="float" office:value="116.1" table:style-name="ce17">
            <text:p>116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1</text:p>
          </table:table-cell>
          <table:table-cell office:value-type="string" table:style-name="ce15">
            <text:p>9054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Comunicação Social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6.6" table:style-name="ce17">
            <text:p>126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1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15.6" table:style-name="ce17">
            <text:p>115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1</text:p>
          </table:table-cell>
          <table:table-cell office:value-type="string" table:style-name="ce15">
            <text:p>9347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Artes Plásticas e Multiméd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37.19999999999999" table:style-name="ce17">
            <text:p>137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1</text:p>
          </table:table-cell>
          <table:table-cell office:value-type="string" table:style-name="ce15">
            <text:p>9850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Desporto e Atividade Fís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8.69999999999999" table:style-name="ce17">
            <text:p>128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3" table:style-name="ce16">
            <text:p>23</text:p>
          </table:table-cell>
          <table:table-cell office:value-type="float" office:value="110" table:style-name="ce17">
            <text:p>11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1</text:p>
          </table:table-cell>
          <table:table-cell office:value-type="string" table:style-name="ce15">
            <text:p>9930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Publicidade e Relações Públicas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23.4" table:style-name="ce17">
            <text:p>123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1</text:p>
          </table:table-cell>
          <table:table-cell office:value-type="string" table:style-name="ce15">
            <text:p>L154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Artes da Performance Cultural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07.2" table:style-name="ce17">
            <text:p>107,2</text:p>
          </table:table-cell>
          <table:table-cell office:value-type="float" office:value="21" table:style-name="ce16">
            <text:p>2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8296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Gestão Industrial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05.1" table:style-name="ce17">
            <text:p>105,1</text:p>
          </table:table-cell>
          <table:table-cell office:value-type="float" office:value="14" table:style-name="ce16">
            <text:p>1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8517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Tecnologia e Design de Mobiliário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20.5" table:style-name="ce17">
            <text:p>120,5</text:p>
          </table:table-cell>
          <table:table-cell office:value-type="float" office:value="32" table:style-name="ce16">
            <text:p>3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9" table:style-name="ce17">
            <text:p>12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44" table:style-name="ce16">
            <text:p>4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44" table:style-name="ce16">
            <text:p>4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099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L1</text:p>
          </table:table-cell>
          <table:table-cell office:value-type="float" office:value="34" table:style-name="ce16">
            <text:p>3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76.6" table:style-name="ce17">
            <text:p>176,6</text:p>
          </table:table-cell>
          <table:table-cell office:value-type="float" office:value="33" table:style-name="ce16">
            <text:p>3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109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Engenharia Eletrotécnica</text:p>
          </table:table-cell>
          <table:table-cell office:value-type="string" table:style-name="ce15">
            <text:p>L1</text:p>
          </table:table-cell>
          <table:table-cell office:value-type="float" office:value="39" table:style-name="ce16">
            <text:p>3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14.8" table:style-name="ce17">
            <text:p>114,8</text:p>
          </table:table-cell>
          <table:table-cell office:value-type="float" office:value="36" table:style-name="ce16">
            <text:p>36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7.4" table:style-name="ce17">
            <text:p>137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10" table:style-name="ce17">
            <text:p>110,0</text:p>
          </table:table-cell>
          <table:table-cell office:value-type="float" office:value="18" table:style-name="ce16">
            <text:p>18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27.3" table:style-name="ce17">
            <text:p>127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1" table:style-name="ce16">
            <text:p>11</text:p>
          </table:table-cell>
          <table:table-cell office:value-type="float" office:value="126.5" table:style-name="ce17">
            <text:p>126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0.80000000000001" table:style-name="ce17">
            <text:p>130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491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Tecnologias e Design de Multimédi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4" table:style-name="ce16">
            <text:p>24</text:p>
          </table:table-cell>
          <table:table-cell office:value-type="float" office:value="113.7" table:style-name="ce17">
            <text:p>113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994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Gestão de Empresas (regime pós-laboral)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99" table:style-name="ce17">
            <text:p>99,0</text:p>
          </table:table-cell>
          <table:table-cell office:value-type="float" office:value="13" table:style-name="ce16">
            <text:p>1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5</text:p>
          </table:table-cell>
          <table:table-cell office:value-type="string" table:style-name="ce15">
            <text:p>9085</text:p>
          </table:table-cell>
          <table:table-cell office:value-type="string" table:style-name="ce15">
            <text:p>Instituto Politécnico de Viseu - Escola Superior Agrária de Viseu</text:p>
          </table:table-cell>
          <table:table-cell office:value-type="string" table:style-name="ce15">
            <text:p>Enfermagem Veterinár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25.2" table:style-name="ce17">
            <text:p>125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5</text:p>
          </table:table-cell>
          <table:table-cell office:value-type="string" table:style-name="ce15">
            <text:p>9086</text:p>
          </table:table-cell>
          <table:table-cell office:value-type="string" table:style-name="ce15">
            <text:p>Instituto Politécnico de Viseu - Escola Superior Agrária de Viseu</text:p>
          </table:table-cell>
          <table:table-cell office:value-type="string" table:style-name="ce15">
            <text:p>Engenharia Agronómic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27.7" table:style-name="ce17">
            <text:p>127,7</text:p>
          </table:table-cell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5</text:p>
          </table:table-cell>
          <table:table-cell office:value-type="string" table:style-name="ce15">
            <text:p>9818</text:p>
          </table:table-cell>
          <table:table-cell office:value-type="string" table:style-name="ce15">
            <text:p>Instituto Politécnico de Viseu - Escola Superior Agrária de Viseu</text:p>
          </table:table-cell>
          <table:table-cell office:value-type="string" table:style-name="ce15">
            <text:p>Ciência e Tecnologia Anima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0.6" table:style-name="ce17">
            <text:p>110,6</text:p>
          </table:table-cell>
          <table:table-cell office:value-type="float" office:value="23" table:style-name="ce16">
            <text:p>2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5</text:p>
          </table:table-cell>
          <table:table-cell office:value-type="string" table:style-name="ce15">
            <text:p>L025</text:p>
          </table:table-cell>
          <table:table-cell office:value-type="string" table:style-name="ce15">
            <text:p>Instituto Politécnico de Viseu - Escola Superior Agrária de Viseu</text:p>
          </table:table-cell>
          <table:table-cell office:value-type="string" table:style-name="ce15">
            <text:p>Qualidade Alimentar e Nutrição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11.3" table:style-name="ce17">
            <text:p>111,3</text:p>
          </table:table-cell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6</text:p>
          </table:table-cell>
          <table:table-cell office:value-type="string" table:style-name="ce15">
            <text:p>8014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Serviç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7" table:style-name="ce16">
            <text:p>2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6</text:p>
          </table:table-cell>
          <table:table-cell office:value-type="string" table:style-name="ce15">
            <text:p>9061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Contabilidade e Auditoria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27.5" table:style-name="ce17">
            <text:p>127,5</text:p>
          </table:table-cell>
          <table:table-cell office:value-type="float" office:value="15" table:style-name="ce16">
            <text:p>1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6</text:p>
          </table:table-cell>
          <table:table-cell office:value-type="string" table:style-name="ce15">
            <text:p>9122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Engenharia Informática e Telecomunicações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06.4" table:style-name="ce17">
            <text:p>106,4</text:p>
          </table:table-cell>
          <table:table-cell office:value-type="float" office:value="9" table:style-name="ce16">
            <text:p>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6</text:p>
          </table:table-cell>
          <table:table-cell office:value-type="string" table:style-name="ce15">
            <text:p>9168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Gestão e Informática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07.7" table:style-name="ce17">
            <text:p>107,7</text:p>
          </table:table-cell>
          <table:table-cell office:value-type="float" office:value="14" table:style-name="ce16">
            <text:p>1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6</text:p>
          </table:table-cell>
          <table:table-cell office:value-type="string" table:style-name="ce15">
            <text:p>9179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Gestão Turística, Cultural e Patrimonial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4" table:style-name="ce16">
            <text:p>14</text:p>
          </table:table-cell>
          <table:table-cell office:value-type="float" office:value="109.5" table:style-name="ce17">
            <text:p>109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6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6" table:style-name="ce16">
            <text:p>16</text:p>
          </table:table-cell>
          <table:table-cell office:value-type="float" office:value="115.8" table:style-name="ce17">
            <text:p>115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186</text:p>
          </table:table-cell>
          <table:table-cell office:value-type="string" table:style-name="ce15">
            <text:p>L116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Secretariado de Administração</text:p>
          </table:table-cell>
          <table:table-cell office:value-type="string" table:style-name="ce15">
            <text:p>L1</text:p>
          </table:table-cell>
          <table:table-cell office:value-type="float" office:value="31" table:style-name="ce16">
            <text:p>3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03.5" table:style-name="ce17">
            <text:p>103,5</text:p>
          </table:table-cell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241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Instituto Politécnico de Tomar - Escola Superior de Gestão de Tomar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03.5" table:style-name="ce17">
            <text:p>103,5</text:p>
          </table:table-cell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241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e Tomar - Escola Superior de Gestão de Tomar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21" table:style-name="ce16">
            <text:p>21</text:p>
          </table:table-cell>
          <table:table-cell office:value-type="float" office:value="112" table:style-name="ce17">
            <text:p>11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241</text:p>
          </table:table-cell>
          <table:table-cell office:value-type="string" table:style-name="ce15">
            <text:p>9640</text:p>
          </table:table-cell>
          <table:table-cell office:value-type="string" table:style-name="ce15">
            <text:p>Instituto Politécnico de Tomar - Escola Superior de Gestão de Tomar</text:p>
          </table:table-cell>
          <table:table-cell office:value-type="string" table:style-name="ce15">
            <text:p>Gestão de Recursos Humanos e Comportamento Organizacional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18.3" table:style-name="ce17">
            <text:p>118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241</text:p>
          </table:table-cell>
          <table:table-cell office:value-type="string" table:style-name="ce15">
            <text:p>9641</text:p>
          </table:table-cell>
          <table:table-cell office:value-type="string" table:style-name="ce15">
            <text:p>Instituto Politécnico de Tomar - Escola Superior de Gestão de Tomar</text:p>
          </table:table-cell>
          <table:table-cell office:value-type="string" table:style-name="ce15">
            <text:p>Gestão Turística e Cultural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03.8" table:style-name="ce17">
            <text:p>103,8</text:p>
          </table:table-cell>
          <table:table-cell office:value-type="float" office:value="4" table:style-name="ce16">
            <text:p>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242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35" table:style-name="ce16">
            <text:p>3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24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7" table:style-name="ce16">
            <text:p>27</text:p>
          </table:table-cell>
          <table:table-cell office:value-type="float" office:value="124.7" table:style-name="ce17">
            <text:p>124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242</text:p>
          </table:table-cell>
          <table:table-cell office:value-type="string" table:style-name="ce15">
            <text:p>9184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Engenharia Química e Bioquím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242</text:p>
          </table:table-cell>
          <table:table-cell office:value-type="string" table:style-name="ce15">
            <text:p>9380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Conservação e Restauro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15.8" table:style-name="ce17">
            <text:p>115,8</text:p>
          </table:table-cell>
          <table:table-cell office:value-type="float" office:value="18" table:style-name="ce16">
            <text:p>18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242</text:p>
          </table:table-cell>
          <table:table-cell office:value-type="string" table:style-name="ce15">
            <text:p>9644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Design e Tecnologia das Artes Gráficas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11.2" table:style-name="ce17">
            <text:p>111,2</text:p>
          </table:table-cell>
          <table:table-cell office:value-type="float" office:value="25" table:style-name="ce16">
            <text:p>2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242</text:p>
          </table:table-cell>
          <table:table-cell office:value-type="string" table:style-name="ce15">
            <text:p>9645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Fotografia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07.5" table:style-name="ce17">
            <text:p>107,5</text:p>
          </table:table-cell>
          <table:table-cell office:value-type="float" office:value="12" table:style-name="ce16">
            <text:p>1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242</text:p>
          </table:table-cell>
          <table:table-cell office:value-type="string" table:style-name="ce15">
            <text:p>L106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Construção e Reabilitação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3" table:style-name="ce16">
            <text:p>23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243</text:p>
          </table:table-cell>
          <table:table-cell office:value-type="string" table:style-name="ce15">
            <text:p>9054</text:p>
          </table:table-cell>
          <table:table-cell office:value-type="string" table:style-name="ce15">
            <text:p>Instituto Politécnico de Tomar - Escola Superior de Tecnologia de Abrantes</text:p>
          </table:table-cell>
          <table:table-cell office:value-type="string" table:style-name="ce15">
            <text:p>Comunicação Social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13.5" table:style-name="ce17">
            <text:p>11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243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Tomar - Escola Superior de Tecnologia de Abrantes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22.8" table:style-name="ce17">
            <text:p>122,8</text:p>
          </table:table-cell>
          <table:table-cell office:value-type="float" office:value="25" table:style-name="ce16">
            <text:p>2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243</text:p>
          </table:table-cell>
          <table:table-cell office:value-type="string" table:style-name="ce15">
            <text:p>9932</text:p>
          </table:table-cell>
          <table:table-cell office:value-type="string" table:style-name="ce15">
            <text:p>Instituto Politécnico de Tomar - Escola Superior de Tecnologia de Abrantes</text:p>
          </table:table-cell>
          <table:table-cell office:value-type="string" table:style-name="ce15">
            <text:p>Vídeo e Cinema Documental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15" table:style-name="ce17">
            <text:p>115,0</text:p>
          </table:table-cell>
          <table:table-cell office:value-type="float" office:value="7" table:style-name="ce16">
            <text:p>7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243</text:p>
          </table:table-cell>
          <table:table-cell office:value-type="string" table:style-name="ce15">
            <text:p>L143</text:p>
          </table:table-cell>
          <table:table-cell office:value-type="string" table:style-name="ce15">
            <text:p>Instituto Politécnico de Tomar - Escola Superior de Tecnologia de Abrantes</text:p>
          </table:table-cell>
          <table:table-cell office:value-type="string" table:style-name="ce15">
            <text:p>Informática e Tecnologias Multimédia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5.7" table:style-name="ce17">
            <text:p>115,7</text:p>
          </table:table-cell>
          <table:table-cell office:value-type="float" office:value="31" table:style-name="ce16">
            <text:p>3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331</text:p>
          </table:table-cell>
          <table:table-cell office:value-type="string" table:style-name="ce15">
            <text:p>9069</text:p>
          </table:table-cell>
          <table:table-cell office:value-type="string" table:style-name="ce15">
            <text:p>Instituto Politécnico do Porto - Escola Superior de Media Artes e Design</text:p>
          </table:table-cell>
          <table:table-cell office:value-type="string" table:style-name="ce15">
            <text:p>Design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2.30000000000001" table:style-name="ce17">
            <text:p>142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331</text:p>
          </table:table-cell>
          <table:table-cell office:value-type="string" table:style-name="ce15">
            <text:p>9213</text:p>
          </table:table-cell>
          <table:table-cell office:value-type="string" table:style-name="ce15">
            <text:p>Instituto Politécnico do Porto - Escola Superior de Media Artes e Design</text:p>
          </table:table-cell>
          <table:table-cell office:value-type="string" table:style-name="ce15">
            <text:p>Multiméd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3.30000000000001" table:style-name="ce17">
            <text:p>153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331</text:p>
          </table:table-cell>
          <table:table-cell office:value-type="string" table:style-name="ce15">
            <text:p>9244</text:p>
          </table:table-cell>
          <table:table-cell office:value-type="string" table:style-name="ce15">
            <text:p>Instituto Politécnico do Porto - Escola Superior de Media Artes e Design</text:p>
          </table:table-cell>
          <table:table-cell office:value-type="string" table:style-name="ce15">
            <text:p>Tecnologia da Comunicação Audiovisual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8" table:style-name="ce17">
            <text:p>13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3331</text:p>
          </table:table-cell>
          <table:table-cell office:value-type="string" table:style-name="ce15">
            <text:p>L071</text:p>
          </table:table-cell>
          <table:table-cell office:value-type="string" table:style-name="ce15">
            <text:p>Instituto Politécnico do Porto - Escola Superior de Media Artes e Design</text:p>
          </table:table-cell>
          <table:table-cell office:value-type="string" table:style-name="ce15">
            <text:p>Tecnologias e Sistemas de Informação para a Web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1.6" table:style-name="ce17">
            <text:p>131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5402</text:p>
          </table:table-cell>
          <table:table-cell office:value-type="string" table:style-name="ce15">
            <text:p>9007</text:p>
          </table:table-cell>
          <table:table-cell office:value-type="string" table:style-name="ce15">
            <text:p>Universidade do Porto - Faculdade de Belas-Artes</text:p>
          </table:table-cell>
          <table:table-cell office:value-type="string" table:style-name="ce15">
            <text:p>Artes Plástica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69" table:style-name="ce17">
            <text:p>16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5402</text:p>
          </table:table-cell>
          <table:table-cell office:value-type="string" table:style-name="ce15">
            <text:p>9070</text:p>
          </table:table-cell>
          <table:table-cell office:value-type="string" table:style-name="ce15">
            <text:p>Universidade do Porto - Faculdade de Belas-Artes</text:p>
          </table:table-cell>
          <table:table-cell office:value-type="string" table:style-name="ce15">
            <text:p>Design de Comunicaçã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78.5" table:style-name="ce17">
            <text:p>17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8014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Serviç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8" table:style-name="ce16">
            <text:p>8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802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Finanças e Contabilidade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28" table:style-name="ce16">
            <text:p>28</text:p>
          </table:table-cell>
          <table:table-cell office:value-type="float" office:value="152" table:style-name="ce17">
            <text:p>15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810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Sociologia (regime pós-laboral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8.5" table:style-name="ce17">
            <text:p>12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8366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Informática e Gestão de Empresas (regime pós-laboral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7.5" table:style-name="ce17">
            <text:p>147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01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Ciência Polític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30" table:style-name="ce16">
            <text:p>30</text:p>
          </table:table-cell>
          <table:table-cell office:value-type="float" office:value="159" table:style-name="ce17">
            <text:p>15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098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Engenharia de Telecomunicações e Informát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9.30000000000001" table:style-name="ce17">
            <text:p>139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66" table:style-name="ce17">
            <text:p>16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57" table:style-name="ce16">
            <text:p>57</text:p>
          </table:table-cell>
          <table:table-cell office:value-type="float" office:value="165.5" table:style-name="ce17">
            <text:p>165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156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Gestão de Marketing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58" table:style-name="ce17">
            <text:p>158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157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Gestão de Recursos Humano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64" table:style-name="ce17">
            <text:p>16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18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Informática e Gestão de Empresa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51.5" table:style-name="ce17">
            <text:p>151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8.5" table:style-name="ce17">
            <text:p>15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19" table:style-name="ce16">
            <text:p>19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72.5" table:style-name="ce17">
            <text:p>172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448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Antropologi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5" table:style-name="ce17">
            <text:p>13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885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Engenharia Informática (regime pós-laboral)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7" table:style-name="ce17">
            <text:p>147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927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História Moderna e Contemporâne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9" table:style-name="ce17">
            <text:p>12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L030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Gestão Industrial e Logístic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52" table:style-name="ce17">
            <text:p>152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01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Escola Superior de Enfermagem de Coimbra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34" table:style-name="ce16">
            <text:p>34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59" table:style-name="ce16">
            <text:p>59</text:p>
          </table:table-cell>
          <table:table-cell office:value-type="float" office:value="132.6" table:style-name="ce17">
            <text:p>132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02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Escola Superior de Enfermagem de Lisboa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43" table:style-name="ce16">
            <text:p>43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50" table:style-name="ce16">
            <text:p>50</text:p>
          </table:table-cell>
          <table:table-cell office:value-type="float" office:value="137.6" table:style-name="ce17">
            <text:p>137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03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Escola Superior de Enfermagem do Porto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28" table:style-name="ce16">
            <text:p>28</text:p>
          </table:table-cell>
          <table:table-cell office:value-type="float" office:value="149.5" table:style-name="ce17">
            <text:p>149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05</text:p>
          </table:table-cell>
          <table:table-cell office:value-type="string" table:style-name="ce15">
            <text:p>8138</text:p>
          </table:table-cell>
          <table:table-cell office:value-type="string" table:style-name="ce15">
            <text:p>Instituto Politécnico de Beja - Escola Superior de Saúde</text:p>
          </table:table-cell>
          <table:table-cell office:value-type="string" table:style-name="ce15">
            <text:p>Terapia Ocupacional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09" table:style-name="ce17">
            <text:p>109,0</text:p>
          </table:table-cell>
          <table:table-cell office:value-type="float" office:value="19" table:style-name="ce16">
            <text:p>1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0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Beja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1.30000000000001" table:style-name="ce17">
            <text:p>131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1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o Minho - Escola Superior de Enfermagem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9.5" table:style-name="ce17">
            <text:p>159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15</text:p>
          </table:table-cell>
          <table:table-cell office:value-type="string" table:style-name="ce15">
            <text:p>8149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Dietética e Nutrição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15.2" table:style-name="ce17">
            <text:p>115,2</text:p>
          </table:table-cell>
          <table:table-cell office:value-type="float" office:value="18" table:style-name="ce16">
            <text:p>18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1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5.1" table:style-name="ce17">
            <text:p>135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15</text:p>
          </table:table-cell>
          <table:table-cell office:value-type="string" table:style-name="ce15">
            <text:p>9501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Enfermagem (entrada no 2.º semestre)</text:p>
          </table:table-cell>
          <table:table-cell office:value-type="string" table:style-name="ce15">
            <text:p>L1</text:p>
          </table:table-cell>
          <table:table-cell office:value-type="float" office:value="43" table:style-name="ce16">
            <text:p>4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1" table:style-name="ce16">
            <text:p>31</text:p>
          </table:table-cell>
          <table:table-cell office:value-type="float" office:value="95" table:style-name="ce17">
            <text:p>95,0</text:p>
          </table:table-cell>
          <table:table-cell office:value-type="float" office:value="12" table:style-name="ce16">
            <text:p>12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15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38" table:style-name="ce16">
            <text:p>3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13.6" table:style-name="ce17">
            <text:p>113,6</text:p>
          </table:table-cell>
          <table:table-cell office:value-type="float" office:value="34" table:style-name="ce16">
            <text:p>3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15</text:p>
          </table:table-cell>
          <table:table-cell office:value-type="string" table:style-name="ce15">
            <text:p>9833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Gerontolog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8.5" table:style-name="ce17">
            <text:p>118,5</text:p>
          </table:table-cell>
          <table:table-cell office:value-type="float" office:value="34" table:style-name="ce16">
            <text:p>3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15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11.4" table:style-name="ce17">
            <text:p>111,4</text:p>
          </table:table-cell>
          <table:table-cell office:value-type="float" office:value="15" table:style-name="ce16">
            <text:p>1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2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Castelo Branco - Escola Superior de Saúde Dr. Lopes Dias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3.1" table:style-name="ce17">
            <text:p>133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20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e Castelo Branco - Escola Superior de Saúde Dr. Lopes Dias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3.80000000000001" table:style-name="ce17">
            <text:p>143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20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Instituto Politécnico de Castelo Branco - Escola Superior de Saúde Dr. Lopes Dias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16.7" table:style-name="ce17">
            <text:p>116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20</text:p>
          </table:table-cell>
          <table:table-cell office:value-type="string" table:style-name="ce15">
            <text:p>L067</text:p>
          </table:table-cell>
          <table:table-cell office:value-type="string" table:style-name="ce15">
            <text:p>Instituto Politécnico de Castelo Branco - Escola Superior de Saúde Dr. Lopes Dias</text:p>
          </table:table-cell>
          <table:table-cell office:value-type="string" table:style-name="ce15">
            <text:p>Fisiologia Clín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20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Instituto Politécnico de Castelo Branco - Escola Superior de Saúde Dr. Lopes Dias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19.9" table:style-name="ce17">
            <text:p>119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3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e Évora - Escola Superior de Enfermagem de São João de Deus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4.1" table:style-name="ce17">
            <text:p>134,1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35</text:p>
          </table:table-cell>
          <table:table-cell office:value-type="string" table:style-name="ce15">
            <text:p>8149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Dietética e Nutriçã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19.9" table:style-name="ce17">
            <text:p>119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35</text:p>
          </table:table-cell>
          <table:table-cell office:value-type="string" table:style-name="ce15">
            <text:p>8152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Ortoprotes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1.8" table:style-name="ce17">
            <text:p>111,8</text:p>
          </table:table-cell>
          <table:table-cell office:value-type="float" office:value="18" table:style-name="ce16">
            <text:p>18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3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5.6" table:style-name="ce17">
            <text:p>135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35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10" table:style-name="ce17">
            <text:p>11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35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18.5" table:style-name="ce17">
            <text:p>11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35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8.80000000000001" table:style-name="ce17">
            <text:p>128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4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a Guarda - Escola Superior de Saúde da Guarda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30" table:style-name="ce17">
            <text:p>13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40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Instituto Politécnico da Guarda - Escola Superior de Saúde da Guarda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96" table:style-name="ce17">
            <text:p>96,0</text:p>
          </table:table-cell>
          <table:table-cell office:value-type="float" office:value="14" table:style-name="ce16">
            <text:p>14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45</text:p>
          </table:table-cell>
          <table:table-cell office:value-type="string" table:style-name="ce15">
            <text:p>8138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Terapia Ocupacional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18.2" table:style-name="ce17">
            <text:p>118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45</text:p>
          </table:table-cell>
          <table:table-cell office:value-type="string" table:style-name="ce15">
            <text:p>8149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Dietética e Nutriçã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8.6" table:style-name="ce17">
            <text:p>128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4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7" table:style-name="ce17">
            <text:p>137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45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1.6" table:style-name="ce17">
            <text:p>141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45</text:p>
          </table:table-cell>
          <table:table-cell office:value-type="string" table:style-name="ce15">
            <text:p>9890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Terapia da Fala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7" table:style-name="ce16">
            <text:p>17</text:p>
          </table:table-cell>
          <table:table-cell office:value-type="float" office:value="110.2" table:style-name="ce17">
            <text:p>110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45</text:p>
          </table:table-cell>
          <table:table-cell office:value-type="string" table:style-name="ce15">
            <text:p>L108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Ciências da Informação em Saúde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19" table:style-name="ce16">
            <text:p>1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5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Portalegre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34" table:style-name="ce16">
            <text:p>3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7" table:style-name="ce16">
            <text:p>37</text:p>
          </table:table-cell>
          <table:table-cell office:value-type="float" office:value="124.8" table:style-name="ce17">
            <text:p>124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55</text:p>
          </table:table-cell>
          <table:table-cell office:value-type="string" table:style-name="ce15">
            <text:p>9556</text:p>
          </table:table-cell>
          <table:table-cell office:value-type="string" table:style-name="ce15">
            <text:p>Instituto Politécnico de Portalegre - Escola Superior de Saúde</text:p>
          </table:table-cell>
          <table:table-cell office:value-type="string" table:style-name="ce15">
            <text:p>Higiene Ora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06" table:style-name="ce17">
            <text:p>106,0</text:p>
          </table:table-cell>
          <table:table-cell office:value-type="float" office:value="19" table:style-name="ce16">
            <text:p>19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6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Santarém - Escola Superior de Saúde de Santarém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8" table:style-name="ce16">
            <text:p>18</text:p>
          </table:table-cell>
          <table:table-cell office:value-type="float" office:value="128.19999999999999" table:style-name="ce17">
            <text:p>128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7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Viana do Castelo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3" table:style-name="ce17">
            <text:p>143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8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e Trás-os-Montes e Alto Douro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8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Viseu - Escola Superior de Saúde de Viseu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32.80000000000001" table:style-name="ce17">
            <text:p>132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92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os Açores - Escola Superior de Saúde - Angra do Heroísmo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31" table:style-name="ce16">
            <text:p>3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1" table:style-name="ce16">
            <text:p>21</text:p>
          </table:table-cell>
          <table:table-cell office:value-type="float" office:value="97.3" table:style-name="ce17">
            <text:p>97,3</text:p>
          </table:table-cell>
          <table:table-cell office:value-type="float" office:value="10" table:style-name="ce16">
            <text:p>1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093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os Açores - Escola Superior de Saúde - Ponta Delgada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7.4" table:style-name="ce17">
            <text:p>127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105</text:p>
          </table:table-cell>
          <table:table-cell office:value-type="string" table:style-name="ce15">
            <text:p>9745</text:p>
          </table:table-cell>
          <table:table-cell office:value-type="string" table:style-name="ce15">
            <text:p>Escola Superior Náutica Infante D. Henrique</text:p>
          </table:table-cell>
          <table:table-cell office:value-type="string" table:style-name="ce15">
            <text:p>Engenharia de Máquinas Marítimas</text:p>
          </table:table-cell>
          <table:table-cell office:value-type="string" table:style-name="ce15">
            <text:p>L1</text:p>
          </table:table-cell>
          <table:table-cell office:value-type="float" office:value="44" table:style-name="ce16">
            <text:p>4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07.1" table:style-name="ce17">
            <text:p>107,1</text:p>
          </table:table-cell>
          <table:table-cell office:value-type="float" office:value="35" table:style-name="ce16">
            <text:p>35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105</text:p>
          </table:table-cell>
          <table:table-cell office:value-type="string" table:style-name="ce15">
            <text:p>9789</text:p>
          </table:table-cell>
          <table:table-cell office:value-type="string" table:style-name="ce15">
            <text:p>Escola Superior Náutica Infante D. Henrique</text:p>
          </table:table-cell>
          <table:table-cell office:value-type="string" table:style-name="ce15">
            <text:p>Pilotagem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4.6" table:style-name="ce17">
            <text:p>144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105</text:p>
          </table:table-cell>
          <table:table-cell office:value-type="string" table:style-name="ce15">
            <text:p>9924</text:p>
          </table:table-cell>
          <table:table-cell office:value-type="string" table:style-name="ce15">
            <text:p>Escola Superior Náutica Infante D. Henrique</text:p>
          </table:table-cell>
          <table:table-cell office:value-type="string" table:style-name="ce15">
            <text:p>Gestão de Transportes e Logístic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1.9" table:style-name="ce17">
            <text:p>131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105</text:p>
          </table:table-cell>
          <table:table-cell office:value-type="string" table:style-name="ce15">
            <text:p>9926</text:p>
          </table:table-cell>
          <table:table-cell office:value-type="string" table:style-name="ce15">
            <text:p>Escola Superior Náutica Infante D. Henrique</text:p>
          </table:table-cell>
          <table:table-cell office:value-type="string" table:style-name="ce15">
            <text:p>Gestão Portuár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9.19999999999999" table:style-name="ce17">
            <text:p>139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105</text:p>
          </table:table-cell>
          <table:table-cell office:value-type="string" table:style-name="ce15">
            <text:p>L118</text:p>
          </table:table-cell>
          <table:table-cell office:value-type="string" table:style-name="ce15">
            <text:p>Escola Superior Náutica Infante D. Henrique</text:p>
          </table:table-cell>
          <table:table-cell office:value-type="string" table:style-name="ce15">
            <text:p>Engenharia Eletrotécnica Marítim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16.4" table:style-name="ce17">
            <text:p>116,4</text:p>
          </table:table-cell>
          <table:table-cell office:value-type="float" office:value="21" table:style-name="ce16">
            <text:p>21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8011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Produção Alimentar em Restauração (regime pós-laboral)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21.6" table:style-name="ce17">
            <text:p>121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9076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Direção e Gestão Hoteleir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51.19999999999999" table:style-name="ce17">
            <text:p>151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9163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Gestão do Lazer e Animação Turíst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7.4" table:style-name="ce17">
            <text:p>147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9177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Gestão Turístic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49.80000000000001" table:style-name="ce17">
            <text:p>149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9183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Informação Turíst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1.19999999999999" table:style-name="ce17">
            <text:p>131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9217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Produção Alimentar em Restauraçã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8.80000000000001" table:style-name="ce17">
            <text:p>128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9875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Direção e Gestão Hoteleira (regime pós-laboral)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1" table:style-name="ce16">
            <text:p>11</text:p>
          </table:table-cell>
          <table:table-cell office:value-type="float" office:value="144.80000000000001" table:style-name="ce17">
            <text:p>144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9995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Gestão do Lazer e Animação Turística (regime pós-laboral)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8.19999999999999" table:style-name="ce17">
            <text:p>138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9996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Gestão Turística (regime pós-laboral)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3.4" table:style-name="ce17">
            <text:p>143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10</text:p>
          </table:table-cell>
          <table:table-cell office:value-type="string" table:style-name="ce15">
            <text:p>8141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Audiologi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2" table:style-name="ce16">
            <text:p>22</text:p>
          </table:table-cell>
          <table:table-cell office:value-type="float" office:value="115.3" table:style-name="ce17">
            <text:p>115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10</text:p>
          </table:table-cell>
          <table:table-cell office:value-type="string" table:style-name="ce15">
            <text:p>8149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Dietética e Nutriçã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0.9" table:style-name="ce17">
            <text:p>140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10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56.4" table:style-name="ce17">
            <text:p>156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10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27.8" table:style-name="ce17">
            <text:p>127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10</text:p>
          </table:table-cell>
          <table:table-cell office:value-type="string" table:style-name="ce15">
            <text:p>9861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Saúde Ambiental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08.7" table:style-name="ce17">
            <text:p>108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10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8.69999999999999" table:style-name="ce17">
            <text:p>138,7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10</text:p>
          </table:table-cell>
          <table:table-cell office:value-type="string" table:style-name="ce15">
            <text:p>L067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Fisiologia Clín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46.6" table:style-name="ce17">
            <text:p>146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10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2.6" table:style-name="ce17">
            <text:p>142,6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8149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Dietética e Nutriçã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8.80000000000001" table:style-name="ce17">
            <text:p>148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8152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Ortoprotes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13" table:style-name="ce16">
            <text:p>13</text:p>
          </table:table-cell>
          <table:table-cell office:value-type="float" office:value="122.9" table:style-name="ce17">
            <text:p>122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55" table:style-name="ce17">
            <text:p>15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27" table:style-name="ce16">
            <text:p>27</text:p>
          </table:table-cell>
          <table:table-cell office:value-type="float" office:value="131.80000000000001" table:style-name="ce17">
            <text:p>131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9861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Saúde Ambiental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30" table:style-name="ce16">
            <text:p>30</text:p>
          </table:table-cell>
          <table:table-cell office:value-type="float" office:value="116.4" table:style-name="ce17">
            <text:p>116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22" table:style-name="ce16">
            <text:p>22</text:p>
          </table:table-cell>
          <table:table-cell office:value-type="float" office:value="130.19999999999999" table:style-name="ce17">
            <text:p>130,2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L067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Fisiologia Clín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1.5" table:style-name="ce17">
            <text:p>141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43.9" table:style-name="ce17">
            <text:p>143,9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L161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Ortóptica e Ciências da Visã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8.4" table:style-name="ce17">
            <text:p>128,4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8138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Terapia Ocupacional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9" table:style-name="ce17">
            <text:p>129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8141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Audiolog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23.5" table:style-name="ce17">
            <text:p>12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8143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Ortóptic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40" table:style-name="ce17">
            <text:p>140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8.80000000000001" table:style-name="ce17">
            <text:p>158,8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16" table:style-name="ce16">
            <text:p>16</text:p>
          </table:table-cell>
          <table:table-cell office:value-type="float" office:value="138.5" table:style-name="ce17">
            <text:p>138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9861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Saúde Ambiental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23.5" table:style-name="ce17">
            <text:p>123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9890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Terapia da Fal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26" table:style-name="ce17">
            <text:p>126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4.5" table:style-name="ce17">
            <text:p>134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L067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Fisiologia Clínic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5" table:style-name="ce17">
            <text:p>135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4" table:style-name="ce17">
            <text:p>154,0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L101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Biotecnologia Medicinal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59.5" table:style-name="ce17">
            <text:p>159,5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L136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Osteopati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48.30000000000001" table:style-name="ce17">
            <text:p>148,3</text:p>
          </table:table-cell>
          <table:table-cell office:value-type="float" office:value="0" table:style-name="ce16">
            <text:p>0</text:p>
          </table:table-cell>
          <table:table-cell table:number-columns-repeated="16372" table:style-name="ce4"/>
        </table:table-row>
        <table:table-row table:style-name="ro7">
          <table:table-cell/>
          <table:table-cell table:number-columns-repeated="4" table:style-name="ce1"/>
          <table:table-cell table:style-name="ce3"/>
          <table:table-cell table:style-name="ce1"/>
          <table:table-cell table:style-name="ce10"/>
          <table:table-cell table:number-columns-repeated="2" table:style-name="ce1"/>
          <table:table-cell table:style-name="ce2"/>
          <table:table-cell table:number-columns-repeated="16373" table:style-name="ce1"/>
        </table:table-row>
        <table:table-row table:style-name="ro7">
          <table:table-cell table:style-name="ce4"/>
          <table:table-cell table:number-columns-repeated="3" table:style-name="ce4"/>
          <table:table-cell office:value-type="string" table:style-name="ce4">
            <text:p>TOTAL</text:p>
          </table:table-cell>
          <table:table-cell table:style-name="ce5"/>
          <table:table-cell office:value-type="float" office:value="11419" table:formula="msoxl:=SUM(G7:G1069)" table:style-name="ce4">
            <text:p>11419</text:p>
          </table:table-cell>
          <table:table-cell office:value-type="float" office:value="2320" table:formula="msoxl:=SUM(H7:H1069)" table:style-name="ce4">
            <text:p>2320</text:p>
          </table:table-cell>
          <table:table-cell office:value-type="float" office:value="101" table:formula="msoxl:=SUM(I7:I1069)" table:style-name="ce4">
            <text:p>101</text:p>
          </table:table-cell>
          <table:table-cell office:value-type="float" office:value="9831" table:formula="msoxl:=SUM(J7:J1069)" table:style-name="ce4">
            <text:p>9831</text:p>
          </table:table-cell>
          <table:table-cell table:style-name="ce6"/>
          <table:table-cell office:value-type="float" office:value="4009" table:formula="msoxl:=SUM(L7:L1069)" table:style-name="ce4">
            <text:p>4009</text:p>
          </table:table-cell>
          <table:table-cell table:number-columns-repeated="16372" table:style-name="ce4"/>
        </table:table-row>
        <table:table-row table:style-name="ro7">
          <table:table-cell/>
          <table:table-cell table:number-columns-repeated="4" table:style-name="ce1"/>
          <table:table-cell table:style-name="ce3"/>
          <table:table-cell table:style-name="ce1"/>
          <table:table-cell table:style-name="ce10"/>
          <table:table-cell table:number-columns-repeated="2" table:style-name="ce1"/>
          <table:table-cell table:style-name="ce2"/>
          <table:table-cell table:number-columns-repeated="16373" table:style-name="ce1"/>
        </table:table-row>
        <table:table-row table:number-rows-repeated="104750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2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ares" style:family="table-cell" style:data-style-name="N0">
      <style:table-cell-properties style:vertical-align="automatic" fo:background-color="transparent"/>
      <style:text-properties fo:color="#000000" style:font-family-generic="swiss"/>
    </style:style>
  </office:styles>
  <office:automatic-styles>
    <style:page-layout style:name="pm1">
      <style:page-layout-properties fo:margin-top="0.196850393700787in" fo:margin-bottom="0.236220472440945in" fo:margin-left="0.67in" fo:margin-right="0.32in" style:print-orientation="landscape" style:print-page-order="ltr" style:first-page-number="continue" style:scale-to="85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21377952755905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8pt" style:font-size-asian="8pt" style:font-size-complex="8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Direção-Geral</text:span><text:span text:style-name="T1"> </text:span><text:span text:style-name="T1">do</text:span><text:span text:style-name="T1"> </text:span><text:span text:style-name="T1">Ensino</text:span><text:span text:style-name="T1"> </text:span><text:span text:style-name="T1">Superior</text:span></text:p>
        </style:region-left>
        <style:region-right>
          <text:p><text:span text:style-name="T1">Página</text:span><text:span text:style-name="T1"> </text:span><text:span text:style-name="T1"><text:page-number>1</text:page-number></text:span><text:span text:style-name="T1"><text:s/></text:span><text:span text:style-name="T1">de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title>Acesso ao Ensino Superior 2017 - 2ª Fase</dc:title>
    <dc:creator>.</dc:creator>
    <meta:creation-date>1998-09-18T00:30:13Z</meta:creation-date>
    <dc:date>2017-09-27T20:46:00Z</dc:date>
    <meta:print-date>2012-09-26T01:12:40Z</meta:print-date>
  </office:meta>
</office:document-meta>
</file>